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text-properties fo:font-size="9pt" style:font-size-asian="9pt" style:font-size-complex="9pt"/>
    </style:style>
    <style:style style:name="P2" style:family="paragraph" style:parent-style-name="Footer">
      <style:paragraph-properties fo:text-align="center" style:justify-single-word="false"/>
      <style:text-properties fo:font-size="9pt" style:font-size-asian="9pt" style:font-size-complex="9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start" style:justify-single-word="false"/>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T1" style:family="text">
      <style:text-properties fo:font-weight="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eface</text:h>
      <text:p text:style-name="P4">All who believe in God and have experienced God’s work know that all of God’s word contains mystery. Strictly speaking, every word of God contains mystery, and mankind has no way to unlock it. For man cannot directly perceive the spiritual realm, nor does he have the organ to understand God’s word. Without the inspiration and enlightenment of the Holy Spirit, man can never understand God’s word. We have seen so many people try to interpret the book of Revelation and the word of God, yet they all end up in failure and shame. They have released many misconceptions and fallacies, which have brought harm to others as well as to themselves. Some of them have become false prophets or antichrists who deceive people. Since Almighty God has come and done the work of judgment and chastisement, expressed many truths and unlocked many mysteries hidden in the Bible, our views have been broadened and we have understood many of the mysteries and prophecies in the Bible. It is God’s work that has brought us to this stage. We have clearly seen the truths concerning God’s work, God’s management plan, the significance of God’s incarnation, God’s doing his work in a hidden way, God’s appearing publicly, and all the other truths that believers in God should understand and possess. Feeling as if the clouds and mist are dispelled and we have seen the blue sky, we have stepped onto the right track of believing in God and worshiping God.</text:p>
      <text:p text:style-name="P4">Almighty God has done the end-time work and ushered in the Age of the Kingdom. And we have begun to testify about Almighty God this kingdom gospel. The Holy Spirit has also greatly worked and moved among God’s chosen people, and there have appeared in various places the cases of the Holy Spirit guiding the people to return to Almighty God (a book on this subject has been compiled). Of course, while we testify about Almighty God, the Holy Spirit also greatly inspires us and makes us understand many mysteries in the Bible and see clearly that Jesus’ prophecies have been fully fulfilled. We are bursting with joy. Who could understand these mysteries if it were not for the inspiration of the Holy Spirit or the work of Almighty God? We are moved to compile the mysteries and prophecies we have understood through the inspiration and enlightenment of the Holy Spirit and share them with more brothers and sisters in the Lord. This is the purpose of our publishing this book. As our experience and knowledge of God’s end-time work are limited, it is unavoidable that our understanding of some of the truths is one-sided and shallow. This is also normal, for mankind’s understanding of the truth is forever limited, and only Christ can express the truth and interpret the truth. What we have done is only a small testimony to Almighty God. May all the brothers and sisters in the Lord benefit from it and gain some enlightenment. Thanks be to God for his grace!</text:p>
      <text:p text:style-name="Text_20_body"/>
      <text:h text:style-name="Heading_20_1" text:outline-level="1">Question (1) It is written in the Bible that there is no other name under heaven given to men, only Jesus is the Savior, and he is the same yesterday and today and forever. Why do you now believe in Almighty God?</text:h>
      <text:p text:style-name="Text_20_body"/>
      <text:p text:style-name="P4"><text:span text:style-name="T1">Answer:</text:span> It is written in the Bible that there is no other name under heaven given to men, only Jesus is the Savior, and he is the same yesterday and today and forever. This is most true. Yet this does not mean that God’s name can only be Jesus and will never change. We must remember that the Old Testament records these words of Jehovah: “I, even I, am the LORD, and apart from me there is no savior” (The LORD in Hebrew is Jehovah) (Isaiah 43:11); “… This is my name forever, the name by which I am to be remembered from generation to generation” (Exodus 3:15). However, Acts 4:12 in the New Testament records: “Salvation is found in no one else, for there is no other name under heaven given to men by which we must be saved” (“no one else” here refers to Jesus). Then, which one do you think is the “only” name of God, Jehovah or Jesus? In fact, God’s name is not never-changing. Let’s look at the prophecy in Revelation, and then we will understand it. Revelation 3:12 says, “Him who overcomes I will make a pillar in the temple of my God. Never again will he leave it. I will write on him the name of my God and the name of the city of my God, the new Jerusalem, which is coming down out of heaven from my God; and I will also write on him my new name.” Here, the prophecy clearly says that God will have a new name in the end time. Can this name still be “Jesus”? If it is still “Jesus,” can it be called a new name? Therefore, we must not conclude that God’s name will never change.</text:p>
      <text:p text:style-name="P4">Almighty God says: “<text:span text:style-name="T1">Some say that God’s name does not change. But why was the name Jehovah changed into Jesus? It was said that Messiah would come, but why had a man named Jesus come? Why had God’s name changed? Isn’t all this the work that has been done long ago? Can’t God do a new work today? Since the work of yesterday could be changed and the work of ‘Jehovah’ could be continued by ‘Jesus,’ can’t the work of ‘Jesus’ be continued by another work? Since the name ‘Jehovah’ could be changed into ‘Jesus,’ can’t the name ‘Jesus’ also be </text:span><text:soft-page-break/><text:span text:style-name="T1">changed? All this is nothing strange. People think it is strange, only because they are too simple-minded. God is God. No matter how his work changes or how his name changes, his nature and his wisdom will never change. If you think that God can only be called Jesus, you know too little.” “Some people may say that God never changes. That is also true, but it means that God’s nature and God’s substance never change. When his name and work change, it does not mean that his substance changes. In other words, God is forever God and this will never change.” “In each age, God does a new work and takes a new name. How could he do the same work in different ages? How could he stick to the old? The name ‘Jesus’ was taken for the sake of the redemptive work. When Jesus comes again in the end time, would he still be called by that name? Would he still do the redemptive work? Why are Jehovah and Jesus one but they are called by different names in different ages? Isn’t it because the ages they did the work in are different? Could God’s one name fully represent him? So, God has to take different names in different ages, changing the age with his new name and using the name to represent the age, because no name can fully represent God Godself but one name can only represent his nature of one age and he will take a name as long as it can represent his work. So, God chooses any name which can match his nature to represent the whole age.” “Could the name Jesus alone, that is, ‘God with us,’ represent all God’s nature? Could it fully express God? If anyone says that God can only be called Jesus and can never be called by any other name because God cannot change his nature, it is blasphemy! Do you think the name ‘Jesus’—God with us, alone can fully represent God? God can be called by many names, but among these many names, no name alone can fully summarize everything of God, and no name alone can fully represent God. So, God has many names, but these many names cannot fully express God’s nature, because God’s nature is too rich, which men simply cannot know fully. … So, in people’s eyes, God has many names, but again God does not have a name. This is because what God is includes too much, but human language is really short. One particular word or one particular name simply cannot fully represent God. So do you think God will only have a fixed name? God is so great and so holy. Do you not allow him to change his name in each age? So, in each age when God Godself does his work personally, he uses a name that can match that age to summarize the work he wants to do and uses the particular name that can represent that age to represent his nature in that age. It is God who expresses his nature in human language. … You should know that God did not have a name, but because he has to do the work and manage mankind, he takes a name, two names, or more names. Isn’t it up to himself what name he will take? Does he need you, a created being, to decide it? God takes his name according to what men can understand and according to human language, but no man can summarize his name. You can just say that there is a God in heaven and he is called God, the mighty God Godself, and he is so wise, so great, so wonderful, so mysterious, and so almighty. And you can say nothing more than that. You can just know so much. So, could the name Jesus alone represent God Godself? In the end time, although it is still he who does the work, his name has to be changed, because it has been a different age”</text:span> (The Word Has Appeared in the Flesh).</text:p>
      <text:p text:style-name="P4">From Almighty God’s words we know that God, the Creator, whom we look up to and rely on, did not have a name. He took names only because he would do the work and manage mankind later. Moreover, he changes the age with his new name and uses his name to represent the work of that age and represent his nature expressed in that age. When the work and the age change, his name will be changed. This is the principle of God’s working. Therefore, that God’s name is “never-changing” only means God’s name does not change in that age and it lasts as long as that age does. But when the age changes, God’s name will change accordingly. Of course, God’s substance will never change no matter how the age and the work change and how God’s name changes. That is to say, it is God’s inherent substance, rather than God’s name, that “is the same yesterday and today and forever.”</text:p>
      <text:p text:style-name="P4">According to the principle of his working, God changes his name in each age and uses the name he has taken to represent his nature and work in that age. Take the name “Jehovah” as an example. It was taken when God was to bring the Israelites out of Egypt, that is, when God was about to begin the work of the Age of the Law. At that time, Moses asked God, “Suppose I go to the Israelites and say to them, ‘The God of your fathers has sent me to you,’ and they ask me, ‘What is his name?’ Then what shall I tell them?” God said to Moses, “Say to the Israelites, ‘The LORD, the God of your fathers—the God of Abraham, the God of Isaac and the God of Jacob—has sent me to you.’ This is my name forever…” (Exodus 3: 13, 15). Since then, people had known that God’s name was Jehovah. The name “Jehovah” means the God who can have mercy on people, curse them, and issue the law and lead them to live, and God who is with mighty power and full of wisdom. The people under the law all worshipped Jehovah, sanctified his name, offered sacrifices to him on the altar, and so on until the end of the Age of the Law. Because the nature God expressed in the Age of the Law was mercy and curse, and the work he did was to lead people to live, God took the name “Jehovah” according to his work and the nature he would express. Therefore, the name “Jehovah” was the name God took specifically for the Age of the Law. In the later stages of the Age of the Law, mankind committed more and more sins and graver and graver sins. All men were in the dangerous situation of being convicted and put to death by the law. So, in order to save mankind, God did the redemptive <text:soft-page-break/>work in the Age of the Grace and expressed the nature of mercy and love, bestowing rich grace on those who followed him. Eventually, he was crucified to be a sin offering for all mankind and fulfilled his work of the Age of the Grace. During that period, God took the name “Jesus” according to the work he did and the nature he expressed in the Age of the Grace. “Jesus” is Immanuel, and it means the sin offering to redeem people that is full of love and mercy. The name “Jesus” represents God’s work in the Age of the Grace and God’s nature expressed in the Age of the Grace. Because God’s work changed, his name changed accordingly. However, no matter how God’s name changes, God’s substance will never change, God is God forever, and what he expresses is still his inherent nature and what he has and is. This is just as a person was called a teacher when he first taught at school and was called a doctor later when he practiced medicine in a hospital. As his job changed, his title changed accordingly. But no matter how his title changed, this person did not change; he was still the same person. Though God’s name changed in the Age of the Grace, God’s substance was not changed and it was still God Godself who did the work. Unfortunately, the Israelites of that time did not allow God to change his name into a new one. They thought that God could only be called Jehovah and not Jesus, and that he who was called Jesus was not God. In their minds, only Jehovah was their God and their Savior. And they stuck to the verse: “I, even I, am the LORD, and apart from me there is no savior” (Isaiah 43:11). So, when God came to change the age with his new name and do a new work to save them, they rejected and condemned Jesus and even nailed the merciful Savior onto the cross alive. It had never occurred to them that Jesus was Jehovah’s appearing and was the heavenly God Godself. They did not know the way of truth from Jesus’ mouth, nor the substance of Jesus, so they committed a monstrous sin and received their deserved retribution—the misery of their nation being conquered. Many of them fled to different parts of the world and led a vagrant life.</text:p>
      <text:p text:style-name="P4">Now is the end time, a time for the age to change again. Although the people now have been redeemed by the Lord Jesus and have been forgiven of their sins, their sinful nature still exists. And they become increasingly corrupt, even more corrupt than the people of Noah’s time. In order to thoroughly save mankind, God has started a newer work, that is, the work of chastisement, judgment, conquering, and perfecting. As the work is different, God expresses the nature different from that of the Age of the Grace. It is no longer mercy and love, but righteousness, majesty, and wrath. He is no longer the redeeming Lamb but “the Lion of the tribe of Judah.” God will completely end this old age with such nature, and will judge and chastise the corruption and unrighteousness of all mankind with such nature so that mankind will be restored to their original holiness. God will be greatly glorified in the entire universe. God will conclude all the old ages with his mighty power, will rule and reign on all the earth, and will be “the King of the kingdom.” This stage of the work is the concluding work in God’s management plan, and the kingdom of the world will become “the kingdom of our Lord and of his Christ.” Hence, the final age is called the Age of the Kingdom. As the age changes, God’s name will again change. He is no longer called Jesus but is called “Almighty God” according to the work he does and the nature he expresses. With this name, he will end the work of the entire six-thousand-year management plan. This has fulfilled the words in Revelation, such as Revelation 15:3, which says: “They … sang the song of Moses the servant of God and the song of the Lamb: ‘Great and marvelous are your deeds, Lord God Almighty. Just and true are your ways, King of the ages’”; Revelation 19:6, which says: “Then I heard what sounded like a great multitude, like the roar of rushing waters and like loud peals of thunder, shouting: ‘Hallelujah! For our Lord God Almighty reigns’”; Revelation 4:8, 1:8, 11:17; and so on. Although God’s name has changed in the Age of the Kingdom, he who does the work is still God Godself. He was once called Jehovah and was once called Jesus, and now he is called Almighty God. Whatever name God is called by, the substance of God remains the same. Jehovah, Jesus, and Almighty God are one. Almighty God says: “‘<text:span text:style-name="T1">Jehovah’ is the name I took when I did the work in Israel. It means the God of the Israelites (that is, God’s chosen people) who can have mercy on people, curse them, and lead them to live, and God who is with mighty power and full of wisdom. ‘Jesus’ is Immanuel. It means the sin offering to redeem people that is full of love and mercy. He did the work of the Age of the Grace and represents the Age of the Grace. He can only represent one part of the work in the management plan. In other words, Jehovah alone is the God of the chosen people of Israel, the God of Abraham, the God of Jacob, the God of Isaac, the God of Moses, and the God of all the people of Israel. Therefore, except for the tribe of Judah, all the Israelites in the present age worship Jehovah, offering sacrifices to him on the altar and serving him in priestly robes in the temple. What they expect is Jehovah’s reappearing. Jesus alone is the Redeemer of mankind and the sin offering to redeem mankind from sins. That is to say, the name of Jesus comes from the Age of the Grace, and it was taken due to the redemptive work in the Age of the Grace. The name of Jesus was taken for the purpose that people in the Age of the Grace could be regenerated and saved, and it was taken specifically for redeeming all mankind. Therefore, the name ‘Jesus’ represents the redemptive work and the Age of the Grace. The name ‘Jehovah’ was taken specifically for the sake of the Israelites under the law. In each age and in the work at each stage, my name is representative, not taken without a basis. That is, each name represents one age. ‘Jehovah’ represents the Age of the Law, which is a respectful title by which the Israelites addressed the God they worshipped. ‘Jesus’ represents the Age of the Grace, which is the name of the God of all those who were redeemed in the Age of the Grace. If in the </text:span><text:soft-page-break/><text:span text:style-name="T1">end time the Savior Jesus still came and came with his image in Judea, as people expect, then the entire six-thousand-year management plan would stop at the Age of the Redemption and could not move forward. And the end time would never come, and the age would never end. For ‘Jesus the Savior’ only redeemed and saved mankind, and I took the name ‘Jesus’ only for the sake of all the sinners in the Age of the Grace, but not for the purpose of bringing all mankind to an end. Although Jehovah, Jesus, and Messiah all represent my Spirit, these several names only represent the different ages in my management plan and do not fully represent me. The names by which people on earth call me cannot thoroughly tell all my nature and being. They are only different names by which people call me in the different ages. Therefore, when the final age, that is, the last age comes, I will again change my name, not being called Jehovah or Jesus, much less Messiah, but the powerful and almighty God Godself. And I will conclude the entire age with this name”</text:span> (The Word Has Appeared in the Flesh).</text:p>
      <text:p text:style-name="P4">But what is the end-time people’s attitude toward the change of God’s name? If we look at the entire religious world, we will find that many people stick to the belief that “there is no other name under heaven given to men, only Jesus is the Savior” and recklessly resist and condemn Almighty God, the Jesus who has returned in the flesh. They say that all who believe in Almighty God believe in a different God. This is really an erroneous view. If it were so, wouldn’t we have also believed in a different God from Jehovah and Messiah by believing in Jesus? If we treat Jesus’ coming again in such a way, it will be no different from the Jewish Pharisees resisting Jesus at that time. And we have also formed a fixed view of God. In that case, the tragedy of Israel at that time will be re-enacted among us today. Therefore, we should learn a lesson from the ancient people. Do not draw any conclusion about God. Do not think that if we follow God’s new work and come under God’s name in the new age, we believe in a different God. We should sincerely seek and investigate in the mysteries God has unlocked and the truth he has expressed. I believe that when we humble ourselves to seek, we will see that Almighty God is exactly Jehovah who had led the Israelites to live on earth, and is much more the Lord Jesus who has redeemed us and whom we have been expecting for a long time. Almighty God tells us: “<text:span text:style-name="T1">I was once called Jehovah, and I was once called Messiah by people. And people once called me with love the Savior Jesus. Today, I am no longer Jehovah or Jesus whom people knew before but the God who has returned in the end time and who will conclude the age, and the God Godself who arises from the ends of the earth, with all my nature and full of authority, honor, and glory. People have never come into contact with me, known me, or known my nature. From the creation of the world till today, no one has ever seen me. This is the God who has appeared to people in the end time and yet who is hidden among people, living among people in a lively way, like the burning sun and a flame of fire, full of power and authority. No one and no thing will not be judged by my word. No one and no thing will not be purified under the burning of the fire. Ultimately, all nations will be blessed through my word and be smashed to pieces by my word. I will let all people in the end time see that I am the returned Savior and that I am the Almighty God who conquers all mankind. And I will let all people see that I was once man’s sin offering, but in the end time I have become the fire of the burning sun that burns all things and the sun of righteousness that exposes all things. This is my end-time work. The purpose of my taking this name and having such nature is to let all people see that I am the righteous God, the burning sun, and the flame of fire, to let all people worship me—the only true God, and to let all people see my true identity: I am not only the God of the Israelites or the Redeemer, but the God of all created beings in heaven and on earth and in the sea.” “One day, God will not be called Jehovah, Jesus, or Messiah, but he will simply be called ‘Creator.’ At that time, all the names he has taken on earth will be out of use, because his work on earth will have ended. After that, he will have no more names. As all things will have become subject under the authority of the Creator, will he still be called by a name, which is very appropriate but cannot be fully representative? Now, will you still investigate God’s name? Do you still dare to say that God can only be called Jehovah? Do you still dare to say that God can only be called Jesus? Could you bear the sin of blaspheming God?”</text:span> (The Word Has Appeared in the Flesh).</text:p>
      <text:p text:style-name="P4"/>
      <text:h text:style-name="Heading_20_1" text:outline-level="1">Question (2) Since the precious blood of the Lord Jesus is effective forever and it has cleansed us of our sins, why do you preach that God still needs to do the work of purifying?</text:h>
      <text:p text:style-name="Text_20_body"/>
      <text:p text:style-name="P4"><text:span text:style-name="T1">Answer:</text:span> It is an undeniable fact that the precious blood of the Lord is effective forever and it can cleanse us of our sins. But what is the actual meaning of “cleanse”? What does “the precious blood of the Lord is effective” mean? In fact, the cleansing here only refers to the cleansing of sins in our deeds, not the cleansing of our inward filthiness. That we have been redeemed by the Lord does not mean we have been completely delivered from sin and become holy. “The precious <text:soft-page-break/>blood of the Lord is effective forever” means that if judged according to the law, we would all be condemned, but by the grace of the Lord (being crucified on the cross and shedding the precious blood), we are forgiven of our sins, so we are no longer under the punishment and control of the law but are set free and still come before God. However, we should know that, though people have been forgiven of their sinful deeds, their sinful nature is still deep-rooted within them and they simply cannot be freed from sin’s dominion. Even today, people are still living in the condition of committing sins in the day and confessing them at night, being unable to break away from the life of repeatedly committing sins and confessing them. It is like cutting Chinese chives. The chives will grow again after being cut. Clearly, the precious blood of the Lord has only cleansed people of their sinful deeds, yet has not removed the sinful nature within them. Therefore, God still needs to do a work to remove people’s sinful nature. Only after God completely removes the sinful nature within people can they become holy and sin no more, thus being able to see the face of the Lord. The Bible says: “Dear friends, now we are children of God, and what we will be has not yet been made known. But we know that when he appears, we shall be like him, for we shall see him as he is. Everyone who has this hope in him purifies himself just as he is pure” (1 John 3:2, 3). The Bible also says: “…without holiness no one will see the Lord” (Hebrews 12:14). Obviously, when the Lord comes, we will not be able to see God’s face if we have not become holy. Therefore, we still need God to do a greater work to completely remove our sinful nature so that we can become holy.</text:p>
      <text:p text:style-name="P4">For the very reason that the precious blood of Jesus can only forgive people’s sins yet cannot deliver them from the bondage of sin, God, according to the need of mankind, does a work of removing sins on the basis of the redemptive work. God’s work becomes deeper and higher and more perfect stage by stage, and its purpose is to save and purify people so that they will become holy eventually. Almighty God says: “<text:span text:style-name="T1">Although all people have been redeemed and have been forgiven of their sins, this only means that God will not remember their transgressions or treat them according to their transgressions. But as they are living in the flesh and have not been delivered from sin, they can only continue committing sins and constantly display their corrupt satanic nature. This is the life of constantly committing sins and being forgiven of them that people live.” “Therefore, it is not through healing the sick and driving out demons that people can be completely saved from sin, nor is it through performing signs and wonders that people can be made fully complete. The authority of healing the sick and driving out demons only gives people grace, but their flesh is still of satan, and they still have corrupt satanic nature within; that is, the parts that have not been purified are still of sin and filthiness. Only after they have been purified through the word can they be gained by God and become holy ones. When God only drove demons out of people and redeemed them, this only means that people have been regained from satan’s hand and returned to God. But, they have not been purified or transformed by God and are still corrupt ones. They still have filthiness, resistance, and disobedience within. They have only returned before God through his redemption, but they do not know him at all and can still resist and rebel against him. Before people were redeemed, a lot of satanic poisons had been planted in them. After people have been corrupted by satan for thousands of years, they already have the innate nature of resisting God within. So after they have been redeemed, it only means that they have been ransomed, that is, that they have been bought back at a high price. But the poisonous nature within them has not been removed. Such filthy people have to be transformed before they can be qualified to serve God.” “When Jesus came among men, he did many works. But he only accomplished the work of redeeming all mankind and was only man’s sin offering, and he did not rid men of their corrupt nature completely. To completely save men from under satan’s power and influence, not only did Jesus have to be a sin offering to bear their sins, but God has to do a greater work to completely rid them of their nature corrupted by satan. So, after men’s sins were forgiven, God has again returned in the flesh to lead men into the new age and has begun the work of chastisement and judgment. This work has brought mankind into a higher state. All those who submit under his authority will enjoy higher truths and receive greater blessings, truly living in the light and receiving the truth, the way, and the life”</text:span> (The Word Has Appeared in the Flesh).</text:p>
      <text:p text:style-name="P4">From God’s words, we see that if people want to be purified and become holy ones gained by God, they have to experience God’s another salvation and need God to do the work of removing sins and purifying to bring mankind into a higher state. As 1 Peter 1:5 says: “[you] who through faith are shielded by God’s power until the coming of the salvation that is ready to be revealed in the last time.” 2 Corinthians 1:10 says: “He has delivered us from such a deadly peril, and he will deliver us. On him we have set our hope that he will continue to deliver us.” Hebrews 9:28 also says: “…so Christ was sacrificed once to take away the sins of many people; and he will appear a second time, not to bear sin, but to bring salvation to those who are waiting for him.” From these verses, we can see that God has prepared in the end time a greater salvation for those who have been redeemed by his precious blood. This salvation is God’s end-time work. Now, God’s work is progressing forward rapidly. How can we be purified and saved by God if we do not keep up with the footsteps of the Lamb? Almighty God says: “…<text:span text:style-name="T1">their sins were forgiven, but God had not done any work on people so that they could get rid of their corrupt satanic nature within. They were only redeemed by faith and were forgiven of their </text:span><text:soft-page-break/><text:span text:style-name="T1">sins by faith, but their innate nature of committing sins was not removed and still existed within them. People’s sins are forgiven through God’s being incarnated, but this does not mean that people have no sins within. They can be forgiven of their sins through the sin offering after they commit them, but they have no way to solve such things as how they can keep from committing sins, how they can completely get rid of their sinful nature, and how they can have their sinful nature transformed to some extent. People’s sins have been forgiven because of God’s work of crucifixion, but they are still living in their old corrupt satanic nature. Thus, it is necessary to completely save them from their corrupt satanic nature, so that their sinful nature can be completely gotten rid of and will not worsen anymore and so that they all can gain the transformation of their nature. So, it is necessary to cause people to understand the way to grow in life, the way of life, and the way to have their nature transformed, and cause them all to practice according to that way, so that they can be transformed in their nature gradually, live in the shining of the light, do everything according to God’s intention, get rid of their corrupt satanic nature, break free from satan’s power and influence of darkness, and come out of sin completely. Only then will people have gained full salvation.” “Could such a sinner as you who has only been redeemed but who has not been transformed and has not been made perfect by God, be after God’s heart? With such an old person as you are now, it is true that Jesus has saved you, and you are no longer of sin because of God’s salvation, but that does not prove that you have no more sin or filthiness. As you have not been transformed, how can you possibly be holy? You are still filled with filthiness within and are selfish and contemptible, and yet you want to come together with Jesus. Can there be such a good thing? You still have to go through a process in your believing in God, and you have only been redeemed but have not been transformed. If you want to be after God’s heart, God has to personally do the work to transform and purify you. Otherwise, you cannot possibly become holy as you have only been redeemed. Then you won’t be qualified to enjoy the wonderful blessings with God, because you have lagged one stage behind in God’s work of managing man, that is, the crucial stage of transforming and perfecting man”</text:span> (The Word Has Appeared in the Flesh).</text:p>
      <text:p text:style-name="P4">Brothers and sisters, now we should understand this: That we have been redeemed by the Lord Jesus only means that God does not remember our sins or treat us according to our transgressions because of the covering of the Lord’s precious blood, but our inward sinful nature still remains and we have not become truly holy. So we need God to personally do the work to transform and purify us. Today, God has come and is doing the work of judging and purifying man. May we all keep up with the pace of God’s work soon and experience God’s work so as to become holy and be brought by God into the pleasant destination.</text:p>
      <text:p text:style-name="P4"/>
      <text:h text:style-name="Heading_20_1" text:outline-level="1">Question (3) It is recorded in the book of Revelation: “If anyone adds anything to them, God will add to him the plagues described in this book. And if anyone takes words away from this book of prophecy, God will take away from him his share in the tree of life and in the holy city, which are described in this book.” Yet you have added things to the Bible in your preaching. Can it be from God?</text:h>
      <text:p text:style-name="P4"/>
      <text:p text:style-name="P4"><text:span text:style-name="T1">Answer:</text:span> Many brothers and sisters have this question when listening to the preaching of Almighty God’s end-time work: Revelation clearly says that no one can take words away from the Bible or add anything to the Bible, but you say that God has done a new work. Aren’t you adding things to the Bible? Can it be from God? Now, let us have a fellowship about this.</text:p>
      <text:p text:style-name="P4">Revelation 22:18-19 says: “I warn everyone who hears the words of the prophecy of this book: If anyone adds anything to them, God will add to him the plagues described in this book. And if anyone takes words away from this book of prophecy, God will take away from him his share in the tree of life and in the holy city, which are described in this book.”</text:p>
      <text:p text:style-name="P4">First, we have to know the background of these words of John. The book of Revelation was a record by John of the vision concerning the end time which he saw on the island of Patmos. It was written in the A.D. 90s. At that time, there was not the New Testament (the New Testament was compiled in the A.D. 300s), much less the Old and New Testaments. Obviously, “this book” John spoke of does not refer to the whole Bible. If we read this verse carefully, we will find it clearly says that if anyone adds anything to “the words of the prophecy of this book” and not that if anyone adds anything to “the Bible.” Thus, it’s actually because we are too careless that we wrongly thought that nothing can be added to or no words can be taken away from the whole Bible.</text:p>
      <text:p text:style-name="P4">Besides, another very crucial and important point we need to know is that when John said no one could add anything to <text:soft-page-break/>or take words away from the book, he meant “man” and not “God.” That is to say, we have to know at whom John’s words were directed. If we read this verse carefully, we will find that John was saying if “anyone” adds anything to them. Clearly, it means man and not God. So we have actually neglected this key word. We all know that prophecy is about things God Godself is going to do in the future. Since it is about things God Godself is going to do, man can never add anything to or take words away from it at will. It was to warn the people after him that John spoke those words. How can we limit God’s work by them?</text:p>
      <text:p text:style-name="P4">We all know that what John saw and recorded in the book of Revelation was only a vision and not the fact of God’s end-time work. Since God had not done the end-time work yet by that time, how could the book of Revelation possibly record the specifics of God’s work and word in the end time? Actually, Almighty God’s work and word in the end time are not something added to the words of the prophecy in Revelation, but the exact fulfillment of the prophecy in Revelation. Revelation 5:1-5 says: “Then I saw in the right hand of him who sat on the throne a scroll with writing on both sides and sealed with seven seals. And I saw a mighty angel proclaiming in a loud voice, ‘Who is worthy to break the seals and open the scroll?’ But no one in heaven or on earth or under the earth could open the scroll or even look inside it. I wept and wept because no one was found who was worthy to open the scroll or look inside. Then one of the elders said to me, ‘Do not weep! See, the Lion of the tribe of Judah, the Root of David, has triumphed. He is able to open the scroll and its seven seals.’” These verses tell us that there was a little scroll in the right hand of him who sat on the throne, which was sealed with seven seals, and that “the Lion of the tribe of Judah, the Root of David” was able to open the scroll. From this we can know that God will come in the end time to open the scroll. Thus, the content of this scroll, which God will disclose in the end time, is certainly not written in the book of Revelation. Now let us read Revelation 10:1-4: “Then I saw another mighty angel coming down from heaven. He was robed in a cloud, with a rainbow above his head; his face was like the sun, and his legs were like fiery pillars. He was holding a little scroll, which lay open in his hand. He planted his right foot on the sea and his left foot on the land, and he gave a loud shout like the roar of a lion. When he shouted, the voices of the seven thunders spoke. And when the seven thunders spoke, I was about to write; but I heard a voice from heaven say, ‘Seal up what the seven thunders have said and do not write it down.’” From these verses we see that John did not write “what the seven thunders have said” in the book of Revelation. Thus, both the content of the “scroll” and “what the seven thunders have said” remain to be disclosed by God in the end time. If we limit God’s work by the words “nothing can be added” and do not allow God to speak new words in the end time, how can the little scroll be opened? If God does not open the little scroll, how can we understand all the mysteries? Who among us can know the content of “what the seven thunders have said”? Then, how can the prophecy in Revelation be fulfilled? From this we can see that God must bring new work and word in the end time to fulfill all the prophecies in the book of Revelation. Today, Almighty God has come and has expressed the words of life and unlocked the mysteries that people in the past ages and generations did not understand. This is exactly that in the end time God has come to make known to people what the seven thunders have said and open the scroll. Thus, it is clear that the fact of Almighty God’s end-time work is the fulfillment of the prophecy in Revelation. Almighty God says: “<text:span text:style-name="T1">Those who can obey the truth and God’s work will all come under the name of the God incarnated the second time—the Almighty. These people will all receive God’s personal leading, gain more and higher truths, gain the true human life, and see the vision that men of former times did not see: ‘I turned around to see the voice that was speaking to me. And when I turned I saw seven golden lampstands, and among the lampstands was someone “like a son of man,” dressed in a robe reaching down to his feet and with a golden sash around his chest. His head and hair were white like wool, as white as snow, and his eyes were like blazing fire. His feet were like bronze glowing in a furnace, and his voice was like the sound of rushing waters. In his right hand he held seven stars, and out of his mouth came a sharp double-edged sword. His face was like the sun shining in all its brilliance’ (Rev.1:12-16). This vision is the expression of God’s entire nature, and such expression of God’s entire nature is the very expression of the work of the God incarnated this time. Through the torrents of chastisements and judgments, the Son of Man expresses his inherent nature by uttering his voice and speaking his words, causing all those who accept his chastisement and judgment to see his true image. This image is precisely the true portrayal of the Son of Man’s image that John saw. (Of course, those who do not accept God’s work of the Age of the Kingdom will not see these at all.)”</text:span> (The Word Has Appeared in the Flesh). Almighty God’s words make us understand that the great vision recorded in the book of Revelation is the expression of God’s entire nature and work in the end time, and that God’s end-time work is the fulfillment of the prophecy in Revelation.</text:p>
      <text:p text:style-name="P4">To better understand that the fulfillment of the prophecy is not something added to the words of the prophecy, let us review the historical facts. As we all know, the Old Testament prophesied that Messiah would come. The Israelites of that time all knew that the Messiah would come to save them, a virgin would conceive and bear a son, who would be called Immanuel and would become the sin offering, and so on, but they did not know how the Messiah would come and how he would become man’s sin offering when he came. When Jesus came and did the work, all the prophecies recorded in the <text:soft-page-break/>Old Testament concerning the Messiah were fulfilled. (Of course, the fulfilled facts did not match the imaginations of the Israelites.) But the actual work of the Lord Jesus was not mentioned in the prophecies, such as asking people to confess and repent of their sins, healing the sick, driving out demons, teaching people to forgive and love one another, being crucified for man, and so on. Then, can we say that Jesus’ work and word were something added to the words of the prophecy in the Old Testament? Of course we can’t! And we have not criticized the work of the Lord Jesus as something added to the words of the prophecy because in the prophecies there were no specific records concerning what the Lord Jesus did and said, nor have we doubted if his work “is from God.” We all firmly believe that the Lord Jesus’ work fulfilled the prophecies of the prophets and was the work of God Godself. Similarly, as Almighty God’s end-time work is the fulfillment of the prophecy in Revelation, we cannot say that his work is something added to the words of the prophecy. In fact, concerning God’s end-time work, the Lord Jesus said to us in John 16:12-13: “I have much more to say to you, more than you can now bear. But when he, the Spirit of truth, comes, he will guide you into all truth….” Obviously, in the end time God will speak many more words to us and will guide us into all truth, which is exactly the work of the word that Almighty God is doing today. Thus we can see that the work of Almighty God is what Jesus has long since prophesied and is indeed God’s end-time work.</text:p>
      <text:p text:style-name="P4">Brothers and sisters, the prophecy in Revelation has been fulfilled. Almighty God, the end-time Christ, our long-expected Lord, has already come. He has broken the seven seals, opened the scroll, unlocked all mysteries, and expressed the words of many truths to us. Do you want to hear the words of the Holy Spirit with your own ears? Do you want to receive the end-time salvation? If you do, come and read the expression of Almighty God, The Word Has Appeared in the Flesh. You will be surprised to find that the Lord Jesus, whom you have been expecting for a long time, has already come, and that the great vision in Revelation has been truly displayed before us.</text:p>
      <text:p text:style-name="P4"/>
      <text:h text:style-name="Heading_20_1" text:outline-level="1">Question (4) You say that God has come, but we dare not believe it, for the Scripture says: “At that time if anyone says to you, ‘Look, here is the Christ!’ or, ‘There he is!’ do not believe it. For false Christs and false prophets will appear and perform great signs and miracles to deceive even the elect—if that were possible.”</text:h>
      <text:p text:style-name="P4"/>
      <text:p text:style-name="P4"><text:span text:style-name="T1">Answer:</text:span> The Lord Jesus did warn us: “At that time if anyone says to you, ‘Look, here is the Christ!’ or, ‘There he is!’ do not believe it. For false Christs and false prophets will appear and perform great signs and miracles to deceive even the elect—if that were possible.” He said this so that we could be cautious and have discernment in waiting for his return, yet he didn’t mean that we should not seek Christ because false christs would appear in the end time. If we keep away from or refuse God’s end-time gospel for fear of being deceived, how could we welcome the second coming of the Lord?</text:p>
      <text:p text:style-name="P4">To avoid being deceived by false christs, we have to learn how to discern. He who is Christ has the substance of Christ, yet false christs do not. If we know the truth concerning how to discern the true Christ and the false christs, we will be able to recognize the false ones no matter how much they pretend to be the true one. How do we discern them, then?</text:p>
      <text:p text:style-name="P4">Almighty God tells us: “<text:span text:style-name="T1">Since a flesh is the incarnated flesh of God, he must have God’s substance. Since a flesh is the incarnated flesh of God, he must have God’s expression. Since God is incarnated, he will bring the work he wants to do. Since a flesh is the incarnated flesh of God, he will express what God is. Since a flesh is the incarnated flesh of God, he will be able to bring the truth to people, bestow the life to people, and show the way to people. If a flesh does not have God’s substance, he is certainly not the incarnated God. There is no doubt about this. To determine whether a flesh is the incarnated flesh of God, people should investigate the nature and the word he expresses. In other words, to determine whether a flesh is the incarnated flesh of God or determine whether a way is the true way, people must discern that from his substance. Therefore, whether a flesh is the incarnated flesh of God is mainly determined by his substance (his work, word, nature, and many other aspects), not by his appearance. If people overlook his substance due to investigating his appearance, this is their foolishness and ignorance.” “God incarnate is addressed as Christ. So, it is not at all too much to address the Christ who can bestow the truth to man as God. This is because he has God’s substance, and he has God’s nature and God’s wisdom in doing the work which are unattainable to man. And only those who cannot do God’s work and yet claim to be Christ are counterfeits. Christ is not merely God’s manifestation on earth, but a special flesh in which God carries out his work on earth and completes his work among people. This flesh cannot be substituted by anyone but is a flesh </text:span><text:soft-page-break/><text:span text:style-name="T1">adequate to undertake God’s earthly work, a flesh that can express God’s nature, a flesh adequate to represent God, and a flesh that can supply people with life. Those who pretend to be Christ will fall sooner or later, because they do not possess Christ’s substance at all though they claim to be Christ. Therefore, I say that whether one is true Christ or not is not something that man can decide, but it can only be answered and decided by God Godself.” “Those who are not Christ but profess to be Christ do not have Christ’s attributes. Judging from the arrogant and self-exalting nature of the false christs, you can see what kind of flesh is Christ. The more one is a false christ, the more he will exhibit himself, and the more he will perform signs and wonders to deceive people. He who is a false christ will not have God’s attributes, and he who is Christ will not have any element of a false christ. God is incarnated only to complete his work in the flesh but not to let all people see him. He lets his work prove his identity and lets his manifestation prove his substance. His substance is not of empty talk, and his identity is not wrested by him but is determined by his work and his substance. … Christ’s work and expression determine his substance. He can complete the commission on his shoulders with a true heart, worship the God in heaven with a true heart, and seek the will of God the Father with a true heart. All these are determined by his substance. And all his natural manifestation is determined by his substance. It is called natural manifestation because what he expresses is not something of imitation, not the result of his being educated by someone, not the result of his being trained by someone for many years, not something he learns by himself, and not something of his pretense, but something he originally has. People may deny his work, his expression, his humanity, and his entire normal human life, but no one can deny that he sincerely worships the God in heaven, deny that he comes to complete the will of the heavenly Father, or deny that he has an earnest heart to seek God the Father. Although his appearance is not pleasing to the ear and eye, although he does not speak in an extraordinary manner, and although his work cannot turn heaven and earth upside down or shake the universe as people have imagined, he is indeed the Christ who sincerely fulfills the will of the heavenly Father and who completely obeys the heavenly Father and obeys him even unto death, because his substance is Christ’s substance. This is a fact unbelievable to all but is a real fact. After Christ’s ministry has been completely fulfilled, people will see from his work that his nature and his being represent the nature and the being of the God in heaven. At that time, through all the work he has done, people will know for certain that he is the ‘flesh’ that the ‘Way’ becomes and not a flesh that is the same as man who is fleshly.” “Some people are possessed by evil spirits and keep shouting, ‘I am God!’ But they eventually cannot stand, because they represent the wrong one, representing satan. The Holy Spirit pays no attention to them. No matter how high are the things you may say and how loud you may shout, you are a created being and are of satan. I never shout, ‘I am God. I am God’s beloved Son!’ But the work I do is God’s work. Do I need to shout? I do not need any man to exalt me. God Godself does his own work, and he does not need any man to give him a position or call him by a respectful title. His work represents his identity and his position. … You cannot bring in a new path, cannot represent the Spirit, cannot express the work of the Spirit, cannot express the word of the Spirit, cannot do the work of God Godself, cannot do what the Spirit does, and cannot express God’s wisdom, wonder, or unfathomableness, or all God’s nature by which he chastises man, so you cannot be God no matter how you claim to be God, and you will be God in name only. When God Godself comes, no one recognizes him, but he just does his work and does the work on behalf of the Spirit. You may call him human, God, Lord, Christ, or sister. But the work he does is the work of the Spirit and represents the work of God Godself. He does not care how people call him. Could the way people call him determine his work? No matter how you call him, speaking from God’s side, he is the incarnated flesh of God’s Spirit, represents the Spirit, and is approved by the Spirit. You cannot bring in the path of the new age, end the old age, open a new age, or do a new work, so you cannot be called God!” “If today a man who can perform signs and wonders, drive out demons, heal the sick, and perform many miracles claims that he is Jesus who has returned, they must be counterfeits of an evil spirit and an evil spirit’s imitations of what Jesus has done. Remember, God does not repeat his work! The work of Jesus has been concluded. God will never do it again. God does not work according to man’s notions. For example, it was prophesied in the Old Testament that Messiah would come, but it was Jesus who came. It would be wrong if another Messiah came. As Jesus has come once, it would be wrong if ‘Jesus’ came again this time. God takes a different name in a different age, and one name is only for one age. People have the notion that God must always perform signs and wonders, heal the sick, and drive out demons, and that he must always work like Jesus. God will by no means work that way this time. If in the end time, God still performed signs and wonders, drove out demons, and healed the sick, doing exactly the same things as Jesus did, then he would be repeating his work and Jesus’ work would be meaningless and worthless. So God does one stage of his work in one age. Every time after God finishes a stage of his work, evil spirits will immediately imitate it. After satan imitates God’s work, God does his work in another way. After God finishes a stage of his work, evil spirits will imitate it. You should be clear about this”</text:span> (The Word Has Appeared in the Flesh).</text:p>
      <text:p text:style-name="P4">From Almighty God’s words, we know that we must discern whether one is the true Christ from his substance, that is, <text:soft-page-break/>from his work, word, nature, and many other aspects. We have to know that he who is Christ can open a new age, end the old age, bring a new work, and bestow to people the truth, the way, and the life. The Lord Jesus had ended the Age of the Law and ushered in the Age of the Grace. He did the redemptive work on the basis of the work of the Age of the Law, bringing people the new practices. For example, he told them to confess and repent of their sins, to forgive others, to love one another, and so on. Today, Almighty God has come and ended the Age of the Grace, ushered in the Age of the Kingdom, and started a conquering and perfecting work on the basis of the redemptive work. This stage of the work is to bestow to people the truth, the way, and the life by judging them with the word, so that they can understand the way to grow in life and the way to have their nature transformed, thereby getting rid of their corrupt satanic nature. This stage of the work shows people new ways to practice and brings them into a higher state. In contrast, the false christs cannot open a new age or do a new work. They only imitate God’s work after he has finished it. Take the example of those false christs who profess to be God. They cannot express the truth or point out the way for people to have their nature transformed but can only imitate Jesus’ work, performing signs and doing miracles to deceive people. Christ is the holy flesh in which God’s Spirit is clothed. He has no filthiness or corruption and has no element of arrogance and self-conceit, and he never exalts himself or shows off. Conversely, the false christs are the fleshes in which evil spirits are clothed. They are filthy, evil, licentious, and arrogant, and they exalt themselves and testify about themselves everywhere. Christ can expose mankind’s corruption, judge mankind’s disobedience, and expose all the corrupt innate nature that people cannot discover by themselves, so that they can know their substance and gain the transformation of their nature and be purified by God. The false christs, however, are ones corrupted by satan themselves, so how can they expose and judge man? They can only express corruptions and evil and can only corrupt, deceive, and entrap people. Christ can unlock all the mysteries, can open the scroll and break the seven seals, can explain clearly God’s entire management plan, and can explain clearly the things of the past, present, and future, because he is the First and the Last. In contrast, the false christs cannot express any truth but can only copy some words or say something ambiguous to deceive people. Christ’s work is ever new and never old and he never repeats his work. For example, when Jesus Christ came in the Age of the Grace, he did not do the work of the law of Jehovah, but did the new work of redeeming mankind. When Almighty God comes in the Age of the Kingdom, he does not heal the sick, drive out demons, or be crucified as Jesus did, but does the conquering and perfecting work. Yet the false christs can only imitate the old work of Jesus Christ, such as healing the sick, driving out demons, performing signs, and so on. This is why the Bible says: “At that time if anyone says to you, ‘Look, here is the Christ!’ or, ‘There he is!’ do not believe it. For false Christs and false prophets will appear and perform great signs and miracles to deceive even the elect—if that were possible” (Matthew 24:23, 24). The Lord Jesus said this to let the end-time people guard against those false christs and false prophets, who would perform great signs and miracles to deceive the elect, and gain discernment in identifying false christs. At the same time, he let people know that God would not do the work that Jesus had done when he came again, for he is ever new and never old. Brothers and sisters, won’t it be too foolish of us if we cannot understand Jesus’ words properly but refuse his coming again and God’s new work by these verses?</text:p>
      <text:p text:style-name="P4">Through the above fellowship, we have known some difference between the true Christ and the false christs and known how to discern them. Hence, there is no need for us to wait, hesitate, or doubt anymore. If we isolate ourselves and do not seek the Lord’s footsteps for fear of being deceived, and if we shut the door on the true Christ who has already come out of fear for the false christs, what can we gain even if we believe in God to the end? So we should not worry “in case it should be wrong” but should seek and investigate God’s end-time work practically. If we thirst for the truth and sincerely seek God’s appearing, we will know God’s substance from his word and work, and be certain that Almighty God is precisely the incarnated God Godself and is precisely the end-time Christ. Almighty God says: “<text:span text:style-name="T1">After you investigate them carefully and ponder them repeatedly, you will understand whether all these words are the truth and the life. Some people may blindly condemn them after reading only a few words, saying, ‘This is nothing but some inspiration of the Holy Spirit,’ or ‘This is a false christ coming to deceive people.’ Those who can say such words are simply too ignorant! You know too little about God’s work and wisdom. I advise you to start all over again! Do not blindly condemn the words expressed by God for the reason that there will be false christs appearing in the end time. Do not be ones blaspheming the Holy Spirit for fear of being deceived. Otherwise, won’t it be a great pity?”</text:span> (The Word Has Appeared in the Flesh).</text:p>
      <text:p text:style-name="P4">Brothers and sisters, since we have known the principle of discerning the true Christ and the false christs, why do we still hesitate? Why do we still have misgivings? Remove the scales from our spiritual eyes. Almighty God, the incarnated Christ, is precisely the returned Jesus whom we have been expecting. Only he can bestow to people the way of eternal life. Almighty God says: “<text:span text:style-name="T1">What the end-time Christ brings is life and the perpetual and eternal way of truth. Such truth is the pathway for people to receive life and the single pathway for them to know God and be commended by God. If you do not seek the way of life supplied by the end-time Christ, then you will never possibly receive Jesus’ commendation and will never be qualified to step into the gate of the kingdom of heaven...”</text:span> (The Word Has Appeared <text:soft-page-break/>in the Flesh). Dear brothers and sisters, now Christ is standing at the door and knocking, waiting for us to open it. If we lose this opportunity, we will regret it all our lives.</text:p>
      <text:p text:style-name="P4"/>
      <text:h text:style-name="Heading_20_1" text:outline-level="1">Question (5) The Scripture says: “…that day will not come until the rebellion occurs and the man of lawlessness is revealed, the man doomed to destruction. He will oppose and will exalt himself over everything that is called God or is worshipped, so that he sets himself up in God’s temple, proclaiming himself to be God.” So we dare not easily believe in the Almighty God you preach.</text:h>
      <text:p text:style-name="P4"><text:span text:style-name="T1">Answer:</text:span> All devout Christians are expecting the Lord’s coming again. However, because of 2 Thessalonians 2, which says: “…and the man of lawlessness is revealed, the man doomed to destruction. He will oppose and will exalt himself over everything that is called God or is worshipped, so that he sets himself up in God’s temple, proclaiming himself to be God,” many brothers and sisters dare not come out to welcome the Lord when hearing others say that the Lord has come, for fear that it might be the counterfeit of the “man of lawlessness.” In light of this, we will examine these verses so as to have a clear understanding of the substance of the “man of lawlessness” and know the principles of discernment, lest we throw away the apple because of the core and shut the door on the returned Lord Jesus.</text:p>
      <text:p text:style-name="P4">The Scripture says: “…that day will not come until the rebellion occurs and the man of lawlessness is revealed, the man doomed to destruction. He will oppose and will exalt himself over everything that is called God or is worshipped, so that he sets himself up in God’s temple, proclaiming himself to be God. Don’t you remember that when I was with you I used to tell you these things? And now you know what is holding him back, so that he may be revealed at the proper time. For the secret power of lawlessness is already at work; but the one who now holds it back will continue to do so till he is taken out of the way. And then the lawless one will be revealed, whom the Lord Jesus will overthrow with the breath of his mouth and destroy by the splendor of his coming. The coming of the lawless one will be in accordance with the work of Satan displayed in all kinds of counterfeit miracles, signs and wonders, and in every sort of evil that deceives those who are perishing. They perish because they refused to love the truth and so be saved. For this reason God sends them a powerful delusion so that they will believe the lie and so that all will be condemned who have not believed the truth but have delighted in wickedness” (2 Thessalonians 2:3-12). Here, Paul mentioned that the “man of lawlessness,” the “man doomed to destruction,” would appear before the day of the Lord (that is, false christs would appear) and that he has two main characteristics: first, he opposes the Lord and exalts himself, setting himself up in God’s temple and proclaiming himself to be God; second, he displays all kinds of counterfeit miracles and wonders to deceive people. Paul also told us his outcome: “the Lord Jesus will overthrow him with the breath of his mouth and destroy him by the splendor of his coming.”</text:p>
      <text:p text:style-name="P4">Then, where does the “man of lawlessness,” the “man doomed to destruction,” come from? Matthew 24:15 tells us: “So when you see standing in the holy place ‘the abomination that causes desolation,’ spoken of through the prophet Daniel—let the reader understand.” And 2 Thessalonians 2:4 says: “He will oppose and will exalt himself over everything that is called God or is worshipped, so that he sets himself up in God’s temple, proclaiming himself to be God.” From these two verses, we see that the false christs will appear in the “holy place” and “God’s temple.” Since the physical temple has no longer existed in the world after Jerusalem was destroyed in the A.D. 70s, then what do the “holy place” and “God’s temple” refer to? 1 Corinthians 3:16-17 says: “Don’t you know that you yourselves are God’s temple and that God’s Spirit lives in you? If anyone destroys God’s temple, God will destroy him; for God’s temple is sacred, and you are that temple.” And Ephesians 2:19-22 says: “Consequently, you are no longer foreigners and aliens, but fellow citizens with God’s people and members of God’s household, built on the foundation of the apostles and prophets, with Christ Jesus himself as the chief cornerstone. In him the whole building is joined together and rises to become a holy temple in the Lord. And in him you too are being built together to become a dwelling in which God lives by his Spirit.” These verses tell us that in the Age of the Grace, God’s temple referred to man’s body and the church. Thus, it is clear that the “man of lawlessness” mentioned in 2 Thessalonians 2 comes from “God’s temple,” the church of the Age of the Grace. As it says “the man of lawlessness is revealed,” it means that he has been hiding there and has not been revealed and when at a proper time, he will be “revealed.” Some brothers and sisters may feel surprised at this. “How can there be such person in the church?” In fact, this is not surprising. Let us see where the deceivers came from and who they were when Jesus did his work in Judea. The Scripture says: “Then the chief priests and the Pharisees called a meeting of the Sanhedrin. ‘What are we accomplishing?’ they asked. ‘Here is this man performing many miraculous signs. If we let him go on like this, everyone <text:soft-page-break/>will believe in him, and then the Romans will come and take away both our place and our nation’” (John 11:47, 48). From this we see that the chief priests and the Pharisees in the temple tried every means to resist Jesus, and they even fabricated lies, doing their utmost to oppose God, for fear that they would be supported by no one and lose their position if everyone believed in Jesus. Obviously, these chief priests and the Pharisees were the deceivers. They were all the ones who worshipped Jehovah in the temple. Similarly, today in the end time, when God has returned in the flesh to do the work, there also appear in the church people who resist God’s new work. Most of them are the church leaders. Fearing that they may lose their position, they try every means to destroy God’s work and hinder the brothers and sisters from coming before Almighty God. Instead of supplying the brothers and sisters with life, they give the brothers and sisters only one “sermon”: Never go out to listen to any preaching, never receive any strangers, never read Almighty God’s word, and never contact the believers in Almighty God. Whoever violates these will be isolated or expelled…. Because they have paid some “price” and have somewhat “expended” themselves while believing in the Lord, and because they are good at talking and skilled at handling affairs, they have “risen to the top” and become the “pillars” of the church. As their position gets higher and power greater, their words carry weight and they are honored and become the idols in people’s hearts. Although outwardly they are humble, self-denying, and patient, they do everything to establish their images in the brothers’ and sisters’ heart. They boast that they have the closest relationship with God and that they are the most spiritual, and they condemn all understandings different from theirs as cults and heresies, doing their utmost to reject them. They have unconsciously issued orders in God’s position and replaced God’s position in the brothers’ and sisters’ heart. Thus they have become the so-called “gatekeepers of the kingdom of heaven,” the wicked who neither enter themselves nor let others enter (cf. Matthew 23:13), and the “man of lawlessness” who has occupied God’s temple. They resist God’s work, exalt themselves, and occupy God’s temple; this is the first main characteristic of the “man of lawlessness.” The second main characteristic of the “man of lawlessness” is that they perform miracles and signs to deceive people after the Lord comes. As the verse says: “The coming of the lawless one will be in accordance with the work of Satan displayed in all kinds of counterfeit miracles, signs and wonders.” We know that God is ever new and never old and that he does not repeat his work. For example, in the Age of the Grace, instead of leading the people by the law as Jehovah did, Jesus healed the sick, drove out demons, performed signs and wonders, bestowed endless grace upon people, and was crucified for man. Likewise, in the end time, God no longer does the same work as the Lord Jesus, yet satan imitates Jesus’ work of performing signs and wonders, healing the sick, and driving out demons to deceive people. Ji Zhongjie, the leader of the Third Redemption sect, Hua Xuehe, the leader of the Spirit Church, and so on, all deceive people by performing signs, wonders, and miracles and proclaim themselves to be God. From these we can see that “the lawless ones” who perform signs and wonders in the end time are exactly “the man of lawlessness,” the false christs who come out of the religious world to deceive people in the end time.</text:p>
      <text:p text:style-name="P4">Today, Almighty God has come. He is not of any denomination of the religious world, but is the “Son of Man” who walks “among the seven golden lampstands,” the bridegroom who stands at the door and knocks (cf. Revelation 3:20), and the shepherd who stands outside the sheep pen and leads the sheep (cf. John 10:16). He is God’s incarnated flesh. He is humble and hidden. He never assumes his position as God and never exhibits himself or shows off. He comes to the earth only to do his work and save man. The work he does is to end the age and open a new age. He judges and purifies man with the word and conquers and gains man with the truth. He does not perform signs and miracles as he did in the Age of the Grace but accomplishes everything with the word only. As the principle of God’s working is that he works in an ever-new and never-old way, he does not do his old work. Hence, Almighty God has nothing to do with the “man of lawlessness” spoken of by Paul. How can we blindly condemn the incarnated flesh of God without making any discernment?</text:p>
      <text:p text:style-name="P4">Almighty God says: “<text:span text:style-name="T1">Those who are not Christ but profess to be Christ do not have Christ’s attributes. Judging from the arrogant and self-exalting nature of the false christs, you can see what kind of flesh is Christ. The more one is a false christ, the more he will exhibit himself, and the more he will perform signs and wonders to deceive people. He who is a false christ will not have God’s attributes, and he who is Christ will not have any element of a false christ. God is incarnated only to complete his work in the flesh but not to let all people see him. He lets his work prove his identity and lets his manifestation prove his substance. His substance is not of empty talk, and his identity is not wrested by him but is determined by his work and his substance. … Christ’s work and expression determine his substance. He can complete the commission on his shoulders with a true heart, worship the God in heaven with a true heart, and seek the will of God the Father with a true heart. All these are determined by his substance.” “When God is incarnated in the end time, he speaks according to the substance of people’s innate nature, according to their actions and behavior, and according to what they should enter into at present, speaking in a practical and normal way. He does not speak about the things of tomorrow or talk about the things of yesterday but just speaks about what people should enter into, practice, and understand today. If today a man who can </text:span><text:soft-page-break/><text:span text:style-name="T1">perform signs and wonders, drive out demons, heal the sick, and perform many miracles claims that he is Jesus who has returned, they must be counterfeits of an evil spirit and an evil spirit’s imitations of what Jesus has done. Remember, God does not repeat his work! The work of Jesus has been concluded. God will never do it again. God does not work according to man’s notions. For example, it was prophesied in the Old Testament that Messiah would come, but it was Jesus who came. It would be wrong if another Messiah came. As Jesus has come once, it would be wrong if ‘Jesus’ came again this time. God takes a different name in a different age, and one name is only for one age. People have the notion that God must always perform signs and wonders, heal the sick, and drive out demons, and that he must always work like Jesus. God will by no means work that way this time. If in the end time, God still performed signs and wonders, drove out demons, and healed the sick, doing exactly the same things as Jesus did, then he would be repeating his work and Jesus’ work would be meaningless and worthless. So God does one stage of his work in one age. Every time after God finishes a stage of his work, evil spirits will immediately imitate it. After satan imitates God’s work, God does his work in another way. After God finishes a stage of his work, evil spirits will imitate it. You should be clear about this. Why does God do a different work from Jesus’ today? Why does God not perform signs and wonders, drive out demons, or heal the sick today? If Jesus had done the same work as that of the Age of the Law, could he have been the God of the Age of the Grace? Could he have accomplished the work of crucifixion? If Jesus had entered the temple and kept the Sabbath as people did in the Age of the Law, no one would have persecuted him but all would have supported him. Then could he have been crucified? Could he have accomplished the redemptive work? If God still performed signs and wonders as Jesus did when he is incarnated in the end time, what meaning would it have? Only if God does another part of his work in the end time, which represents one part of his management plan, can people have a deeper knowledge of him and can his management plan be accomplished”</text:span> (The Word Has Appeared in the Flesh).</text:p>
      <text:p text:style-name="P4">Having studied the Bible and read Almighty God’s words, we will be able to discern the “man of lawlessness,” the one who sets himself up in God’s temple, proclaiming himself to be God, in 2 Thessalonians. False christs do not have God’s substance and are the fleshes in which evil spirits are clothed. They are the very “man of lawlessness” who deceives people. In the church, they hold high positions and lord it over others, scramble for power and profit, deceive people and entrap people, exhibit and exalt themselves everywhere to be worshipped by others. They cannot do God’s work but only imitate God’s former work to deceive people. As Jesus told his disciples plainly: “…false Christs and false prophets will appear and perform great signs and miracles to deceive even the elect—if that were possible” (Matthew 24:24). The end-time Christ has God’s substance. All of her work and word express God’s nature and what God has and is, and all of her deeds show God’s authority. The incarnated Almighty God has expressed many truths to judge and purify people and supplied the end-time people with rich life, so that we have gained the way to have our nature transformed and to be purified. The brothers and sisters who have experienced Almighty God’s end-time work have gained a much deeper knowledge of God, understood much about God’s intention, had a true knowledge of their corrupt innate nature and their disobedience, and gained some transformation of their old corrupt satanic nature. They are all willing to consecrate their whole being to carry out God’s will and to testify about Almighty God’s name and Almighty God’s end-time gospel. Though the whole religious world resists and disturbs Almighty God’s work, Almighty God’s kingdom gospel has spread irresistibly throughout Mainland China as mighty waves and is spreading to the entire universe. At that time, the whole upper religious circles opposed the Lord Jesus, condemned the Lord Jesus, and deceived God’s people, yet the Lord Jesus’ work still spread throughout all of Judea and later to the ends of the earth. Today, Almighty God’s work in Mainland China has drawn to a close, and God’s work will soon spread throughout the entire universe. The kingdom of earth will become the kingdom of the Lord Christ, and this is the trend of the times. Brothers and sisters, we should gain discernment and insight, and should not blindly reject Almighty God’s end-time salvation for the reason that the “man of lawlessness” who deceives people will appear in the end time. If we do not investigate and accept Almighty God’s end-time work but condemn the end-time Christ at will, we will become ones blaspheming the Holy Spirit. Brothers and sisters, can you bear the sin of blaspheming the Holy Spirit?</text:p>
      <text:p text:style-name="P4"/>
      <text:h text:style-name="Heading_20_1" text:outline-level="1">Question (6) The Lord Jesus said that when the Holy Spirit came, he would “convict the world of guilt in regard to sin and righteousness and judgment.” Why does God still need to do the work of judgment?</text:h>
      <text:p text:style-name="Text_20_body"><text:span text:style-name="T1">Answer:</text:span> The brothers and sisters ask this question because they have mistaken the work of “convicting the world of guilt in regard to sin and righteousness and judgment” done by the Counselor, the Holy Spirit, for God’s work of judgment in the end time. So they think it is unnecessary for God to do the work of judgment again. To understand this, let us first <text:soft-page-break/>have a fellowship about what these words of the Lord Jesus actually mean. The Lord Jesus said: “But I tell you the truth: It is for your good that I am going away. Unless I go away, the Counselor will not come to you; but if I go, I will send him to you. When he comes, he will convict the world of guilt in regard to sin and righteousness and judgment: in regard to sin, because men do not believe in me; in regard to righteousness, because I am going to the Father, where you can see me no longer; and in regard to judgment, because the prince of this world now stands condemned” (John 16:7-11). Here, Jesus was speaking about the work the Counselor, the Holy Spirit, would come to do after his work in the flesh. After the Lord resurrected and ascended, God sent the Counselor, the Holy Spirit, to uphold the work of the Age of the Grace. This was another way for God to do his work. The Counselor, the Holy Spirit, came on people to inspire, enlighten, guide, comfort, rebuke, empower, and bestow faith to them, helping them turn to the Lord, better understand his word, act according to his heart’s desire, cooperate with his gospel work, and testify about the salvation of the Lord Jesus’ cross. The Counselor (the Holy Spirit of Pentecost) mainly helped people receive power from God so as to testify about the salvation of the Lord Jesus’ cross and spread his gospel to the ends of the earth, so that more people could receive salvation from God, be delivered from the bondage of the law, and gain peace and joy. As the Scripture says: “But you will receive power when the Holy Spirit comes on you; and you will be my witnesses in Jerusalem, and in all Judea and Samaria, and to the ends of the earth” (Acts 1:8). Then, what does “sin” refer to? In John 3:18, 19, it says: “Whoever believes in him is not condemned, but whoever does not believe stands condemned already because he has not believed in the name of God’s one and only Son. This is the verdict: Light has come into the world, but men loved darkness instead of light because their deeds were evil.” From this we see that men “sinned” when they heard the gospel of the Lord yet did not believe in him. What then does “righteousness” refer to? In Acts 13:39, it says: “Through him everyone who believes is justified from everything you could not be justified from by the law of Moses.” This shows that men were considered “righteous” when they were forgiven of their sins because of their belief in the Lord Jesus. Of course, if they preached the salvation of the Lord Jesus’ cross, they would be even more considered “righteous” and could better gain God’s commendation. As the Scripture says: “How beautiful are the feet of those who bring good news!” “The prince of this world now stands condemned” means that devils and satans would be condemned and judged by God for their disturbing the Lord’s work and persecuting the believers in the Lord. In short, “he will convict the world of guilt in regard to sin and righteousness and judgment” refers to the Holy Spirit’s work after the Lord Jesus ascended to heaven and before he comes the second time. Its purpose was to uphold Jesus’ work and testimony on the earth and make people confess and repent of their sins and receive the Lord’s salvation, thus achieving the results of God’s working in the Age of the Grace. So, the Holy Spirit’s work in the Age of the Grace is totally different from God’s work of judgment in the end time, which separates the sheep from the goats, judges and purifies man, rewards good and punishes evil, and determines man’ s outcome. We will be even clearer about this if we read John 12: 46-48, which says: “I have come into the world as a light, so that no one who believes in me should stay in darkness. As for the person who hears my words but does not keep them, I do not judge him. For I did not come to judge the world, but to save it. There is a judge for the one who rejects me and does not accept my words; that very word which I spoke will condemn him at the last day.” From these verses we see that in the Age of the Grace God mainly saves the world and not judges it, yet in the end time God will expose everything and judge everyone who does not keep his words. At this point, the brothers and sisters probably won’t confuse the Counselor’s work in the Age of the Grace with God’s work of judgment in the end time anymore.</text:p>
      <text:p text:style-name="Text_20_body">Almighty God’s work of judgment in the end time is a work of the word, that is, a work of thoroughly purifying every follower of his through his word of chastisement and judgment. As the Scripture says: “…judge nothing before the appointed time; wait till the Lord comes. He will bring to light what is hidden in darkness and will expose the motives of men’s hearts…” (1 Corinthians 4:5). From this we see that when the Lord comes the second time, he will speak more words and release more ways of life. God will bring to light what is hidden in darkness and expose the motives of men’s hearts through his word. That is, he will expose all of people’s corrupt nature through his word so that they can know themselves, have their nature transformed, and become holy. This is the work of judgment that God wants to do in the end time, which is that Christ exposes and dissects people with many truths so that they can have a true knowledge of God, understand God’s intention, know their true self, know the substance of their corruption and the root of their corruption, and gain the truth, the way, and the life needed for them to be saved. Let us look at what Almighty God says about the end-time work of judgment: “<text:span text:style-name="T1">When the word ‘judgment’ is mentioned, you may think of Jehovah’s words spoken to every place or Jesus’ words rebuking the Pharisees. Although these words were severe, they were not God’s judgment on people but only words that God spoke in different environments, that is, against different backgrounds at that time. These words are different from the words with which the end-time Christ judges people. It is with many truths that the end-time Christ teaches people, exposes their essence, and dissects their words and deeds. These words contain the truths concerning many things, such as people’s duty, how they should obey God, how they should be faithful to God, how they should live out a normal humanity, God’s wisdom, and God’s nature. These words are all directed at people’s essence and their corrupt nature. Especially the words exposing how people </text:span><text:soft-page-break/><text:span text:style-name="T1">reject God are directed at their being the embodiment of satan and their being the hostile force against God. In doing the work of judgment, God does not expose man’s innate nature with only a few words but carries out a long period of exposing, dealing, and pruning. These various kinds of exposing, dealing, and pruning cannot be replaced with ordinary words but are carried out with the truths that man does not have at all. Only the work done in such a way is the judgment, and only such judgment can subdue people and cause them to be sincerely convinced of God and have a true knowledge of God. What the work of judgment brings about is people’s knowledge of God’s true image and their knowledge of the truth of their being disobedient. The work of judgment causes people to understand much about God’s intention, understand much about the purpose of God’s work, and know much about the mysteries that they could not understand. And it also causes them to recognize and know the substance of their corruption and the root of their corruption, and causes them to discover their ugly self. All these results are brought about by the work of judgment, because the work of judgment is essentially a work of God’s truth, way, and life being disclosed to all those who believe in him. This is the work of judgment that God does”</text:span> (The Word Has Appeared in the Flesh).</text:p>
      <text:p text:style-name="P3">Now the end time has come. The incarnated Almighty God, the Jesus returning in the flesh, is doing the work of judgment through his nature of righteousness, majesty, and intolerance of man’s offense. He exposes people’s corrupt nature and dissects their words and deeds through his word so that they can know their disobedience and resistance and clearly see their ugly self of not loving the truth and not loving God. This has fulfilled what the Bible records: “For it is time for judgment to begin with the family of God...” (1 Peter 4:17); “In his right hand he held seven stars, and out of his mouth came a sharp double-edged sword. His face was like the sun shining in all its brilliance” (Revelation 1:16); “Then I saw another angel flying in midair, and he had the eternal gospel to proclaim to those who live on the earth—to every nation, tribe, language and people. He said in a loud voice, ‘Fear God and give him glory, because the hour of his judgment has come. Worship him who made the heavens, the earth, the sea and the springs of water’” (Revelation 14:6, 7). From these verses, we see that the eternal gospel refers to God’s work of judgment in the end time, that is, God chastises, judges, and purifies man with his sword-like word. This is the judgment before the great white throne the book of Revelation mentioned and is the work of determining man’s destination and outcome. Almighty God says: “<text:span text:style-name="T1">In the final work of ending the age, God’s nature is chastisement and judgment, exposing all unrighteousness, judging all peoples publicly, and perfecting those who love him sincerely. Only the God with such nature can end the age. The end time has come, and all things will be divided according to their kind and will be divided into different kinds according to their different nature. This is the very time to reveal men’s outcomes and destinations. If men do not undergo chastisement and judgment, their disobedience and unrighteousness cannot be exposed. Only through chastisement and judgment can the outcomes of all things be revealed. Only in chastisement and judgment will men’s true self be revealed. Evil will return to evil, and good will return to good. And all men will be divided according to their kind. God will reveal the outcomes of all things through chastisement and judgment, so that he can punish evil and reward good, and so that all men will become subject under his authority. All these works can only be accomplished through God’s righteous chastisement and judgment. As men have been corrupted to the uttermost and they are too disobedient, only God’s righteous nature revealed in the end time, which is mainly chastisement and judgment, can transform and complete men thoroughly and can expose evil so as to severely punish all the unrighteous men. … If in the end time when he will reveal men’s outcomes, he still loved men with endless mercy and love and still showed men love, not righteous judgment, but tolerance, patience, and forgiveness, and he still forgave men and did not do any righteous judgment on them no matter how serious are the sins they have committed, then when could he conclude the entire management? When could he with such nature bring men into mankind’s proper destination? This is like a judge who always loves people and has a soft heart. He loves any kind of lawbreaker and loves and tolerates anyone. Then when could he decide a case? In the end time, only by righteous judgment can God divide mankind according to their kind and bring them into a newer state. Thus, he ends the entire age with his righteous nature of judgment and chastisement.” “…the end-time Christ will teach people from every place with the truth and speak all the truths to them. This is God’s work of judgment. Many people feel very disturbed by God’s second incarnation, because they all can hardly believe that God would be incarnated to do the work of judgment. However, I tell you, the work God does is often utterly contrary to man’s expectation and difficult for man’s mind to accept, because man is only a maggot on earth, whereas God is the supreme One who fills the universe; and man’s mind is like a pit of stinking water, which produces nothing but maggots, whereas the work at every stage directed by God’s thoughts is the crystallization of God’s wisdom. Man always wants to compete against God. Then I say it is self-evident who will suffer loss in the end. I advise everyone not to consider yourself more valuable than gold. Other people can accept God’s judgment. Why can’t you? Are you better than other people? Other people can bow their heads before the truth. Why can’t you?”</text:span> (The Word Has Appeared in the Flesh).</text:p>
      <text:p text:style-name="P3"><text:soft-page-break/>Brothers and sisters, may we all correct our erroneous knowledge, accept Almighty God’s work of judgment, lose no time in being purified by God, and be brought by God into the pleasant destination.</text:p>
      <text:p text:style-name="Text_20_body"/>
      <text:h text:style-name="Heading_20_1" text:outline-level="1">Question (7) Concerning the coming of the Lord, the Scripture says clearly: “No one knows about that day or hour, not even the angels in heaven, nor the Son, but only the Father.” How did you know that the Lord has already come, then?</text:h>
      <text:p text:style-name="Text_20_body"><text:span text:style-name="T1">Answer:</text:span> The Scripture says: “No one knows about that day or hour, not even the angels in heaven, nor the Son, but only the Father.” In light of this scripture, some brothers and sisters hold their grounds, not believing that the Lord has already come. Actually, this reasoning does not hold water. The Lord comes to save people; if he does not let people know he has come, how could they follow and believe in him? How could God accomplish his work of saving man? If we always stick to this word, we will never see the Lord’s coming again. Then, what is the actual meaning of this verse? We will be clear if we read it together with the previous verses. Matthew 24:32-36 says: “Now learn this lesson from the fig tree: As soon as its twigs get tender and its leaves come out, you know that summer is near. Even so, when you see all these things, you know that it is near, right at the door. I tell you the truth, this generation will certainly not pass away until all these things have happened. Heaven and earth will pass away, but my words will never pass away. No one knows about that day or hour, not even the angels in heaven, nor the Son, but only the Father.” We know that these verses talk about the sign of the Lord’s coming again. The words “it is near, right at the door” tell us that the Son of Man is already at the door, but we do not know when, on which day or at which moment, he will enter the door. This is the meaning of “no one knows about ‘that day or hour.’” In other words, no one knows the time when “the Son of Man” (the incarnated God) comes to the world; no one knows on which day or at which moment the Lord will come, not even the angels in heaven, nor the Son, but only the Father (the Spirit). As Almighty God says: “<text:span text:style-name="T1">When all men were unaware of it and the day was just dawning, God came to earth and started his life in the flesh. No one knew the time when he came. Maybe all men were fast asleep, maybe many watchful men were waiting, or maybe many men were praying silently to the God in heaven, but none of them knew that God had come to earth”</text:span> (The Word Has Appeared in the Flesh).</text:p>
      <text:p text:style-name="P3">From Almighty God’s words, we know more clearly that “no one knows about that day or hour” means that no one knows the time when Christ comes. But after Christ comes, he will let people know, for God’s purpose of being incarnated and coming to the world is to save people. If people don’t know he has come, they cannot receive salvation from him. When the Lord Jesus spoke of his coming again, he said: “At midnight the cry rang out: ‘Here’s the bridegroom! Come out to meet him!’” (Matthew 25:6); “Here I am! I stand at the door and knock. If anyone hears my voice and opens the door, I will come in and eat with him, and he with me” (Revelation 3:20). From these two verses we see that after the Lord comes, there will be people knowing it, for he will ask us to meet him when he comes and will eat with those who hear his voice and open the door. So, it is wrong for us to understand that “no one knows about that day or hour” in Matthew 24:36 means no one knows it even after the Lord comes.</text:p>
      <text:p text:style-name="P3">Then some brothers and sisters may ask: If there will be people knowing it after the Lord comes, then how did you know it?</text:p>
      <text:p text:style-name="P3">Before we answer this, let us look at how those who followed the Lord Jesus knew that he was the Messiah. The Brothers and sisters who are familiar with the Bible all know that Peter, Philip, James, John, Matthew, and others did not know Jesus was the Messiah when he called them, but they followed Jesus unhesitatingly and listened to his preaching. When Philip, after believing in the Lord, told Nathanael that he had found the one who, as the prophets had prophesied, would come—Jesus, though Nathanael had a notion and said, “Can anything good come out of Nazareth?”, he still went to see him and listened to his preaching (cf. John 1:45, 46). Besides, many places in the Bible record that people went to follow Jesus or listen to his teachings after hearing things about him. All these have shown us that if we want to gain the true way, first we have to have a thirst for the truth. When we hear the message about the Lord’s coming or when someone comes to call us, we have to go to listen to it, seek it and verify it. Only in this way can we have the opportunity to receive God’s inspiration and understand the truth. As the Bible says: “Consequently, faith comes from hearing the message, and the message is heard through the word of Christ” (Romans 10:17). This means that hearing the message is the prerequisite of faith. Those who followed Jesus had this. Through hearing Jesus’ words and seeing his deeds, they recognized that Jesus was the Messiah who was to come. For example, after Peter followed Jesus, he listened attentively to Jesus’ words, pondered over them carefully, and thus received the Holy Spirit’s inspiration and enlightenment and knew that Jesus was the Christ, the Son of the living God (cf. Matthew 16:15-17). He said, “Lord, to whom shall we go? You have the words of <text:soft-page-break/>eternal life. We believe and know that you are the Holy One of God” (John 6:68, 69). Samaritan woman recognized that Jesus was the Christ because Jesus spoke out the hidden things she had done in the dark and she knew that only God had a thorough knowledge of man. Nathanael also knew Jesus from his words. He recognized that Jesus was “the Son of God,” “the King of Israel,” because the Lord did not see him but knew that he was under the fig tree and there was nothing false in him (cf. John 1:47-49). More people knew that Jesus was “from God” because they saw that he could make the blind receive light, the lame walk, those who had leprosy be cured, and the dead be raised. As the Bible says: “Now while he was in Jerusalem at the Passover Feast, many people saw the miraculous signs he was doing and believed in his name” (John 2:23). “He came to Jesus at night and said, ‘Rabbi, we know you are a teacher who has come from God. For no one could perform the miraculous signs you are doing if God were not with him’” (John 3:2). From these we see that when Jesus came to earth to do his work, people knew he was the coming Messiah because they heard his preaching and saw his work. After Jesus’ resurrection, he commissioned his disciples to preach the gospel of the cross to all nations. As the Bible says: “Then Jesus came to them and said, ‘All authority in heaven and on earth has been given to me. Therefore go and make disciples of all nations, baptizing them in the name of the Father and of the Son and of the Holy Spirit, and teaching them to obey everything I have commanded you. And surely I am with you always, to the very end of the age’” (Matthew 28:18-20). “But you will receive power when the Holy Spirit comes on you; and you will be my witnesses in Jerusalem, and in all Judea and Samaria, and to the ends of the earth” (Acts 1:8). So, the gospel of Jesus Christ is handed down by those who first knew he was the Messiah who had come. It is handed down generation by generation up to this day, and people all believe in the Lord after they hear others’ preaching of the way of the Lord Jesus.</text:p>
      <text:p text:style-name="Text_20_body">Similarly, just as we believed in the Lord after hearing the preaching of the gospel of the cross, today we know the Lord has come after we hear the preaching of those who have accepted God’s new work. This matches the word “faith comes from hearing the message, and the message is heard through the word of Christ.” Besides, brothers and sisters all know that in the great vision recorded in Revelation, the Lord advised us many times: “He who has an ear, let him hear what the Spirit says to the churches.” So, if we close our ears and refuse to hear the message, how could we know the Lord’s coming and receive the end-time salvation? We should imitate Nathanael and first drop our notions and listen to the way of Almighty God, for only those who seek and investigate with a humble and devout heart before God can receive God’s inspiration and guidance, recognize the returned Lord, understand God’s word, and gain the truth. Almighty God tells us: “<text:span text:style-name="T1">It is not difficult to investigate such a thing. Nevertheless, it requires every one of us to first know such a truth: Since a flesh is the incarnated flesh of God, he must have God’s substance. Since a flesh is the incarnated flesh of God, he must have God’s expression. Since God is incarnated, he will bring the work he wants to do. Since a flesh is the incarnated flesh of God, he will express what God is. Since a flesh is the incarnated flesh of God, he will be able to bring the truth to people, bestow the life to people, and show the way to people. If a flesh does not have God’s substance, he is certainly not the incarnated God. There is no doubt about this. To determine whether a flesh is the incarnated flesh of God, people should investigate the nature and the word he expresses. In other words, to determine whether a flesh is the incarnated flesh of God or determine whether a way is the true way, people must discern that from his substance. Therefore, whether a flesh is the incarnated flesh of God is mainly determined by his substance (his work, word, nature, and many other aspects), not by his appearance”</text:span> (The Word Has Appeared in the Flesh).</text:p>
      <text:p text:style-name="P3">As we all know, in the end time God comes to earth to save man. So, he will bring the work he wants to do, express the word he wants to speak, and express his nature. From Almighty God’s word, work, and nature, we can see that he has God’s substance and what God is, and can recognize that he is the returned Lord and the incarnated God. The Brothers and sisters who are familiar with the Bible all know that in the end time God will open the scroll and break the seven seals, the Holy Spirit will speak to the churches and guide us into all the truths, and God will separate the sheep from the goats and the wheat from the weeds, reward good and punish evil, and determine men’s outcome. That is to say, in the end time God will express new words. He will express the mysteries and the truths we have never heard before, do the work of judging man and thereby expose man, destroy the evildoers, and bring those who have been purified by his word into the pleasant destination. Almighty God has expressed the truths we have never heard and unlocked all the mysteries we did not understand, such as the inside story and the substance of the three-stage work of God’s saving mankind, the mystery of the incarnation, the principles of the Holy Spirit’s working, God’s nature, God’s substance, what God has and is, how mankind has developed until today, how satan has corrupted man, what man’s corrupt innate nature is, how man should walk the path of pursuing the truth, having his nature transformed, and being saved by God, how man should perform his duty properly to satisfy God, how to know God and worship God, what the lake of fire and brimstone, the seven bowls, the seven plagues, and the tree of life mentioned in Revelation refer to, and so on. No created being can express these truths, and only God can unlock these mysteries, because only God is the truth, the way, and the life, only God knows all things, only God can do the work of saving mankind, and only God is able to expose the inside story and substance of his entire <text:soft-page-break/>work of salvation so clearly. After reading many of the words of truth of Almighty God and experiencing the work of God’s word for a period of time, we have realized in varying degrees that all that Almighty God expresses is what God has and is. From God’s word, God’s nature, God’s substance, God’s wisdom and wonder, God’s love for mankind, God’s attitudes toward different kinds of people, God’s exposing of satan and the world, and so on, we see that Almighty God is precisely the returned Lord we have been expecting and is precisely the end-time Christ.</text:p>
      <text:p text:style-name="P3">Dear brothers and sisters, God has already come to the world. This is an irrefutable fact! If you want to meet the Lord and gain the true way, you must “hear the message” and listen to God’s word, because “faith comes from hearing the message, and the message is heard through the word of Christ.” If we quiet our hearts and read Almighty God’s word carefully, we will understand God’s intention, see God’s appearing, and find God’s footsteps, and we will know that the Lord Jesus has come the second time.</text:p>
      <text:p text:style-name="P3"/>
      <text:h text:style-name="Heading_20_1" text:outline-level="1">Question (8) God is almighty. We believe that when the Lord comes, people will be transfigured into holy bodies in the twinkling of an eye. So it is unnecessary for God to be incarnated again to do the work of transforming and purifying people.</text:h>
      <text:p text:style-name="P4"><text:span text:style-name="T1">Answer:</text:span> The Scripture says: “…in a flash, in the twinkling of an eye, at the last trumpet. For the trumpet will sound, the dead will be raised imperishable…. For the perishable must clothe itself with the imperishable, and the mortal with immortality” (1 Corinthians 15:52-53). Many brothers and sisters understand these verses as meaning that when the Lord comes, he will use his “mighty power” to transfigure our fleshly bodies into spiritual bodies in the twinkling of an eye. Then, how are these verses actually fulfilled? Is it really, as we have imagined, that when the Lord comes, we will be holy and be transformed into holy spiritual bodies in a flash and that it is unnecessary for God to be incarnated again to do the work of purifying and transforming people? Let us have a fellowship about this.</text:p>
      <text:p text:style-name="P3">First, we have to know what the spiritual body is. The Bible says: “…the LORD God formed the man from the dust of the ground and breathed into his nostrils the breath of life, and the man became a living being…” (Genesis 2:7). From this verse we see that the spiritual body refers to Adam’s and Eve’s body before they sinned. At that time, their bodies were holy, imperishable, and immortal. But after they sinned, their holy, imperishable, immortal, and spiritual bodies became filthy, perishable, mortal and fleshly ones. Almighty God says: “<text:span text:style-name="T1">God created men, but later they were corrupted by satan. So all men have been corrupted and become dead ones. After you have been transformed, you will be different from the ‘dead ones.’ It is God’s word that will quicken men’s spirits so that they will be revived. When men’s spirits have been revived, they will have been made alive. By dead ones, I mean corpses without a spirit, men whose spirits are already dead”</text:span> (The Word Has Appeared in the Flesh).</text:p>
      <text:p text:style-name="P3">From Almighty God’s words, we know that after Adam and Eve were corrupted by satan, they looked outwardly the same as before in people’s eyes, but in God’s eyes they had become corpses, dead people without a spirit. Thus we understand that “the perishable must clothe itself with the imperishable, and the mortal with immortality” means that God will do the work of transforming people, that is, he will transform them into the likeness of the holy ones who had not sinned in the beginning. As we know, “death” came through sin, and because men sinned, death came to them (cf. Romans 5:12). So, when men’s sinful nature is removed and they become holy, death will not come to them, and their bodies will become “spiritual bodies.” This work of transforming and purifying people is the work of judging and purifying that Almighty God does in the end time. Therefore, if we want to “be transfigured into holy bodies,” we must accept the Almighty God’s work of chastisement and judgment. Of course, this work is not as simple and supernatural as we have imagined it to be—people’s sinful nature will be removed and they will become holy in the twinkling of an eye, but it takes a process. They have to experience God’s work and word step by step to achieve it. This embodies both God’s practical and almighty aspects.</text:p>
      <text:p text:style-name="P3">However, many people stick to the view that God is almighty, so he can transform people in the twinkling of an eye when he comes, transfiguring their bodies into holy ones in a flash, and there is no need for him to do another stage of work at all. Is this really the fact? Let us consider this: If this were really so, why didn’t God do it right after Adam and Eve fell? Why did he spend such a long time doing the work of the Age of the Law and the work of the Age of the Grace? Is God not almighty? Of course not! God has his own principle of working: In each stage of his work, he pays the price for people practically and does his work among them practically so that they can see his salvation and satan be sincerely convinced. For example, at the time of Noah, if God did not tell him to build the ark, could God not take him up into the air with one word and rescue him from the flood? Yet God did not do so. He told Noah to build the ark and saved him and <text:soft-page-break/>his family by the ark, so that people practically saw Jehovah’s salvation and those doomed to destruction were also sincerely convinced. Again, when God burned Sodom, he did not take Lot and his family out of the city in the twinkling of an eye but sent the angels to inform Lot and let them go out of the city themselves. Lot and his family were slow to go out, so the angels pulled them out. Thus, Lot and his daughters escaped danger. When Jehovah led the Israelites out of Egypt and into Canaan through Moses, they went through even more setbacks. They got out of Egypt, crossed the Red Sea, wandered in the wilderness for forty years, crossed the Jordan, attacked Jericho, and eventually entered into the good land of Canaan. Why didn’t Jehovah God bring them into the land of Canaan in the twinkling of an eye? Did Jehovah God have no such power? Of course not! God has his own principle of working and his own way of saving man. We cannot see clearly which way God chooses to save man, but we can be sure that every way God takes is the best and that there is God’s wisdom and intention in it. Again, let us look at how God worked to save man in the Age of the Grace. In the Age of the Grace, God did not forgive man’s sins or accomplish the work of redeeming all mankind in a flash and with one word. Rather, he was incarnated and nailed onto the cross personally to accomplish the work of redeeming mankind. Nothing is too difficult for God, but why didn’t God redeem man in the twinkling of an eye? Couldn’t God forgive man’s sins with one word? Why was he incarnated and suffered so much personally? From God’s work throughout the ages, we can see that it is true that God is almighty, but he also has the practical aspect. God’s almightiness is not so supernatural as we have imagined. God does each stage of his work practically, and through his practical work, God manifests his almightiness and wisdom, reveals his intention and nature, and at the same time lets people see the great price he has paid for mankind. Besides, through his practical work, God also reveals who believes in him and obeys him sincerely and who disobeys him and resists him, and thereby grasps the facts to punish evil and reward good, so that all people will be sincerely convinced and satan will have no handle against God. From this we see that God’s saving man is not as simple and supernatural as we have imagined. Rather, he does it practically and pays the price for man practically. He does his work of saving mankind according to his plans, the age, and the steps rather than saving them in the twinkling of an eye. Similarly, the end-time work will also be accomplished according to God’s plans and steps and will not transform people into spiritual bodies in the twinkling of an eye. If that were the case, satan would not be convinced, the false believers would not be revealed, and people would have no way to know God’s nature, God’s righteousness, God’s wisdom, and what God has and is.</text:p>
      <text:p text:style-name="P4">Then, why does the Bible say “in a flash” and “in the twinkling of an eye”? Actually, these two phrases are only used to describe the time as being very short, but they do not mean that the time is as short as “the twinkling of an eye” as man has thought. As the Scripture says: “…our years come to an end like a sigh” (Psalms 90:9). It means that man’s life is very short and it goes off like a sigh, but it does not mean that man’s life is really as short as a sigh. Again, someone may sigh with emotion, “Instantly, I have turned 30.” The word “instantly” here only describes the time as passing very fast, but it does not mean that thirty years are really as short as an instant. Likewise, the phrases “in a flash” and “in the twinkling of an eye” in the Bible both mean that the time of God’s work in the last days is very short, and that it will not last for two thousand years as Jesus’ work did. God will transform people thoroughly in a short period of time, restore them to their original holiness and original image, and then bring mankind into the pleasant eternal destination. This period of time, when compared to the total time of God’s entire six-thousand-year management plan, is no more than “a flash” or “the twinkling of an eye.” Furthermore, the work of transforming man’s nature that God does in the last days cannot be accomplished overnight; rather, it takes a process. This is because this stage of the work is not merely to change man’s outward behavior but is to transform man’s inward life nature, for the outward change cannot substitute for the substantive transformation. Take a person who often swears at people as an example. You may not hear him swear in this period, yet he has been swearing in his heart. This then is not the transformation of the inward life nature but is a change of the outward behavior. Such change cannot last long at all, for it is not the transformation of the inward substance. So, this final stage of God’s work is to completely transform people’s corrupt nature, so that they will gain the transformation of their inner life and no longer live by the corrupt satanic nature but by the truth. As the Bible records: “Surely you heard of him and were taught in him in accordance with the truth that is in Jesus. You were taught, with regard to your former way of life, to put off your old self, which is being corrupted by its deceitful desires; to be made new in the attitude of your minds; and to put on the new self, created to be like God in true righteousness and holiness” (Ephesians 4:21-24). This shows us that being transfigured does not mean that one’s outward image is changed, but it means that one can live out the truth, righteousness, and holiness that God requires of him. If one wants to live out the truth, righteousness, and holiness, he needs God’s personal work to help him attain it. So in the end time, God is incarnated and judges and chastises people’s disobedience and corruptions with his practical work and word, so that they will be thoroughly purified, be made holy, and live out the truth that God requires of them.</text:p>
      <text:p text:style-name="P3">Almighty God says: “<text:span text:style-name="T1">The power of the word in the end-time work is greater than the power of performing signs and wonders, and the authority of the word surpasses the authority of performing signs and wonders. The word has exposed all the corrupt nature in people’s innermost being. You cannot discover it yourself, but you will naturally </text:span><text:soft-page-break/><text:span text:style-name="T1">discover it after it is exposed by the word. You have to admit it and will be caused to be sincerely convinced. Isn’t all this the authority of the word? All this is the result of the work of the word of today. Therefore, it is not through healing the sick and driving out demons that people can be completely saved from sin, nor is it through performing signs and wonders that people can be made fully complete. The authority of healing the sick and driving out demons only gives people grace, but their flesh is still of satan, and they still have corrupt satanic nature within; that is, the parts that have not been purified are still of sin and filthiness. Only after they have been purified through the word can they be gained by God and become holy ones. … After people have been corrupted by satan for thousands of years, they already have the innate nature of resisting God within. So after they have been redeemed, it only means that they have been ransomed, that is, that they have been bought back at a high price. But the poisonous nature within them has not been removed. Such filthy people have to be transformed before they can be qualified to serve God. Through the work of judgment and chastisement at this stage, people will be caused to fully know their inner filthy and corrupt substance and have it completely transformed so that they can become purified ones. Only then will they be qualified to return before God’s throne. All the work done today is for the purpose that people can be purified and gain transformation, getting rid of their corruptions and being purified through the judgment and chastisement of the word and through refining”</text:span> (The Word Has Appeared in the Flesh). From Almighty God’s words, we see that signs and wonders cannot purify people. “Being transfigured in a flash” as we have imagined cannot purify people either. Only through the chastisement and judgment of Almighty God’s word can people get rid of their corrupt satanic nature, be thoroughly delivered from their sinful nature, and eventually become holy. And only then can it be fulfilled that when the Lord comes again, “the perishable must clothe itself with the imperishable, and the mortal with immortality.”</text:p>
      <text:p text:style-name="P3">Through the above fellowship, we should understand that God is both almighty and practical, and that God’s work has both its almighty and practical aspects. In the end time, Almighty God rids us of our disobedience and removes our sinful nature through his practical work and word and through his chastisement and judgment, so that we can thoroughly break free from our corrupt satanic nature and become holy. This is the practical aspect of God’s work. God does not perform signs, and only by speaking words he can transform mankind who has been most deeply corrupted by satan into the holy mankind he created in the beginning, and accomplish the work that “the perishable must clothe itself with the imperishable, and the mortal with immortality,” so that satan has no ability to interfere in this work and is sincerely convinced. Isn’t this God’s almightiness? Dear brothers and sisters, let us drop our imaginations and come to experience God’s end-time work practically. Only by doing so can our wish to be “transfigured” come true.</text:p>
      <text:p text:style-name="P4"/>
      <text:h text:style-name="Heading_20_1" text:outline-level="1">Question (9) Why does God come to China when he comes again?</text:h>
      <text:p text:style-name="P4"><text:span text:style-name="T1">Answer:</text:span> On God’s coming again, different views are held in the religious world. Some believe that God will descend on the Mount of Olives in Judea, as evidenced in the prophecy (cf. Zechariah 14:4); some believe that God will come down to be in the air (cf. 1 Thessalonians 4:16, 17); and so on. For years, we have been earnestly expecting and waiting for God’s coming in our imaginations and notions. Concerning God’s coming again in the end time, the Lord Jesus told people that in the end time there would be many calamities and that false prophets and false christs would appear, and he also said: “For as lightning that comes from the east is visible even in the west, so will be the coming of the Son of Man” (Matthew 24:4-27). Now the end time has come. The Lord’s prophecies are being fulfilled: Disasters such as plagues, earthquakes, floods, droughts occur frequently, and they do not last for just one or two days or occur in just one or two places, but grow more and more serious and spread over more and more areas; false prophets and false christs have appeared one after another in the religious world. Now all these have been fulfilled, but why haven’t we seen “the lightning in the sky,” “the Son of Man descending on the Mount of Olives,” or the Lord appearing in the sky? Instead, we only see and hear the work of Almighty God—the Christ who has returned in the end time. The gospel of Almighty God has swept across Mainland China like lightning, and the name of Almighty God has been exalted in the East. Those who have accepted Almighty God’s end-time work go around spreading the good news: Almighty God is precisely the returned Lord. He has come to China and has brought a new work! This unexpected news has shaken the entire religious world and “disordered” every religious group. Most of the people who thirst for the truth have returned before God’s throne and are enjoying the abundance of the good land of Canaan to their hearts’ content, but there are also some brothers and sisters who believe that it is impossible for God to come to China and thus refuse to accept Almighty God’s end-time gospel. To help brothers and sisters drop the notions and come before Almighty God earlier to accept God’s end-time salvation, now we will fellowship about “why God comes to China in the end time.”</text:p>
      <text:p text:style-name="P3">Let us first look at the biblical prophecies concerning this: “For as lightning that comes from the east is visible even in <text:soft-page-break/>the west, so will be the coming of the Son of Man” (Matthew 24:27); and “‘My name will be great among the nations, from the rising to the setting of the sun. …’ says the LORD Almighty” (Malachi 1:11). From these verses, we can clearly see that God will come again in the “East,” in a “Gentile nation.” Isn’t China typical of the “Eastern” and “Gentile” nations? So, God’s coming to China to do his work in the end time has exactly fulfilled these prophecies.</text:p>
      <text:p text:style-name="P3">Besides, we should know that God is not only the God of the Israelites but also the God of all created beings all over the universe, and that God has the right to do the work he wants to do among any group of people. Almighty God says: “<text:span text:style-name="T1">If the end-time Savior were still called Jesus and still born and worked in Judea when he comes, then it would prove that I only created the Israelites, only redeemed the Israelites, and had nothing to do with the Gentiles. If I did so, wouldn’t it contradict my word: ‘I am the Lord who created the heavens and the earth and all things’? The reason why I withdrew from Judea and worked among the Gentile nations is that I am not only the God of the Israelites but the God of all created beings. The reason why I appear among the Gentile nations in the end time is that I am not only Jehovah—the God of the Israelites, but much more the Creator of all my chosen people among the Gentile nations. I not only created Israel, Egypt, and Lebanon, but I also created all the Gentile nations outside Israel.” “I will let all people know that I am not only the God of the Israelites, but I am also the God of the people of all the Gentile nations, even the nations cursed by me. I will let all people see that I am the God of all created beings. This is my greatest work, the purpose of my plan for doing the work in the end time, and the only work I want to accomplish in the end time.” “If the work of today were also done on the Israelites, then when the six-thousand-year management plan ends, all people would think that God is only the God of the Israelites, only the Israelites are God’s chosen people, and only the Israelites deserve to inherit God’s blessing and God’s promise. God is incarnated in the Gentile country of the great red dragon in the end time, and has thus accomplished the work of making known his being the God of all created beings, completed the entire management work…. Therefore, each stage of the work is very meaningful. God never does anything meaningless and worthless”</text:span> (The Word Has Appeared in the Flesh).</text:p>
      <text:p text:style-name="P3">From Almighty God’s words, we know that God comes to China in the end time to let people see that God is not only the God of the Israelites but also the God of the people of all the Gentile nations, and that God is the Lord of all created beings. If God still did this final stage of the work in Israel, people would think that God can only work in Israel and that God is only the God of the Israelites. Such knowledge is erroneous, and God will not allow people to confine him to their erroneous notions. So in the end time, God chooses China, a typical country which best represents the Gentile nations, as the base of his work to correct this notion of all people, so that they will practically see that God is not only the God of the Israelites but also the God of the people of all the Gentile nations and the God of all created beings, and thus the work of “God being the Lord of all created beings” will be fulfilled. From this we see that it is of profound significance that God does his work in China in the end time.</text:p>
      <text:p text:style-name="P3">Furthermore, in each stage of the work, God chooses the place and the object of his work according to the need of his work, and it is necessary and very meaningful. For example, God was incarnated the first time in Judea because his work in that stage was the redemptive work. Israel was the country that worshipped God earliest, and the Israelites were the first chosen people of God and were also the least corrupt people among mankind. So, they could best represent mankind to accept God’s grace and redemption, and the accomplishment of the work on them represented that all mankind were redeemed. Therefore, it was most meaningful for that stage of the work to be done in Judea. This stage of the conquering work in the last days also needs some representatives to first accept God’s work of judgment. Only the Chinese are the most corrupt and backward people in the entire universe, and as everyone knows, China is the darkest atheistic country, so it is most meaningful for the work of judgment and conquering to be first done in China. The work of chastisement, judgment, and conquering on the most corrupt people can best set off God’s almightiness, holiness, and righteousness and can best put satan to shame. When the most corrupt people are conquered by God, conquering the people throughout the entire universe will be nothing difficult, and satan will thus be thoroughly defeated. From this we can better see God’s wisdom and God’s wonder. Almighty God says: “<text:span text:style-name="T1">When people in the darkest place have been conquered, people in other places will be conquered. So only the conquering work in China is representative. China represents all the forces of darkness. The Chinese represent all men who are of flesh, of satan, and of blood. The Chinese have been corrupted most gravely by the great red dragon, resist God most seriously, and have lowest and filthiest humanity. So they are typical of the whole corrupt mankind. … Such things as man’s corruption, filthiness, unrighteousness, resistance, and disobedience are most completely manifested in the Chinese and are all revealed in them. On the one hand, they are with poor qualities. On the other hand, they live a backward life, have backward thoughts, have bad and most backward life habits, live in a poor and most backward social environment, and were born into poor and most backward families, and they have low positions. The work done in this place is representative. If the experimental work has been done completely, it will be much easier to spread the work in the future. If this step of </text:span><text:soft-page-break/><text:span text:style-name="T1">the work has been accomplished, the future work will be nothing difficult. When this step of the work has been accomplished and has completely succeeded, the work of conquering the entire universe will have ended completely. In fact, when the work among you has succeeded, it means that the work of the entire universe has succeeded. This is the very significance of making you models and specimens. In these people, all such things as disobedience, resistance, filthiness, and unrighteousness can be found. They have all the disobedience of mankind. These people are really something. That is why they are taken as examples to conquer. Of course, they will be specimens and models after they have been conquered”</text:span> (The Word Has Appeared in the Flesh). From this we see that it is so meaningful for God to do the conquering work in China.</text:p>
      <text:p text:style-name="P3">To sum up, no matter in which country God does the work, it is all for the sake of his work and for the sake of better saving mankind, and it is very meaningful. Today, if we want to seek God’s appearing, first we need to drop our imaginations and notions. Do not confine God’s footsteps to a limited area or think that God should come to this or that country, for God is the God of all created beings, the God of all mankind. As created beings, we should be sensible and obey God’s work and should not present our notions and opinions to God for him to consult in his work. Almighty God says: “<text:span text:style-name="T1">No matter whether you are an American, a Briton, or a person of any other nationality, you should come out of your nationality and go beyond your self and look at God’s work as a created being. In this way, you won’t limit God’s footsteps to a certain place, for today many people have the notion that God cannot possibly appear in such-and-such a country or among such-and-such a people. How profound is the significance of God’s working! How important is God’s appearing! Could they be figured out by man according to his notions and thinking? So I say that you should come out of your notions of nationality and people to seek God’s appearing! Only by doing so will you not be bound by notions. Only by doing so will you be qualified to welcome God’s appearing. Otherwise, you will forever be in darkness and will never receive God’s commendation”</text:span> (The Word Has Appeared in the Flesh).</text:p>
      <text:p text:style-name="P3">May we all, as a creating being, obey God’s work, which is contrary to our notions. By doing so, we will surely see God’s appearing and receive God’s end-time salvation.</text:p>
      <text:p text:style-name="P3"/>
      <text:h text:style-name="Heading_20_1" text:outline-level="1">Question (10) The Bible clearly says that if anybody is preaching a gospel other than the one we preach, let him be condemned. We will not accept what you preach because you are preaching a gospel other than the one we preach and it is another gospel.</text:h>
      <text:p text:style-name="P3"/>
      <text:p text:style-name="P3"><text:span text:style-name="T1">Answer:</text:span> This view of people is probably based on Galatians 1:6-9 in the Bible: “I am astonished that you are so quickly deserting the one who called you by the grace of Christ and are turning to a different gospel—which is really no gospel at all. Evidently some people are throwing you into confusion and are trying to pervert the gospel of Christ. But even if we or an angel from heaven should preach a gospel other than the one we preached to you, let him be eternally condemned! As we have already said, so now I say again: If anybody is preaching to you a gospel other than what you accepted, let him be eternally condemned!” But do we know the background against which Paul spoke these words? As we all know, the book of Galatians is the letter the apostle Paul wrote to the churches of Galatia in about A.D. 60. At that time, the gospel of the Lord Jesus had been spread outward dynamically, and many people in Galatia had accepted the Lord’s new work and established churches. In this period of transition from the Age of the Law to the Age of the Grace, there were two groups of gospel preachers among the Jews. One group was preaching the old work of the Age of the Law, asking people to keep the law of Jehovah, that is, to be circumcised, to keep the Sabbath, to enter the temple, and so on. The other group (primarily the twelve disciples of Jesus) was preaching the new work of the Age of the Grace, asking people to believe in Jesus to gain salvation and to practice the Lord Jesus’ requirements, that is, to confess and repent of their sins, to be baptized, to break bread, to love one another, to tolerate, to be patient, and so on. Those Pharisees who kept the law of the Old Testament claimed that the gospel which Jesus’ disciples preached was totally different from the one they preached, and that the way of Jesus had abolished the law of Jehovah and gone beyond the Old Testament. So they refused to accept Jesus’ new work and disturbed those who had accepted Jesus’ salvation of the cross. By then, Paul had left the churches of Galatia due to his busy work. So those who preached the law of the Old Testament took the opportunity to enter into the churches and spread that belief in Jesus could not lead to salvation, it was contrary to the teachings of Jehovah, and one should continue to keep the Sabbath, be circumcised, and so on. Because of the lack of discernment, the Galatians left the gospel of Jesus Paul had preached and followed those who preached the law. When hearing that the brothers and sisters in the churches of Galatia had forsaken the new grace and turned to believe in the law again, Paul <text:soft-page-break/>worried about them because of their ignorance and also abhorred those who preached the old work. But because he was occupied with many church affairs, he could not go there immediately; so he wrote a letter to the churches there. He said, “I am astonished that you are so quickly deserting the one who called you by the grace of Christ and are turning to a different gospel—which is really no gospel at all. Evidently some people are throwing you into confusion and are trying to pervert the gospel of Christ. But even if we or an angel from heaven should preach a gospel other than the one we preached to you, let him be eternally condemned!” (Galatians 1:6-8). By this he exhorted the Galatians to come back to the true way. He also said, “You foolish Galatians! Who has bewitched you? Before your very eyes Jesus Christ was clearly portrayed as crucified. I would like to learn just one thing from you: Did you receive the Spirit by observing the law, or by believing what you heard?” (Galatians 3:1, 2). From these we can clearly see that the “different gospel” that Paul spoke of refers to the one asking people to keep the law, and not to the end-time gospel—the eternal gospel. If it referred to the end-time gospel, then how do we explain the prophecy that “…he had the eternal gospel to proclaim to those who live on the earth” (Revelation 14:6)? Besides, when Paul wrote this letter, there was not the book of Revelation yet, let alone people preaching the kingdom gospel. So, the “different gospel” Paul spoke of was not the gospel of the Age of the Kingdom at all. It is erroneous for us to think so.</text:p>
      <text:p text:style-name="P3">Brothers and sisters, now, we are also at a crucial time of transition from the Age of the Grace to the Age of the Kingdom. God has done a higher and deeper work on the basis of the work of the Age of the Grace to purify us and bring us who have been forgiven of our sins into the pleasant destination. This is exactly the “eternal gospel” (that is, the kingdom gospel) mentioned in Revelation. The Holy Spirit had long since revealed this last salvation to the Lord Jesus’ disciples. As Peter said, “…who through faith are shielded by God’s power until the coming of the salvation that is ready to be revealed in the last time” (1 Peter 1:5). And Paul said, “He has delivered us from such a deadly peril, and he will deliver us. On him we have set our hope that he will continue to deliver us…” (2 Corinthians 1:10). However, when this end-time salvation—the kingdom gospel—comes, again, two groups of gospel preachers stand in opposition to each other. One group preaches the gospel of Jesus of the Age of the Grace, and the other preaches the gospel of Almighty God of the Age of the Kingdom. Those who preach the gospel of the Lord Jesus of the Age of the Grace do their utmost to slander the gospel preachers of Almighty God, deny the gospel of Almighty God, and disturb people from accepting the gospel of Almighty God, just as those who preached the law in the period of transition from the Age of the Law to the Age of the Grace did their utmost to slander the gospel of Jesus Christ. Then, which group is after God’s heart today, the one preaching the gospel of the Age of the Grace or the one preaching the gospel of the Age of the Kingdom? The answer is already self-evident.</text:p>
      <text:p text:style-name="P3">Brothers and sisters, we should see that as history is moving forward, so is God’s work. If the work of the Age of the Law had continued, people would have died under the condemnation of the law and mankind would not have developed till today. Likewise, if the work of Jesus of the Age of the Grace continued, people would only remain in the condition of repeatedly committing sins and confessing them and could never be rid of their sinful nature. So, in the Age of the Kingdom of the end time, God will do a new work, that is, the work of purifying people. He will thoroughly rid people of their corrupt nature, their sinful nature, through this work, so that they can be completely purified and saved. Therefore, we should not stick to the old. We should keep up with the pace of God’s work. As the Scripture says: “They follow the Lamb wherever he goes” (Revelation 14:4). Only by doing so can we receive God’s end-time salvation and gain the eternal blessings. Let us read a passage of Almighty God’s word to better understand this truth and God’s intention. Almighty God says: “<text:span text:style-name="T1">In each age, God carries out a new work, and in each age, he makes a new start among people. If people only hold onto the truth, such as, ‘Jehovah is God’ or ‘Jesus is Christ,’ which was only applicable to one age, they will never keep up with or receive the Holy Spirit’s work. No matter what work God does, if people keep up with it without any doubt and pursue it closely, how could they be eliminated by the Holy Spirit? No matter what God does, if people try without any misgiving to cooperate with the Holy Spirit’s work and meet God’s requirements once they have made sure that it is the Holy Spirit’s work, how could they be punished? God’s work has never stopped, and his footsteps have never stopped. Before he has completed his management work, he will always work busily and never stop his work. But this is not true with people: Once they gain some work of the Holy Spirit, they think that the Holy Spirit will forever do the same work; once they gain some knowledge, they stop advancing to ‘pursue’ God’s new work; once they see some of God’s work, they immediately consider God to be a God who is like a fixed wooden image, thinking that God is always in the image they have seen, being so in the past and in the future; once they gain some superficial knowledge, they are pleased with themselves and begin to wildly publicize God’s nature and being which are actually not; once they have known for certain one work is done by the Holy Spirit, they refuse to accept God’s new work no matter what kind of people preach it to them. All such people are the ones who cannot accept the new work of the Holy Spirit, who are too conservative, and who cannot accept new things. They are the ones who believe in God but who reject God”</text:span> (The Word Has Appeared in the Flesh).</text:p>
      <text:p text:style-name="P3"><text:soft-page-break/>Brothers and sisters, from Almighty God’s words, we see that God is ever new and never old, and that the work of the Holy Spirit is continuously progressing forward. Yet people tend to stick to the old and draw conclusions about God’s work and not accept new things or God’s new work. As we all know, the Pharisees were eliminated by the new work of the Holy Spirit and even punished by God because of sticking to the old and drawing conclusions about God’s work. Then, how should we face God’s new work today? We should consider it carefully. May we all know God’s new work, understand God’s present intention, learn lessons from the failures of our predecessors, and not follow their path to failure. God does not want to see those who have ever followed him be eliminated by the new work of the Holy Spirit, but hopes that we can all keep up with the Lamb’s footsteps and receive God’s end-time salvation.</text:p>
      <text:p text:style-name="P3"/>
      <text:h text:style-name="Heading_20_1" text:outline-level="1">Question (11) You say that not the whole Bible is God-breathed, but why did Paul say that all Scripture was God-breathed?</text:h>
      <text:p text:style-name="Text_20_body"><text:span text:style-name="T1">Answer:</text:span> The apostle Paul did say that “all Scripture is God-breathed” (cf. 2 Timothy 3:16). Yet what is its true meaning? Does the “Scripture” here refer to the whole or part of the Bible? Let us make an analysis of it.</text:p>
      <text:p text:style-name="P3">In fact, when Paul wrote the book of 2 Timothy in the A.D. 60s, the New Testament had not been compiled yet and there was only the Old Testament. When was the New Testament compiled, then? We will say a few words about it. The New Testament was formed in two stages: In the A.D. 90s, John recorded the vision he saw on the island of Patmos, and thus today’s Revelation came into being. In the A.D. 300s, at the Nicene Council, the religious leaders from various countries chose the four Gospels and a part of the epistles written by Paul, Peter, John, and the others, and compiled them and the Revelation by John together, so the New Testament came into being. Later, they put the Old Testament and the New Testament together and formed the Bible today, the Old and New Testaments. Since the New Testament was compiled in the A.D. 300s and the book of 2 Timothy was written by Paul in the A.D. 60s, more than 200 years earlier than the compiling of the New Testament, we can conclude that the “Scripture” in the words “all Scripture is God-breathed” Paul said in his letter to Timothy does not include the New Testament.</text:p>
      <text:p text:style-name="P3">If the “Scripture” in Paul’s words does not include the New Testament, then does it refer to the whole or part of the Old Testament? To find this out, let us study some verses. In 2 Samuel 24:1 in the Old Testament, it says: “Again the anger of the LORD burned against Israel, and he incited David against them, saying, ‘Go and take a census of Israel and Judah.’” However, 1 Chronicles 21:1 says: “Satan rose up against Israel and incited David to take a census of Israel.” These two verses both record David’s taking a census of the people, but one says it was Jehovah who incited him to do it and the other says it was satan. If they had been inspired by God, how could they have such a big difference? Again, in 2 Chronicles 36:9, it says: “Jehoiachin … reigned in Jerusalem three months and ten days….” But 2 Kings 24:8 says: “Jehoiachin … reigned in Jerusalem three months.…” These two verses record the same person and the same event, but one says that Jehoiachin reigned “three months and ten days,” and the other says that he reigned “three months.” Can we gain some inspiration from this? If the whole Old Testament were God-breathed, could God have given different inspirations concerning the same event? Could God have done a wrong thing? Absolutely not! Obviously, the “Scripture” in Paul’s words “all Scripture is God-breathed” does not refer to the whole Old Testament but to part of it.</text:p>
      <text:p text:style-name="P3">Then, exactly which part of the Old Testament does this “Scripture” refer to? The answer is not difficult to find. We will know it if we find out where the expressions that have similar meanings as “God-breathed” appear in the Old Testament. Those who study the Bible carefully will notice that almost each prophetic book is marked with such words as “The oracle that X received,” “The vision X saw,” or “The word of the LORD came to X” at the beginning. For example, the book of Isaiah says: “The vision … that Isaiah son of Amoz saw”; the book of Jeremiah says: “The word of the LORD came to him”; the book of Ezekiel says: “… I saw visions of God”; and the last prophetic book, Malachi, says: “An oracle: The word of the LORD to Israel through Malachi.” Apart from the prophetic books, no similar expressions can be found elsewhere in the Old Testament. Hence we can see that the “Scripture” in the words “all Scripture is God-breathed” in 2 Timothy 3:16 undoubtedly refers to the prophecies in the prophetic books, which the prophets directly received from Jehovah. Almighty God’s word tells us: “<text:span text:style-name="T1">The prophecies of the prophets were directly from God Godself. Such prophecies as those spoken by Isaiah, Daniel, Ezra, Jeremiah, and Ezekiel at that time were directly from the Holy Spirit”</text:span> (The Word Has Appeared in the Flesh). Peter also said: “For prophecy never had its origin in the will of man, but men spoke from God as they were carried along by the Holy Spirit” (2 Peter 1:21). From this we see that the prophecies spoken by the prophets were directly from the Holy Spirit and were God-breathed. Now, we know that the “Scripture” in Paul’s words “all Scripture is God-breathed” refers only to the prophecies in the prophetic books of the Old Testament.</text:p>
      <text:p text:style-name="P3">From the above analysis, we can draw this conclusion: The “Scripture” in the words “all Scripture is God-breathed,” <text:soft-page-break/>which Paul said in 2 Timothy 3:16, refers neither to the Old and New Testaments nor to the whole Old Testament, but to the prophecies in the prophetic books of the Old Testament, which the prophets received from Jehovah. Therefore, when we interpret this verse, 2 Timothy 3:16, we should not emphasize the letters but should investigate the truth about the Bible to find out what the “Scripture” in this verse actually refers to. In this way, we will not wrongly consider that “though the sixty-six books of the Old and New Testaments were written by men, they were all God-breathed,” nor will we have notions about the words “not the whole Bible is God-breathed” said by the brothers and sisters who preach the end-time work of Almighty God.</text:p>
      <text:p text:style-name="P5"/>
      <text:h text:style-name="Heading_20_1" text:outline-level="1">Question (12) The Scripture says: “This same Jesus … will come back in the same way you have seen him go into heaven.” We do not believe that the Lord has come through being incarnated, because the Lord went with the white cloud and he will also come with the white cloud.</text:h>
      <text:p text:style-name="P5">Answer: <text:span text:style-name="T2">The Bible records: “This same Jesus … will come back in the same way you have seen him go into heaven.” We all know that this is a prophecy concerning the Lord’s second coming. Since it is a prophecy, it foreshadows the work God would do in the future but did not say how exactly God would do it. How could man fathom the work God has not done? God’s thoughts are higher than man’s thoughts and God’s wisdom is unfathomable to any man, and besides, man has been corrupted by satan and his knowledge of God is full of notions and imaginations, so how could he know God’s mind accurately and know how God will do his future work? Particularly there is God’s wisdom, God’s wonder, and mystery in his prophecy; how could it be fulfilled so simply and literally as man has imagined? Many prophecies in the Old Testament concern the coming of the Messiah, yet none of them was fulfilled literally or according to man’s imaginations. For example, when reading the prophecy that “the virgin will be with child and will give birth to a son,” people thought that a virgin certainly had no husband. Yet the fulfilled fact they saw was that the Mary who had a husband gave birth to Jesus. Although Jesus, conceived in Mary before she married Joseph, was indeed born of the virgin, in the eyes of the people of that time, the fact did not conform to the prophecy at all. Hadn’t this even more embodied God’s wonder and wisdom? Yet people stuck to its literal meaning and refused to accept the fact of God’s work. There is another prophecy: “For to us a child is born, to us a son is given, and the government will be on his shoulders. And he will be called Wonderful Counselor, Mighty God, Everlasting Father, Prince of Peace. Of the increase of his government and peace there will be no end. He will reign on David’s throne and over his kingdom, establishing and upholding it with justice and righteousness from that time on and forever. The zeal of the LORD Almighty will accomplish this” (Isaiah 9:6, 7). When people read it, they again started their fertile imagination, thinking that since the government would be on his shoulders, the Messiah must be awe-inspiring, imperial, celestial, and distinguished and he would certainly be born in the royal palace. Yet the facts were nothing like their imaginations or interpretations. Man can never fathom God’s wisdom. The Jews of that time could not accept the fulfilled fact of the prophecy, for they only believed in their imaginations. They earnestly expected the Messiah yet rejected the Messiah who had come. Thus they failed. A great many facts have proved that man’s imaginations are not the truth, and that God never fulfills prophecies according to man’s imaginations. The Jews didn’t know the real meaning of the prophecy, and they did not seek God’s will and stubbornly stuck to their imaginations, resisting and condemning Jesus according to their own understanding of the prophecy. They earnestly expected the coming of the Messiah yet rejected the Messiah who had already come, with the result that they lost God’s salvation. Isn’t their failure worthy of the consideration of all of us who believe in the Lord and expect the Lord’s coming again? How could our literal understanding of the prophecies today be the fact of the Lord’s work when he comes again? Paul once said: “Oh, the depth of the riches of the wisdom and knowledge of God! How unsearchable his judgments, and his paths beyond tracing out! ‘Who has known the mind of the Lord? Or who has been his counselor?’” (Romans 11:33, 34). Peter also said: “Above all, you must understand that no prophecy of Scripture came about by the prophet’s own interpretation. For prophecy never had its origin in the will of man, but men spoke from God as they were carried along by the Holy Spirit” (2 Peter 1:20, 21). Now, do we still dare to conclude that “the Lord will come with the white cloud” means he will come among us with a white cloud in the sky?</text:span></text:p>
      <text:p text:style-name="P3">Now the end time has already come, and the prophecies concerning the Lord’s second coming have been fulfilled. God has once again broken all of people’s notions and imaginations with his extraordinary work and word. He has expressed the relevant truth to address our notion that “As the Lord went with the white cloud, he will also come with the white cloud.” He has exposed our incorrect understanding of the verses and exposed our imaginations and notions within about him. At the same time he has made public the fact of his end-time coming and the real meaning of the prophecy. Let us read Almighty God’s expression: “<text:span text:style-name="T1">In the entire universe, all those who know the salvation of Jesus the Savior are </text:span><text:soft-page-break/><text:span text:style-name="T1">‘earnestly expecting’ that Jesus Christ will suddenly come, ‘fulfilling’ the word he said when he was on earth: ‘As I will go, so will I come.’ People all believe this: After Jesus was crucified and resurrected, he ascended to the right hand of the Most High in heaven on a white cloud; so he will again come on a white cloud (white cloud refers to the cloud on which Jesus ascended to heaven), with a Jewish image and in Jewish garment, to be among people who have been earnestly expecting him for thousands of years, and after appearing to them bestow food to them and pour out the living water to them, living among them full of grace and love in a lively way, and so on, all of which is what they believe according to their notions. However, Jesus the Savior did not do so. What he did is just opposite to their notions. He did not come among those who have been earnestly expecting him to return or appear to all men on the ‘white clouds.’ He has already come, but people do not recognize him or know that. They are only waiting for him aimlessly. Little do they know that he has already come on the white clouds (white clouds refer to his Spirit, his word, and his entire nature and being) to be among a group of people who will be made overcomers in the end time!” “If Jesus would come again and still be called Jesus in the end time, come on the white cloud, and come among men in the image of Jesus, as people have imagined, wouldn’t God be repeating his work? Will the Holy Spirit stick to the old? What people think are all notions, and they are only understanding that literally and according to their imaginations. It is against the principles of the Holy Spirit’s working and contrary to God’s meaning. God will not work like that. He will not be so ignorant and foolish. His work is not as simple as you have imagined. You imagine that Jesus will come on the white cloud and come among you, you will see him on the white cloud telling you that he is Jesus and see the marks of the nails in his hands and recognize that he is Jesus, and he will save you again, be your mighty God, save you, give you new names, give you each a white stone, and then let you enter the kingdom of heaven and take you into heaven. Aren’t such imaginations of yours notions? Do you think God works according to people’s notions or contrary to people’s notions? … Some say that God personally said that he would come on the white cloud. It is true that God personally said that. But do you know that no one can fathom God’s mystery? Do you know that no one can explain God’s word clearly? Can you say with one hundred percent certainty that your explanation is the inspiration and enlightenment of the Holy Spirit? Did the Holy Spirit directly reveal that to you? Is it the Holy Spirit’s revelation or your notion? He says, ‘God Godself said that.’ But we should not measure God’s word according to our notions or by our minds. Can you interpret all of Isaiah’s words one hundred percent accurately? Do you dare to interpret his words? Since you do not dare to interpret Isaiah’s words, why do you dare to interpret Jesus’ words? Who is higher, Jesus or Isaiah? Since Jesus is higher, why do you dare to interpret those words of Jesus? Could God tell you about his work in advance? No created being could know it, the messengers in heaven did not even know it, and the Son of Man did not even know it, so could you know it?”</text:span> (The Word Has Appeared in the Flesh). What do we think after reading these words? Will we still draw conclusions about God’s coming again according to our notions and imaginations? How could the way God comes conform to our human notions?</text:p>
      <text:p text:style-name="P3">Although the fact of God’s coming does not conform to our human notions, his coming has indeed fulfilled the prophecies in the Bible. All biblical prophecies concerning God’s coming again are being fulfilled. It is only that we should not just pay attention to this verse: “This same Jesus … will come back in the same way you have seen him go into heaven” (Acts 1:11), yet neglect other verses prophesying how the Lord will come, such as “… But if you do not wake up, I will come like a thief…” (Revelation 3:3), “…because the Son of Man will come at an hour when you do not expect him” (Matthew 24:44), “The master of that servant will come on a day when he does not expect him and at an hour he is not aware of” (Matthew 24:50), “Look, he is coming with the clouds, and every eye will see him, even those who pierced him; and all the peoples of the earth will mourn because of him. So shall it be! Amen” (Revelation 1:7). It’s not hard for us to find that these verses prophesied different scenes of the Lord’s coming again. One says that he will come like a thief, without anyone knowing; another says that he will come with the clouds, and every eye will see him. Then, in which way will the Lord actually come? Which verse will be fulfilled? In fact, all will be fulfilled, for no word of God will fail. And these verses are not contradictory actually though literally they seem to be. Let us look at two examples to see how the prophecies are fulfilled, and then we will understand all this. First, let us consider how the Lord left. One portion of the Scripture records that the Lord Jesus said: “Do not hold on to me, for I have not yet returned to the Father…” (John 20:17). This is what the Lord Jesus said to the Mary who came to the tomb to see him after he was raised three days after his crucifixion. Yet another portion of the Scripture records that the Lord Jesus said: “… Put your finger here; see my hands. ...” (John 20:24-29). This is what the Lord Jesus said to the Thomas who did not believe he had risen. What have we seen from these two portions? How could Jesus have allowed Thomas to touch him if he had not returned to the Father? By this we know that before the Lord Jesus ascended to heaven publicly, he had ascended once secretly. That is to say, the Lord Jesus ascended to heaven two times altogether: one time in a hidden way and the other in a public way. Thus, according to what the Lord said: “As I will go, so will I come,” won’t he also come two times, one time in a hidden way and the other in a public way? That is to say, God has already secretly come now, and he will appear publicly soon. At this <text:soft-page-break/>point, we can understand that these two portions seem contradictory literally, yet actually they are not. It is only that people do not understand their meaning. Now let us reread these verses. Revelation 3:3 says: “…I will come like a thief…”; Matthew 24:44 says: “…because the Son of Man will come at an hour when you do not expect him”; and Matthew 24:50 says: “The master of that servant will come on a day when he does not expect him….” These three verses all mean that in the end time God will come again to work in a hidden way. However, in Revelation 1:7, it says: “Look, he is coming with the clouds, and every eye will see him, even those who pierced him; and all the peoples of the earth will mourn because of him.” By this time, Almighty God will have appeared publicly and it will be the time for God to punish people. Hence we see that God saves man when he works in a hidden way, and he will punish evil and reward good when he appears publicly. As Matthew 24:37-39 says: “As it was in the days of Noah, so it will be at the coming of the Son of Man. For in the days before the flood, people were eating and drinking, marrying and giving in marriage, up to the day Noah entered the ark; and they knew nothing about what would happen until the flood came and took them all away. That is how it will be at the coming of the Son of Man.” Why are the days of the Son of Man said to be the same as the days of Noah? For before the flood came, this day was hidden and the people could not see the fact of God’s punishing evil and rewarding good, so no one believed Noah’s preaching that “the flood will come” and they all attacked him; yet when the flood came, that is, when the day of God’s punishment came (the day was made public), they were all dumbfounded. Similarly, when Almighty God works in a hidden way, he saves people; when he appears publicly, he will punish evil and reward good. At this point, we can see that no word of the prophecy will fail but all will be fulfilled. It is only that exactly when and how it will be fulfilled will not be according to our imaginations. Hence, brothers and sisters, we should drop our notions and imaginations soon to seek and investigate God’s end-time work and accept the fact that the Lord Jesus has long since returned with the white cloud, lest we miss the returned Savior and be heartbroken with regret.</text:p>
      <text:p text:style-name="P3">Let us again read Almighty God’s words and listen to his exhortations to us: “<text:span text:style-name="T1">Those who did not know Messiah all resisted, rejected, and slandered Jesus. Those who did not know about Jesus all rejected and reviled Jesus. And even more, they will consider Jesus’ coming again to be satan’s deception. And more people will condemn the Jesus returning in the flesh. Don’t you feel afraid? You may be in danger of blaspheming the Holy Spirit, tearing down what the Holy Spirit speaks to the churches, and spurning the words from Jesus’ mouth. What can you, being so dizzy, receive from Jesus? How can you, being so obstinate, understand the work of the Jesus returning in the flesh on the white clouds? I tell you, those who do not receive the truth but blindly wait for Jesus’ coming on ‘masses of white clouds’ are definitely the ones blaspheming the Holy Spirit. Such ones are definitely the breed to be destroyed. You only want to receive grace from Jesus and enjoy the blissful heavenly realm, but you never listen to the words of Jesus’ mouth and never receive the truth that Jesus expresses when returning in the flesh. What are you going to present at Jesus’ returning on the white clouds? Will it be your sincerity in verbally confessing your sins after committing them repeatedly? What are you going to offer as a sacrifice to the Jesus returning on the white clouds? Will it be the capital of your many years of work in which you exalt yourself? What are you going to give to the returning Jesus to win his trust in you? Will it be your arrogant innate nature of being disobedient to any truth?” “Maybe there are many people who pay no heed to my words, but I still want to tell every so-called saint who follows Jesus: When you see Jesus coming down from heaven on the white clouds with your own fleshly eyes, it will be the time for the sun of righteousness to appear publicly. At that time, maybe you will be beside yourself with excitement. But have you ever realized this: When you see Jesus coming down from heaven, it will be the very time for you to go to hell to receive punishment. That will be the time for God’s management plan to come to an end and the time for God to reward good and punish evil. For God’s judgment will have been ended when there is no sign for people to see but only the truth expressed. Those who accept the truth and do not seek after signs and thus are purified, will return before God’s throne and throw themselves into the arms of the Creator. Only those who hold on to one belief that ‘the Jesus not coming on the white clouds is a false christ’ will suffer eternal punishment, because they only believe in the Jesus who can perform signs but do not acknowledge the Jesus who expresses severe judgment and releases the true way of life. In this case, there is no other choice but to leave them to Jesus to dispose of when he returns on the white clouds publicly”</text:span> (The Word Has Appeared in the Flesh).</text:p>
      <text:p text:style-name="P3"/>
      <text:p text:style-name="P5"/>
      <text:p text:style-name="P5"/>
      <text:p text:style-name="P5"/>
      <text:p text:style-name="P5"/>
      <text:h text:style-name="Heading_20_1" text:outline-level="1"><text:soft-page-break/>Question (13) When Jesus did the work, he healed the sick, drove out demons, performed signs and wonders and miracles. If Almighty God is the returned Jesus, why doesn’t he perform signs and wonders?</text:h>
      <text:p text:style-name="P6"/>
      <text:p text:style-name="P6"><text:span text:style-name="T1">Answer:</text:span> It is an absolute fact that Almighty God is the returned Jesus. He does not perform signs and wonders because there is the principle of God’s working in it. We need to know that God is an ever-new and never-old God, he never repeats his work, and each stage of his work is very meaningful. If he did the same work in different ages, he would be repeating his work and the work would be meaningless. In the Age of the Grace, God healed the sick, drove out demons, and performed many signs and wonders, yet in the final age God no longer does these works. If he did these works again, he would be repeating the work of the Age of the Grace and Jesus’ work in that age would be meaningless. So, God does one stage of the work in each age, none of the stages of the work is the same, and each is of newer and deeper significance. For example, in the Age of the Law, God issued the law, led people to live, and let people know what sin was, yet in the Age of the Grace, he did no more such works. Instead, he bestowed upon people rich grace, redeemed them from satan’s hand by having his own holy flesh nailed onto the cross, and told them to come before him to confess and repent of their sins. These two stages of the work did not repeat, and the second stage advanced and deepened on the basis of the first one. Only by doing so can people be saved and know that God is ever new and never old, wonderful and unfathomable. If God always did the same work, how could he be a wonderful and unfathomable God? And his almightiness could not be manifested. God does in each age one stage of the work, and when it achieves results, God will open a new age and do a new work. Each stage of God’s work brings people new supply and causes people to have a new knowledge of God. This is the principle of God’s working and also embodies God’s wisdom.</text:p>
      <text:p text:style-name="P3">God does not perform signs and wonders in this final stage of the work because the age is different and also because it is the need of the work. In each stage, God works according to his own plan and the need of mankind. He will perform signs, heal the sick, and drive out demons when there is a need to do it. When there is no such need, he will not do it. God does not work by regulations. For example, in the Age of the Law, God worked on the people who were just corrupted by satan. Those people were only slightly corrupted and knew nothing. They did not know how to live on earth or how to worship God. So, the immediate work that God had to do on them was not to transform their corrupt nature but to issue the laws and lead them to live on earth according to their need, so that they could know how to eat, how to dress, how to get along with one another, how to worship Jehovah, and so on. Yet in the later stages of the Age of the Law, the people were increasingly unable to keep the law. They committed more and more sins and were in danger of breaking the law and being condemned and put to death by it. This is not God’s original intention in doing his work. His purpose is to save people. So, according to mankind’s need, God started another stage of the work in his plan, the redemptive work of the Age of the Grace. He gave people sufficient grace, healed the sick, drove out demons, and performed signs and miracles, so that people could come before him to confess and repent of their sins and be forgiven of their sins. In the end, God offered himself on the cross, redeemed people from sins, and accomplished the work of redeeming all mankind. Now the end time has come. Though people have received countless grace from Jesus and know to come before God to confess and repent of their sins, their sinning constantly cannot be thoroughly resolved. They all live in the condition of repeatedly committing and confessing sins and even abuse God’s grace to sin. In this case, even though the sin offering is effective for people forever, it cannot keep them from sinning. So, according to the need of the end-time people, God again does a new work, that is, the work of chastising, judging, and purifying people by his word. Through the word, he exposes people’s corruption, judges their disobedience, and causes them to understand the way to grow in life and the way to have their nature transformed, so that they can gradually become holy and sin no more. From these we can see that each stage of God’s work is done in a planned and systematic way according to the need of mankind and how deeply they have been corrupted by satan rather than in an aimless and random way. Though each stage of the work is done in a different way, its ultimate purpose is to save people, to completely rid them of their corrupt satanic nature, and to restore mankind to their original holiness. Performing signs, healing the sick, and driving out demons are not God’s purpose in working but are merely the additional works done to better save people. Signs and grace cannot transform or perfect people and cannot deliver them from the bondage of sin completely. Only through God’s work of the word at the final stage can they be thoroughly purified and saved and be qualified to enjoy all the grace and the everlasting blessings God bestows to people.</text:p>
      <text:p text:style-name="P3">God does not perform signs in this final stage, and this also demonstrates that God’s wisdom is manifested on the basis of satan’s schemes. We certainly remember Jesus’ words to his disciples in Matthew 24:24-25: “For false Christs and false prophets will appear and perform great signs and miracles to deceive even the elect—if that were possible. See, I have told you ahead of time.” Every time after God finishes a stage of his work, satan will immediately imitate. After Jesus performed signs, healed the sick, and drove out demons in the Age of the Grace, satan will imitate what Jesus had done to <text:soft-page-break/>deceive God’s elect and disturb and damage God’s work. Yet God is an ever-new and never-old God and the principle of his working is that he does the work in an ever-new and never-old way and never repeats his work. In the final age, God will not do the work in the Age of the Grace. He will do a new work, the work of perfecting and purifying people by his word, which is what God has never done before. In God’s new and living work, though satan imitates God at every step and carries out its schemes to do damage everywhere, it has been defeated in shame again and again and become a foil for God’s wisdom. This shows that God’s wisdom is manifested on the basis of satan’s schemes. God further manifests his wisdom by not performing signs in the end-time work. Almighty God says: “<text:span text:style-name="T1">If today a man who can perform signs and wonders, drive out demons, heal the sick, and perform many miracles claims that he is Jesus who has returned, they must be counterfeits of an evil spirit and an evil spirit’s imitations of what Jesus has done. Remember, God does not repeat his work! The work of Jesus has been concluded. God will never do it again. God does not work according to man’s notions. For example, it was prophesied in the Old Testament that Messiah would come, but it was Jesus who came. It would be wrong if another Messiah came. As Jesus has come once, it would be wrong if ‘Jesus’ came again this time. God takes a different name in a different age, and one name is only for one age. People have the notion that God must always perform signs and wonders, heal the sick, and drive out demons, and that he must always work like Jesus. God will by no means work that way this time. If in the end time, God still performed signs and wonders, drove out demons, and healed the sick, doing exactly the same things as Jesus did, then he would be repeating his work and Jesus’ work would be meaningless and worthless. So God does one stage of his work in one age. Every time after God finishes a stage of his work, evil spirits will immediately imitate it. After satan imitates God’s work, God does his work in another way. After God finishes a stage of his work, evil spirits will imitate it. You should be clear about this”</text:span> (The Word Has Appeared in the Flesh).</text:p>
      <text:p text:style-name="P3">From these words we know that whether or not God performs signs in a stage of the work depends on the need of the work. That God does not perform signs in the end time when he is incarnated to do the work is not because he cannot perform them but is because the work he is doing does not require it. Of course, it is not absolute that God does not perform signs in the end-time work. When God’s work in the flesh ends, that is, when God has thoroughly transformed and purified those who can be saved, God will still perform signs, and will perform great signs. But that will be the time for God to reveal the outcome of each kind of person and to punish evil and reward good. As Revelation 1:7 says: “Look, he is coming with the clouds, and every eye will see him, even those who pierced him; and all the peoples of the earth will mourn because of him.” By that time, God’s work of salvation will have been ended when there is no sign for people to see but only the truth expressed.</text:p>
      <text:p text:style-name="P3">Let us read two more passages of Almighty God’s word: “<text:span text:style-name="T1">Now you all should be clear that in the end time God will mainly accomplish the fact that the ‘Word becomes flesh.’ By working on earth practically, he causes people to know him, contact him, see his practical deeds, and see clearly that sometimes he can perform signs and wonders and sometimes he cannot, which depends on in what age he is doing his work. From this, you can see that it is not that God cannot perform signs and wonders, but that he does different works in different stages of his work and in different ages. In the present stage of his work, God does not perform signs and wonders. In the age of Jesus, God performed some signs and wonders because he was doing a different work in that age. Today, God no longer does that work. Some people think that God cannot perform signs and wonders or that he is not God as he does not perform signs and wonders. Isn’t this a fallacy? God can perform signs and wonders, but since he is working in a different age, he no longer does those works. Since he is doing his work in a different age and in a different stage of the work, he manifests different deeds. When people believe in God, they should not believe in signs and wonders or believe in miracles, but believe in God’s practical work of the new age. … In each age, God manifests his different deeds. In each age, he manifests some of his deeds. His work in each age represents a part of his nature and some of his deeds. When he does his work in a different age, he manifests different deeds, but his only purpose is to cause people to have a deeper knowledge of him and to have a more solid and genuine faith in him.”</text:span></text:p>
      <text:p text:style-name="P3">“<text:span text:style-name="T1">In the end time, God perfects people mainly by his word. He does not subdue people by signs and wonders so as to make them obey. That cannot manifest God’s mighty power. If God only performed signs and wonders, his being practical could not be manifested, and he could not perfect people. God does not perfect people by signs and wonders but waters and shepherds them by his word, so that they will obey him completely and know him. This is his purpose in doing the work and speaking. God does not perfect people by means of performing signs and wonders but by his word, perfecting them by various ways of working. He perfects people by various kinds of words, such as words of refining, words of dealing, words of pruning, and words of supplying, causing them to know his work better and know his wisdom and wonder better. … It is a very easy thing for God to perform signs and wonders, but it is not his principle in doing the work or his purpose in managing man. If people all saw signs and wonders and God’s spiritual body appeared to them, wouldn’t they ‘belief’ in him? In the past God said that he </text:span><text:soft-page-break/><text:span text:style-name="T1">would gain from the East a group of overcomers who had come out of the great tribulation. What does this word mean? It means that these people who have been gained by God have gone through judgment, chastisement, dealing, pruning, and all kinds of refining and thus have become truly obedient. Their ‘belief’ is not vague but practical. They have not seen any signs and wonders or seen any miracles and cannot communicate any profound letters and doctrines or communicate any profound knowledge, but they have reality, have God’s word, and have a practical and true knowledge of God. Can’t such a group of people better manifest God’s mighty power? The work God does in the end time is a practical work. In the age of Jesus, he did not come to perfect people but to redeem mankind, so he performed some miracles to cause people to follow him. This is because he came mainly to accomplish the work of crucifixion, and performing signs was not a work within his ministry. He performed those signs and wonders for the purpose of achieving the results of his work. It was an additional work and did not represent the work of the entire age. In the Old Testament Age of the Law, God also performed some signs and wonders. But today God is doing a practical work, and he will absolutely not perform signs and wonders. If he performed signs and wonders, his practical work would be disturbed and could no longer be carried on. If he said he would perfect people by his word, yet he performed signs and wonders, could people be revealed as to whether they believe in him truly? So God does not do the work that way. People have too many religious things within. God comes in the end time just to get rid of all the religious notions and all the supernatural imaginations they have within, so that they will know that God is practical and cast off the image of the vague and unrealistic and utterly non-existent god. So it is only precious if you know that God is practical now! The truth triumphs over everything. How much truth do you have now? Is everyone who can perform signs and wonders God? Evil spirits can also perform signs and wonders. Are they God? When believing in God, people should seek the truth and pursue life but not seek to see signs and wonders. This should be the purpose of everyone’s believing in God”</text:span> (The Word Has Appeared in the Flesh).</text:p>
      <text:p text:style-name="P3">Through eating and drinking Almighty God’s words, we see that God does not perform signs but only speaks words in the end-time work. By doing so, he will eventually purify and transform people so that they can completely break free from their corrupt satanic nature and become holy. This manifests God’s almightiness. Besides, through his practical and normal work, God can expose all false believers, leaving them aside for God’s final punishment. This enables us to see more of God’s wisdom. The ones God wants are those who believe in him sincerely and those who pursue the life and the truth and abide by God’s will, rather than those who do not love the word from God’s mouth but only love to see signs and ask for bread to fill their stomach. Therefore, in the end time, all those who thirst for and seek the truth can be purified and saved by God, whereas all those who only seek signs yet do not want the truth will be exposed and eliminated by God’s work, and will be in for God’s final punishment. Such work of God manifests God’s righteousness, almightiness, and wisdom. It really has a great significance!</text:p>
      <text:p text:style-name="P3"/>
      <text:h text:style-name="Heading_20_1" text:outline-level="1">Question (14) We do not believe your preaching that the Lord Jesus has come. Since not all the prophecies in the Bible concerning the Lord’s coming have been fulfilled, we do not think the Lord Jesus should have come now.</text:h>
      <text:p text:style-name="Text_20_body"><text:span text:style-name="T1">Answer:</text:span> As the time develops, God’s work is continuously moving forward. Years fly past. In the twinkling of an eye the end time has come, and the Lord Jesus’ prophecies are being fulfilled one by one. Yet many brothers and sisters think that since not all the prophecies of the Lord’s coming have been fulfilled, the Lord should not have come. Concerning this, first we should understand that the prophecy is fulfilled when the fact is accomplished, and only then can people understand or see the fulfillment of the prophecy. For example, only after the Lord came did his disciples see and understand the fulfillment of the prophecies in the Old Testament concerning the coming of the Messiah and then record the fulfilled facts. For instance, Matthew 2:15 records: “… And so was fulfilled what the Lord had said through the prophet: ‘Out of Egypt I called my son.’” Also, Matthew 2:23 records: “… So was fulfilled what was said through the prophets: ‘He will be called a Nazarene.’” From these we see that only after the Lord has come can people understand the true meaning of the prophecies and see the fulfillment of them, and only the group of people who obey and accept the Lord can understand and see them. If people do not believe the Lord’s coming, do not accept the Lord’s work or follow him, they will not know or understand what has happened even when the prophecies are fulfilled. This is just as we all acknowledge that Jesus is the Savior, yet the unbelievers and those who obstinately keep the law do not believe this fact. Similarly, now the Lord has long since come the second time, the spreading of the kingdom gospel has reached its climax, and the prophecies have all been fulfilled; but if one is unwilling to seek with a humble heart and does not believe the Lord has come, he cannot see the fulfillment of the prophecies.</text:p>
      <text:p text:style-name="P3"><text:soft-page-break/>Brothers and sisters, if we want to see the fulfillment of the prophecies, we must have a humble and seeking heart. Let us first look at how the prophecy in the Bible is fulfilled. The prophecy says that the sign of the Lord’s coming again is that famines, plagues, earthquakes, wars, and so on will occur. Then, in recent years, the disasters such as famines, earthquakes, plagues, wars, and so on in various places are nothing new and have never ceased. The following are some examples known to all: In 1998, the severest flood in a hundred years occurred in Mainland China. It flooded many towns and villages and caused countless casualties. In 2002, Guangdong Province, Sichuan Province, and other places in Mainland China were hit by the exceptionally serious floods. In 2003, the Huaihe River in Anhui Province and the lakes and rivers in Jiangsu Province were in flood, and the Yellow River brought exceptionally serious floods in history to Henan Province and Shandong Province. In 2002, hail hit the Inner Mongolia Autonomous Region and the places in Henan Province such as Zhengzhou City, Gongyi City, Wen County, and so on, with the largest hailstone weighing 25 kilograms. In Zhanjiang City, Guangdong Province, the heaviest hailstone weighed 35 kilograms. And in 2003, hail also hit many places continually. Disastrous fires broke out one after the other in the USA, China and other countries, burning down large areas of forest and causing heavy losses. The plagues such as mad cow disease, scarlet fever, foot-and-mouth disease, AIDS, hepatitis B, SARS, bird flu, and so on, are spreading throughout the world. In the southern part of Africa and North Korea, much of the land is barren. Years of famines threaten the local people’s life, and cannibalization has been nothing surprising. In 2003, exceptionally serious droughts in history hit Zhejiang, Fujian, Jiangxi, Hunan Province and elsewhere in China; and earthquakes occurred one after the other in India, Turkey, the USA, Japan, Taiwan, Mainland China, and other places. It was reported that the incomplete statistics show as many as 50,000 people were killed in the great earthquake that hit Iran in December 2003. In 2004, nearly 300,000 people died instantly in the great Indian Ocean tsunami shocking to the whole world. Also, wars broke out frequently. Taleban, the ruling party of Afghanistan, was overthrown; the conflicts between India and Pakistan and between Israel and Palestine were escalated ceaselessly; Iraq (the great Babylon mentioned in the Bible) fell, and so on. Civil wars of various countries have also broken out constantly. It is really a world of war and flames. Aren’t these the exact fulfillment of the prophecy in the Bible: “Nation will rise against nation, and kingdom against kingdom. There will be famines and earthquakes in various places” (Matthew 24:7)? Is now still not the time for the Lord to come?</text:p>
      <text:p text:style-name="P3">Almighty God says: “<text:span text:style-name="T1">As the time when God descends to the earth is the last hour and is the time when the nations on earth are in the greatest chaos, God says: ‘When I descend to the earth, it is pitch-dark all over the earth, and everyone is “fast asleep.’’’ Hence, very few people today know the incarnated God, and nothing has been achieved in this. As it is the final age, there has never been anyone who has a true knowledge of the practical God, and all have the outward ‘knowledge.’ For this very reason everyone lives in painful refining.”</text:span></text:p>
      <text:p text:style-name="P3">“<text:span text:style-name="T1">However, the present time cannot compare with that. The world is in chaos, and coups begin to occur within nations. Through God’s utterance, people are gradually transformed. Countries gradually collapse within, and the solid foundation of Babylon has begun to shake, like a castle in the air. As God’s intention changes, huge changes will take place in the world unknowingly. Various signs will appear at any time so that people see that the end of world has come! These are God’s plans and the steps of his work. All the nations must be split up and the old Sodom be destroyed the second time. This is why God says: ‘The world is falling! Babylon is being paralyzed!’”</text:span></text:p>
      <text:p text:style-name="P3">“<text:span text:style-name="T1">Now is the initial step. One day, the entire universe will be in the turmoil and chaos of war. The people on earth will no longer have leaders, and the whole earth will be in a state of disunity, having no one to govern. People all care for their own life and no one pays attention to others, for all is in God’s hand. That is why God says: ‘People are all “dividing” nations according to my will.’ The ‘sounding of the angels’ trumpets’ God speaks of now is a presage and the sounding of the alarm for people. When the trumpet is sounded again, the end of the world will come...”</text:span> (The Word Has Appeared in the Flesh).</text:p>
      <text:p text:style-name="P3">Now, let us look at the Lord Jesus’ prophecies about his coming again and whether these prophecies have all been fulfilled. The Lord Jesus said: “Now learn this lesson from the fig tree: As soon as its twigs get tender and its leaves come out, you know that summer is near. Even so, when you see all these things, you know that it is near, right at the door.” The brothers and sisters all know that the twigs of the fig tree getting tender and its leaves coming out refers to the restoration of Israel, which took place on May 14, 1948. The verses tell us that when we see Israel restored, the Son of Man will be at the door. It has been over 60 years since Israel was restored. The Lord was already at the door at that time; then where should he be now? Shouldn’t he have come now? Again, in Matthew 24:24 it says: “For false Christs and false prophets will appear and perform great signs and miracles to deceive even the elect—if that were possible.” This is another sign of the Lord’s coming. Since Almighty God began to do the work in China, false christs and false prophets have appeared one after another in various places. They shamelessly profess to be the “Christ who has returned in the flesh.” People like Hua Xuehe of the Spirit Church, Wu Yangming of the Established King Church, Ji Zhongjie of the Third Redemption sect, and so on, not only professed to be Jesus in name but also imitated the Lord Jesus and performed signs and wonders, healed the <text:soft-page-break/>sick, and drove out demons, deceiving people with “signs.” Their deeds have exactly fulfilled the Lord Jesus’ prophecy that false christs would perform signs to deceive people. The appearing of so many false christs has shown that the prophecies concerning the coming again of the Son of Man have been fulfilled, for the true Christ comes before the false christs. Since the false christs have appeared, then hasn’t the true Christ come to the human world? Some people may ask, “If the Lord has come, why haven’t we seen it?” Concerning this, the Bible has clearly told us: “The day of the Lord will come like a thief.” Now is the period when the Lord does the work in a hidden way, so not all of the people can see it. But this does not prove that the Lord has not come or that the Lord’s words have not been fulfilled.</text:p>
      <text:p text:style-name="P3">In the days when Noah preached, the world was peaceful and safe. When the days of his preaching came to an end, the door of the ark was closed and the flood came. That was the time when the fact came. Then, people lost the opportunity to be saved and what came upon them was the merciless flood. Isn’t today’s situation the same as that of Noah’s times? As God’s time is drawing nearer and nearer, disasters become greater and greater. They occur frequently in various places and become more serious day by day. Almighty God says: “<text:span text:style-name="T1">All the disasters will befall one after the other and they will appear in every nation and every place. Plagues, famines, floods, droughts, and earthquakes can be seen everywhere. They are not just in one or two places or will be over in one or two days, but will spread over more and more areas and become greater and greater. Meanwhile, various plagues of insects will break out one after the other, and cannibalization will occur everywhere. All these are my judgment upon all nations and all peoples. My sons! You will surely not suffer from these hardships or disasters….” “Maybe there are many people who pay no heed to my words, but I still want to tell every so-called saint who follows Jesus: When you see Jesus coming down from heaven on the white clouds with your own fleshly eyes, it will be the time for the sun of righteousness to appear publicly. At that time, maybe you will be beside yourself with excitement. But have you ever realized this: When you see Jesus coming down from heaven, it will be the very time for you to go to hell to receive punishment. That will be the time for God’s management plan to come to an end and the time for God to reward good and punish evil. For God’s judgment will have been ended when there is no sign for people to see but only the truth expressed. Those who accept the truth and do not seek after signs and thus are purified, will return before God’s throne and throw themselves into the arms of the Creator. Only those who hold on to one belief that ‘the Jesus not coming on the white clouds is a false christ’ will suffer eternal punishment, because they only believe in the Jesus who can perform signs but do not acknowledge the Jesus who expresses severe judgment and releases the true way of life. In this case, there is no other choice but to leave them to Jesus to dispose of when he returns on the white clouds publicly”</text:span> (The Word Has Appeared in the Flesh).</text:p>
      <text:p text:style-name="P3">Dear brothers and sisters, before Almighty God’s judgment work comes to an end, that is, before the period when God does the work in a hidden way is over, we should lose no time in dropping our notions and accepting God’s judgment and purification to receive God’s salvation. If we still wait to seek God until the prophecies in the Bible concerning the Lord’s coming have all been fulfilled according to our human imaginations, or when God comes down from heaven publicly on the white clouds, then everything will be too late. When the door of grace is closed, what will await us will only be God’s everlasting punishment.</text:p>
      <text:p text:style-name="P3"/>
      <text:h text:style-name="Heading_20_1" text:outline-level="1">Question (15) Paul had suffered so much for preaching the gospel for the Lord, yet you say that he was not commended by God. We cannot figure this out, so we cannot accept the way you preach.</text:h>
      <text:p text:style-name="Text_20_body"><text:span text:style-name="T1">Answer:</text:span> Whenever Paul is mentioned, almost every brother and sister shows great respect to him, for he had done many works and suffered a lot for the Lord. Especially because he once said: “I have fought the good fight, I have finished the race, I have kept the faith. Now there is in store for me the crown of righteousness...” (2 Timothy 4:7, 8), brothers and sisters think he is commended by God and God will surely bestow upon him the crown of righteousness because of the price he paid, and some even think that Paul’s dream had already come true and he had already received the crown bestowed by God. So, when they hear that God does not commend Paul, they feel surprised and think it is inconceivable, and some even deny or condemn God’s work because of it. Brothers and sisters, actually, we originally had the same view as yours. We thought that since Paul did many works and suffered a lot, God would surely commend him. We also judged whether one would be rewarded or punished according to his outward contribution. However, brothers and sisters, have we ever considered whether such a judgment is correct and in conformity with God’s? We must realize that God’s thoughts are different from man’s thoughts. Exactly what kind of people God commends and how God determines a person’s outcome are not something we created beings can decide. We’d better study some of the examples in the Bible.</text:p>
      <text:p text:style-name="P3"><text:soft-page-break/>We all know that Moses was a man used by God. He was called by Jehovah and led the people of Israel out of Egypt, across the Red Sea, through the wilderness, and so on. Jehovah even appeared to him and issued the law and led the people of Israel through him. It can be said that Moses did many and very great works for God and suffered a lot in his life. In the eyes of the Israelites, Moses was a very great man. However, when Jehovah told Moses to speak to the rock for water, Moses did not obey Jehovah’s words but struck the rock for water. For this reason, Jehovah said to Moses: “…you will not bring this community into the land I give them” (Numbers 20:12). We see that Jehovah did not forgive Moses’ resistance against him because of his good work and the hardships he had suffered, and did not allow him to enter Canaan in the end. Then, let us look at John the Baptist. He was a man who paved the way for Jesus, and he even personally baptized Jesus and testified about Jesus. Obviously, the work he did was even greater. However, after the Lord Jesus began to do the work, he did not follow Jesus but took his disciples to preach and baptize people as before. And even when he was put into prison, he still sent his disciples to ask the Lord Jesus whether he was the one to come. As the Bible records: “When John heard in prison what Christ was doing, he sent his disciples to ask him, ‘Are you the one who was to come, or should we expect someone else?’” (Matthew 11:2, 3). When he baptized the Lord Jesus, he saw with his own eyes heaven open and the Spirit descend upon Jesus like a dove, and he heard a voice from heaven say, “This is my Son, whom I love; with him I am well pleased.” He clearly knew that Jesus was God’s beloved Son, but he did not follow him and even sent his disciples to tempt him. From this, we can see that although John did many works for the Lord, he had no true reverence for God, much less willing obedience. Rather, he acted independently and defiantly and even tempted Jesus. So God did not commend him. As Jesus told his disciples: “I tell you the truth: Among those born of women there has not risen anyone greater than John the Baptist; yet he who is least in the kingdom of heaven is greater than he.” The above examples show us that although Moses and John the Baptist did many works and suffered a lot for God, they failed to receive God’s commendation in the end because they had no true reverence for or absolute obedience to God. Thus we see that doing a lot of work is not the capital for one to be commended by God, and undergoing a lot of sufferings does not prove that one can receive God’s promise. Whether one is commended by God is not decided according to how much he contributes, how much he suffers, or how great his fame is, but according to whether he has true reverence for God and absolute obedience to God.</text:p>
      <text:p text:style-name="P3">Then, what kind of person is Paul? Why does God not commend him? Let us read some words of Almighty God to find the answer.</text:p>
      <text:p text:style-name="P3">Almighty God says: “<text:span text:style-name="T1">Once Paul is mentioned, you will think of his history and some of the stories about him that are inaccurate and do not conform to the facts. He was taught by his parents and accepted my life when he was a child. Because of my predestination, he possessed the qualities I required. He began studying various books about life when he was nineteen, so, needless to go into details, because of his qualities, and because of my inspiration and enlightenment, he not only could explain some matters in the spirit clearly but also knew how to sense my intentions. Of course, it is a combination of the internal and external causes. However, a pity was that he often indulged in boastful talk because of his gifts. Therefore, because of his disobedience, part of which directly represented the archangel, he did his utmost to resist when I was incarnated the first time. He was one who did not know my words and my position in his heart had disappeared. This kind of person thus directly resisted my divinity and was struck down by me and finally fell down and confessed his sins. So, after I made use of his talents, that is, after he had worked for me for a period of time, he relapsed into his old nature. Although he did not directly disobey my words, he had disobeyed the inward guidance and inspiration from me. Thus, what he had done before was in vain….”</text:span></text:p>
      <text:p text:style-name="P3">“<text:span text:style-name="T1">Paul did not believe in the Lord Jesus even after he saw him. He knew this fact later after the Lord Jesus was crucified, yet he still persecuted and opposed him. This is transgressing willfully, so he was struck down. He knew from the beginning that there was a king called Jesus in the Jews. He had heard all these. Then after that, he gave sermons that ran counter to Jesus’ in the temple and in various other places. He held himself high above others and did not submit to anyone. These had greatly hindered the work at that time. When Jesus was doing the work, he did not persecute or arrest people directly but demolished the work by preaching and speaking. After the Lord Jesus Christ was crucified, he began to arrest the disciples. He rushed everywhere and persecuted them harshly. Only after he was ‘enlightened’ did he wake up and become extremely repentant. His illness never left him after he was struck down. Sometimes he felt the illness got worse and he could not get up again. ‘What is all this about? Have I really been struck down?’ Unconsciously, he recovered again and continued to work after recovering. But that illness never left him, and he did many works because of it. It can be said that Jesus put this illness upon him to deal with his arrogance and haughtiness. It is a punishment to him and is also for the sake of his greater work. Jesus was making use of Paul’s gifts to work for him.”</text:span></text:p>
      <text:p text:style-name="P3"><text:span text:style-name="T1">“Paul did not know his substance or his corruption, much less his disobedience. He never talked about or felt </text:span><text:soft-page-break/><text:span text:style-name="T1">extreme remorse for his former despicable doings of resisting Christ but only briefly explained them. In his innermost being, he did not completely surrender to God. Although he fell to the ground on the way to Damascus, he did not examine himself in his innermost being but only contented himself with keeping doing the work. He did not regard knowing himself and having his old nature transformed as the most important things. He was only content with talking about the truths, supplying others to salve his conscience, and persecuting Jesus’ disciples no more to soothe himself and excuse his former sins. He only pursued the future crown and to work temporarily, and he only pursued abundant grace. He did not pursue to gain sufficient truths or to enter further into the truths he did not understand before. Therefore, his knowledge of himself could be said to be counterfeit. He did not accept chastisement and judgment. … As far as his natural essence and his whole pursuit were concerned, he was simply not worthy to be called a truth-pursuing Christian, much less a loyal servant in God’s family, because he was too hypocritical and too disobedient. Such a person as him, known as a servant of the Lord Jesus, was simply unworthy to enter into the gate of the kingdom of heaven, because what he did from beginning to end could not be considered righteousness. He could only be considered one who worked for Christ but who was hypocritical and did unrighteousness. Although he might not be considered wicked, it is appropriate to call him a person who did unrighteousness. He indeed did a great many works. However, we cannot judge him according to the quantity of his work but should only judge him according to the quality of his work and the substance of his work. Only in this way can we make the whole thing clear. He always thought: I am capable of doing the work. I am superior to ordinary people. I care for the Lord’s burden. No one cares for the Lord’s burden more than I do. No one repents more deeply than me, because I was enlightened by the great light and saw the great light. So I repent more deeply than anyone else. That was what he thought in his heart at that time. When he was about to finish the work for him to do, he said, ‘I have fought the fight and finished the race. There is in store for me the crown of righteousness.’ He fought the fight, did the work, and ran the race completely for the crown of righteousness, but was not progressing positively. Although he was not perfunctory toward the work, it can be said that he was only working to atone for his trespasses and the accusation of his conscience. He only hoped to finish the work, finish the race, and finish the fight as soon as possible, so that he could receive the crown of righteousness he expected as soon as possible. He did not hope to meet the Lord Jesus with his experiences and true knowledge. Rather, he hoped to finish the work as soon as possible so that the Lord Jesus, when meeting him, would bestow upon him the reward he deserved for doing the work. He soothed himself by working, made a bargain by working, and worked in exchange for the future crown. He only pursued the crown, not the truth or God. How could such a pursuit of his meet God’s standard? His intent, his work, the price he paid, and everything he expended were full of his pleasant fantasies. He did the work entirely according to his personal desires. He was not at all willing to pay the price he paid in all his work but was only making a bargain. He paid it willingly not for performing his duty but for obtaining what he bargained for. How much could such price be worth? Who would commend the impure price he paid? Who would be very much interested in such price?” (The Word Has Appeared in the Flesh).</text:span></text:p>
      <text:p text:style-name="P3">“<text:span text:style-name="T1">He never had a heart that revered God or a heart that feared God. Just consider his tone: I have fought the fight. In other words, the fight you asked me to fight I have fought. I have finished the race. The race you asked me to run I have run. I have kept the faith. Haven’t you told me to keep this faith? I have kept it. Shouldn’t there be in store for me the crown of glory? Isn’t this his tone? Of course, in his letter he could not speak it so explicitly. He said it indirectly, in a hidden way. But that was what he actually meant. What was his end? He still had to be punished”</text:span> (Summary of Christ’s Preachings and Conversations).</text:p>
      <text:p text:style-name="P3">From Almighty God’s words, we can see clearly why God does not commend Paul and see clearly Paul’s disobedience and resistance behind his working and suffering. At the same time, we also see that there is truth and righteousness in God’s not commending Paul, and that everything God does is proper.</text:p>
      <text:p text:style-name="P3">To see more clearly Paul’s substance, let us review the history again and dissect him practically according to his actions and deeds. First, let us look at his attitude toward God, God’s work, and the Holy Spirit’s inspiration and enlightenment. Brothers and sisters who have read the Bible all know that Paul had been resisting, demolishing, and disturbing Jesus’ work when Jesus was working. And even when he knew that Jesus had resurrected and that Jesus was the Lord after his resurrection and ascension caused a great sensation in Judea, he did not stop his despicable doings of resisting God and persecuting the brothers and sisters. On the contrary, he persecuted them more harshly. He even asked for letters from the high priest and hunted Jesus’ disciples everywhere and put them in prison, greatly determined to kill all Jesus’ believers. From this we see that Paul was not one who intentionally obeyed God and God’s work but one who deliberately resisted God and spared no effort to disturb and frustrate God’s work. It was not because he was ignorant that he resisted. He resisted deliberately while clearly knowing that Jesus had resurrected and was God’s beloved son. Because he had directly resisted God and offended God’s nature and his fierce resistance had greatly hindered God’s work, God struck him down <text:soft-page-break/>on the road to Damascus. After he began to work for the Lord, though he did not persecute the Lord Jesus again as before, he still acted arbitrarily, considering himself right, and often disobeyed the inward inspiration and guidance from the Holy Spirit. As Acts 21 records, the disciples were moved by the Spirit and urged Paul not to go on to Jerusalem, and the prophet Agabus also told him the Holy Spirit said the Jews of Jerusalem would bind him, and pleaded with him not to go up to Jerusalem, but Paul did not listen. He held to his own idea and acted arbitrarily, having no regard for the Holy Spirit’s inspiration at all. Thus we see how arrogant and self-conceited Paul was. He acted arrogantly and unrestrainedly, always considering himself right and disregarding God’s will. Because of these, the path he walked was doomed to failure.</text:p>
      <text:p text:style-name="P3">Now let us consider Paul’s goal of pursuit and the path he walked. Though he did many works after he followed Jesus, he did them for the sake of doing them and for receiving a reward but not for satisfying God. It can be said that he was bartering with God by working and was to fulfill his desire for gaining blessings by working. That is why he could say: “I have fought the good fight, I have finished the race, I have kept the faith. Now there is in store for me the crown of righteousness....” This is just as a child honors his parents not to fulfill a child’s obligation but to get his parents’ property. As he wants to get the property, he holds this view, “I have done what I ought to do. I have given you good food and good clothes and have looked after you in your old age, so you must give me your property in the end.” He does things for his parents not to return their love and care, but to get their property, to get bigger benefits in the future. So how can he console his parents’ heart even though he has expended a lot? Similarly, Paul did not perform his duty as a created being but did his work to gain a reward like an employee who works for his employer. The path he walked was not the path of loving God but the path of bartering with God. No wonder God called the price Paul paid as the “impure price”!</text:p>
      <text:p text:style-name="P3">Furthermore, we can also see Paul’s substance from his nature. Paul did many works and suffered a lot, but he did not have his own life entering in his working. He did not love the truth and did not live out the humbleness, patience, and mutual love that Jesus required, nor did he gain any knowledge of his substance of disobeying and resisting God. He never talked about his disobedient doings of resisting Jesus, did not pursue the transformation of his nature in his working, but indulged in boastful talk because of his “gifts” and “contributions.” He was arrogant, self-conceited, self-important, and self-right. He often exalted himself, testified about himself, showed off, and advertised himself before brothers and sisters, so much so that all the people after him looked up to him and adored him. We know that the Lord Jesus taught people not to boast before others and not to ask for a reward when doing good. For example, the Lord Jesus rebuked the Pharisees, saying that they had received their reward in full for what they had done and so they could not gain God’s commendation. However, Paul often boasted before others and claimed credit for himself, and he never thought highly of other apostles and the brothers and sisters. For example, Paul said: “Are they servants of Christ? (I am out of my mind to talk like this.) I am more. I have worked much harder, been in prison more frequently, been flogged more severely, and been exposed to death again and again” (2 Corinthians 11:23). “I have made a fool of myself, but you drove me to it. I ought to have been commended by you, for I am not in the least inferior to the ‘super-apostles,’ even though I am nothing” (2 Corinthians 12:11). He not only did not know his ugly innate nature of resisting God and forgot his despicable doings of persecuting the Lord Jesus, but he regarded himself as higher than anyone else. What’s more, he was so arrogant as to lose his sense. He testified about himself, saying: “For to me, to live is Christ and to die is gain” (Philippians 1:21). He even professed to be Christ and wanted to have an equal footing with God. Part of his disobedient nature directly represented archangel, so how could he not arouse God’s wrath?</text:p>
      <text:p text:style-name="P3">From the above three aspects we have fellowshipped, namely, Paul’s attitude toward God, God’s work, and the Holy Spirit’s inspiration and enlightenment, Paul’s archangelic innate nature of being arrogant and self-conceited, not knowing himself, and vainly hoping to have an equal footing with God, and his purpose and intent of his doing the work and the path he walked, we can fully see that he was by no means one who loved and obeyed God or one who knew himself and act according to the truth. On the contrary, he was one who deliberately resisted God and disturbed and hindered God’s work, who despised the Holy Spirit’s work, who was arrogant and self-conceited, who exalted himself, testified about himself, and professed to be Christ, and who took the work he had done as capital to barter with God for a reward. How could such a person receive God’s commendation even if he had done more works and suffered more hardships? People look at a man’s appearance, whereas God looks at a man’s substance. As Paul was essentially disobedient and resistant against God, he did not receive God’s commendation in the end. Today, God makes known Paul’s outcome and the reason for his failure not to find fault with him but to reveal God’s intention and to correct people’s erroneous viewpoints on things and goals of pursuit, so that people can truly step onto the path to success, the path of obeying God and pursuing the truth and the transformation of their nature to be eventually made perfect.</text:p>
      <text:p text:style-name="P3">Brothers and sisters, God is righteous and everything God does is right and proper. We should not deny God and God’s work because a certain person’s outcome does not match our notions and we cannot understand it for the time being. We cannot deny Jehovah or Jehovah’s work because Moses was greatly used by God yet did not enter into Canaan in the end. We cannot deny Jesus is God or deny Jesus’ work because John the Baptist paved the way for the Lord and did many <text:soft-page-break/>works yet was not commended by God in the end. Similarly, today we should not deny Almighty God or refuse to accept God’s end-time work because Paul did many works and suffered a lot yet was not commended by God. Won’t it be very foolish of us if we leave God because Paul’s outcome is contrary to our notions? Then, won’t we also become ones disobeying and resisting God? Won’t our many years of pursuing also be in vain?</text:p>
      <text:p text:style-name="P3"/>
      <text:h text:style-name="Heading_20_1" text:outline-level="1">Question (16) Why does God come in a hidden way and work in China?</text:h>
      <text:p text:style-name="Text_20_body"><text:span text:style-name="T1">Answer:</text:span> Because we do not understand the principle and the significance of God’s doing each stage of the work in each age but measure his work of today against his former works, we have the view that when God does his work in the end time, he will also, as he did his first two stages of the work openly in Israel, publicly come to Israel or some other country blessed by him and could never come to China, an atheistic country cursed by him, in a hidden way. Actually, God does not work by regulations and he has principles behind his way of doing each stage of the work. No matter what kind of working place and working objects he chooses, and no matter whether he works in a hidden or an open way, what he does is meaningful and is done according to the need of his work, his own intention and his wisdom, and is for achieving the results of the work. As Almighty God says: “<text:span text:style-name="T1">Whatever work he does is meaningful. He works according to his own intention and his wisdom, not according to people’s choices or notions. He does whatever is beneficial to his work. And he does not do anything unbeneficial to his work no matter how good it is! He works and chooses the objects and the places of his work according to the significance and the purpose of his work. He does not work according to the past regulations or the old formulas. He plans his work according to the significance of the work and wills to achieve true results and the desired purposes in the end”</text:span> (The Word Has Appeared in the Flesh).</text:p>
      <text:p text:style-name="P3">Now we know that God works by principles. He does the work in whatever way that is meaningful. Then, let us first fellowship about why in the end time God does not descend in Israel or some other country blessed by him but comes to work in China. In other words, what is the significance of God’s doing the end-time work in China? Let us first look at what Almighty God says: “<text:span text:style-name="T1">He does not choose the objects of his work without a basis but on a principle. The objects of his work must be beneficial to the work of the God in the flesh and must be able to represent all mankind. For example, the Jews could accept Jesus’ personal redemption on behalf of all mankind, and the Chinese can accept the personal conquering of the incarnated God on behalf of all mankind; there is basis for the Jews to represent all mankind, and there is also basis for the Chinese to accept God’s personal conquering on behalf of all mankind; doing the redemptive work among the Jews can best manifest the significance of redemption, and doing the conquering work among the Chinese can best manifest the thoroughness and success of the conquering work.” “Such things as man’s corruption, filthiness, unrighteousness, resistance, and disobedience are most completely manifested in the Chinese and are all revealed in them. On the one hand, they are with poor qualities. On the other hand, they live a backward life, have backward thoughts, have bad and most backward life habits, live in a poor and most backward social environment, and were born into poor and most backward families, and they have low positions. The work done in this place is representative. If the experimental work has been done completely, it will be much easier to spread the work in the future. If this step of the work has been accomplished, the future work will be nothing difficult. When this step of the work has been accomplished and has completely succeeded, the work of conquering the entire universe will have ended completely. In fact, when the work among you has succeeded, it means that the work of the entire universe has succeeded. This is the very significance of making you models and specimens. In these people, all such things as disobedience, resistance, filthiness, and unrighteousness can be found. They have all the disobedience of mankind. These people are really something. That is why they are taken as examples to conquer. Of course, they will be specimens and models after they have been conquered. The first stage of the work done in Israel was most representative. The Israelites were the purest and least corrupt people among mankind. It was of the greatest significance for God to initiate his work there. It can be said that the ancestors of mankind were born in the land of Israel, and Israel was the birthplace of God’s work. At the beginning, these people were the purest and they all worshipped Jehovah, so the work done on them could achieve the best results.” “Since he wants to do his work on created beings, he is determined to accomplish it. And he will do it on those who are beneficial to his work no matter who they are. So he works on people free from all regulations. And he does not take into account whether they are the cursed, the chastised, or the blessed! The Jews are very good, and the chosen people of Israel are very good too, with good qualities and fine humanity. At the beginning, Jehovah carried out the work on them and completed the initial work. But now, if the conquering work were done on them, it would be meaningless. Although they are also created beings and have many positive things, if the work at this stage were done on them, it would be meaningless. It could not conquer people or convince all created beings. This is the </text:span><text:soft-page-break/><text:span text:style-name="T1">significance of God turning to do his work on these people in the country of the great red dragon. The most profound significance of it is that it starts the age, breaks all regulations, breaks all of people’s notions, and concludes the work of the entire Age of the Grace. If the work of today were also done on the Israelites, then when the six-thousand-year management plan ends, all people would think that God is only the God of the Israelites, only the Israelites are God’s chosen people, and only the Israelites deserve to inherit God’s blessing and God’s promise. God is incarnated in the Gentile country of the great red dragon in the end time, and has thus accomplished the work of making known his being the God of all created beings, completed the entire management work, and finished the central part of the entire management work in the country of the great red dragon. The center of the three-stage work is to save people, that is, to cause all created beings to worship the Creator. …” “Regardless of whether he worked on the Israelites or in all Judea, he was doing the work of the entire universe, the work on all mankind. Today when he does the work in the country of the great red dragon, that is, does his work among the Gentile nations, he is still doing the work on all mankind. Israel could be the beachhead of his work on earth. Likewise, China can be the beachhead of his work among the Gentile nations. Hasn’t this word, ‘Jehovah’s name will be great among the Gentile nations’ been fulfilled today? … At the beginning, the work was done in Judea, within the area of Israel, and no work of opening an age was done among the Gentile nations. The work at the last stage is not only done on the Gentiles, but even on the cursed ones. This is the evidence that can shame satan most. Thus, God ‘becomes’ the God of all created beings throughout the universe and becomes the Lord of all things and the object of worship of all living things”</text:span> (The Word Has Appeared in the Flesh).</text:p>
      <text:p text:style-name="P3">From Almighty God’s words, we understand that the principle by which God chooses his working objects is not whether they are blessed by God or cursed by God, but whether they are beneficial to God’s work and whether they can represent all mankind. For example, God chose Judea as the beachhead of his work in the Age of the Grace, because Jesus, whose work was the redemptive work, would redeem men from under satan’s power, and the Jews, as the people who first worshipped God and who were the least corrupt among mankind, could best represent all mankind to accept God’s grace and redemption. That is to say, God’s doing his redemptive work among the Jews could best manifest the significance of the redemptive work. So, he was incarnated the first time in Judea. Yet in the Age of the Kingdom of the end time, the work Almighty God does is the conquering work. What is conquering? It is to defeat the object, to put it to shame, and to make it convinced. If such a conquering work were done in Israel, which worships God, it would be meaningless and satan would not be convinced. To do the conquering work, God must choose the people who disobey and resist him the most as his working objects so as to best manifest his almightiness and put satan to shame. The people born in the country of the great red dragon have been most deeply corrupted by satan and are full of satanic poisons within. These various poisons have become people’s innate nature, and they have all become the embodiment of satan resisting and betraying God. In the Chinese, all such things of satan as disobedience, resistance, filthiness, and unrighteousness can be found. They have become typical of the filthy and corrupt mankind. So, it is most meaningful for the conquering work to be done on this group of people. When the Chinese are conquered, God will be most glorified, and satan will be most shamed. And when the most corrupt ones are conquered first, the work of the entire universe will be nothing difficult. In other words, when God’s conquering work in China is accomplished, the work of the entire universe will have been accomplished. This has exactly manifested God’s wisdom in doing the work. Besides, we should know that the ultimate result that God’s six-thousand-year management plan will achieve is to let all created beings worship God and become subject to God’s authority. So, in the end time, God will spread his work among the Gentile nations so that Jehovah’s name will be great among the Gentile nations and all created beings will come to worship the Creator. In this way, God will have accomplished the work of his being the God of all created beings, and the entire management work will have completely succeeded. From this we see that it is of great significance that God does the end-time work first in China.</text:p>
      <text:p text:style-name="P3">Then, let us fellowship about why God comes in a hidden way. As we all know, China is an atheistic country where the government desperately persecutes and hinders God’s work and the believers are shamed and persecuted for their belief in God. So, it is very difficult for God to carry out his work in this place, and it can be said that God is running a risk thousands of times higher than that in the Age of the Grace. If the work were done in an open way, the country of the great red dragon would only condemn and persecute God, and the work could not be carried on at all. So God does his work in a hidden way so that the work can be carried out smoothly and his followers can experience his work in a relatively secure environment. Besides, whether the work is done in an open or a hidden way has to do with the work God wants to do. In the Age of the Grace, God wanted to be man’s sin offering and be crucified for man. So Jesus preached publicly and accomplished the work of crucifixion through contacting the Pharisees and having himself persecuted and condemned by them. Yet today, God’s work is mainly to express words to chastise, judge, and purify man, but not to have God crucified for mankind the second time. So God does the work in this country which regards him as its enemy in a hidden way to avoid various kinds of temptations and obstructions, so that his work can spread smoothly in the fortress of the demons <text:soft-page-break/>ruled by dictators. This is God’s wisdom. Therefore, God chooses to work in an open or a hidden way according to the need of his work. His doing the work in a hidden way this time has also fulfilled the prophecies in the Bible that the Lord will come like a thief when coming the second time. For example: “Behold, I come like a thief!” (Revelation 16:15). “But the day of the Lord will come like a thief” (2 Peter 3:10). Concerning God’s coming in a hidden way in the end time, Almighty God says: “…<text:span text:style-name="T1">because this time God comes into the flesh to do her work and was born in the place inhabited by the great red dragon, she comes to earth this time at a greater risk. She is confronted with swords, bludgeons, temptations, and people with murderous looks, and she might be killed at any time.” “No wonder that God is incarnated in an extremely hidden way. In such a dark society where the devils are brutal and inhuman, how could the murderous archfiend allow the lovely, kind, and holy God to exist? How could it clap and cheer for the coming of God?” “Today, he does not contact the Pharisees or let the world know him, and he only lets you, his followers, know him, because he will not be crucified again. In the Age of the Grace, he publicly preached everywhere for the sake of his gospel work, and he contacted the Pharisees for the sake of his work of crucifixion. If he had not contacted the Pharisees and all those in power had not known him, how could he have been condemned and then betrayed and crucified? So, at that time he contacted the Pharisees for the sake of his crucifixion, and today he does his work in a hidden way for the sake of avoiding temptations. The work and the significance of the two incarnations are different and the environments they are in are different, so how could the works they do be exactly the same?” “The work done here today is concealed closely and kept unknown to them. If they knew it, they would only condemn and persecute it, and they would not believe it. It is not easy to do the work in the country of the great red dragon, that is, in this most backward place. If the work were done in an open way, it could not be carried on. The work at this stage is simply not allowable in this place. If it were done in an open way, how could they allow that? Wouldn’t I be running a greater risk? If this work were not done in a hidden way but done as Jesus healed the sick and drove out demons in a dramatic way at that time, wouldn’t it have been ‘captured’ by the devils long ago? Would they allow God’s existence? If today I went to preach and teach people in the churches, wouldn’t I have been shredded into pieces long ago? In that case, how could the work be carried on? … If the work at this stage were done as Jesus did the work in the Age of the Grace, then it could not proceed steadily like now. Therefore, the work being done in such a hidden way is beneficial to you and to all the work”</text:span> (The Word Has Appeared in the Flesh).</text:p>
      <text:p text:style-name="P3">To sum up, no matter where God does the work or how he does it, it is for the sake of his work and for the sake of better saving man, and it is most beneficial to man and is very meaningful. No matter when, God works according to his own plan and his wisdom, not according to man’s choices or notions. Therefore, we should not draw any conclusion about God according to our notions nor confine him by our opinions. We should drop our notions and seek God’s appearing, and only by doing so can we keep up with God’s footsteps and receive God’s end-time salvation. Almighty God says: “<text:span text:style-name="T1">God cannot possibly appear according to man’s notions, much less appear according to man’s requirements. When God does his work, he has his own choice and his own plan, and even more has his own goal and his own way. Whatever work he does, he needn’t consult with man and ask for man’s opinions about it, much less inform anyone of it. This is God’s nature and much more what everyone should know. If you want to see God’s appearing and follow God’s footsteps, you should first come out of your notions. You should not demand that God should do the work this way or that way, much less limit God to your imaginations or to your notions. Instead, you should ask how you should seek God’s footsteps, accept God’s appearing, and obey God’s new work. This is what man should do. This is because no man is the truth and no man has the truth, and what man should do is to seek, accept, and obey.</text:span></text:p>
      <text:p text:style-name="P3"><text:span text:style-name="T1">No matter whether you are an American, a Briton, or a person of any other nationality, you should come out of your nationality and go beyond your self and look at God’s work as a created being. In this way, you won’t limit God’s footsteps to a certain place, for today many people have the notion that God cannot possibly appear in such-and-such a country or among such-and-such a people. How profound is the significance of God’s working! How important is God’s appearing! Could they be figured out by man according to his notions and thinking? So I say that you should come out of your notions of nationality and people to seek God’s appearing! Only by doing so will you not be bound by notions. Only by doing so will you be qualified to welcome God’s appearing. Otherwise, you will forever be in darkness and will never receive God’s commendation”</text:span> (The Word Has Appeared in the Flesh). May we all drop our notions and obey God’s work as a created being, so as to see God’s appearing and receive God’s salvation.</text:p>
      <text:p text:style-name="P3"/>
      <text:h text:style-name="Heading_20_1" text:outline-level="1"><text:soft-page-break/>Question (17) You say that the Lord Jesus has returned in the flesh, but why haven’t I seen him? I will believe in him if I see him.</text:h>
      <text:p text:style-name="Text_20_body"><text:span text:style-name="T1">Answer:</text:span> The good news that “the Lord Jesus has returned in the flesh” has long since spread in China, and it has begun to spread to the entire universe. Yet some brothers and sisters raise doubts because they have not seen the incarnated flesh of God with their own eyes. They say that if they can see the Lord who has returned in the flesh with their own eyes, they will recognize him and believe in and follow him. People who have such a view are not clear about the way to know the incarnated God or how to seek God’s appearing and follow God’s footsteps. We can reflect on why we believed in Jesus. Did we believe in him because we saw his flesh? Certainly not! We believed in him because of the grace he bestowed, the work of his being crucified to redeem mankind, and the word he expressed. We can also look at those who had seen the Lord Jesus’ flesh in the age when the Lord Jesus worked personally. Did they really recognize that Jesus was the coming Messiah, really recognize that Jesus was God, and really believe in him right after they saw Jesus? When Jesus was with his twelve disciples, he asked them, “Who do people say the Son of Man is?” “Some say John the Baptist; others say Elijah; and still others, Jeremiah or one of the prophets.” Then he asked, “Who do you say I am?” Simon Peter answered, “You are the Christ, the Son of the living God” (cf. Matthew 16:13-16). From this we see that though the people of that time had seen or contacted Jesus and his twelve disciples even stayed with him day and night, except that Peter recognized Jesus’ identity after the Father revealed it to him (cf. Matthew 16:17), no one else recognized that Jesus was the incarnated God Godself because of having seen Jesus “with his own eyes.” And Judas, a disciple who had followed Jesus for years, even betrayed Jesus for thirty silver coins. If he had recognized that Jesus was the Messiah, would he have dared to do that? Also, those chief priests, teachers of the law, and Pharisees also saw the Savior Jesus, but did they recognize that Jesus was the Messiah? The fact that they beat and abused Jesus, insulted Jesus, resisted and condemned Jesus, and eventually nailed Jesus onto the cross, has fully proved that they did not recognize that Jesus was God though they often saw him. From these we see that it is not by seeing the incarnated God that people know God, and that knowing God’s incarnate image is not the way for people to know God. To know God, the key is to know God’s substance, that is, God’s work, word, and nature. In other words, whether people can believe in and follow God does not depend on whether they have seen the flesh of God or how well they know God’s image in the flesh, but depends on whether they have a heart to seek God and whether they have a God-fearing and God-obeying heart. If people have a seeking and obedient heart, they will know God from God’s work and word. For no man can do the work God does and no man can speak the words God speaks. We can see this from Jesus, God’s first incarnation. Jesus’ appearance was no different from others’, but no man could do his work of crucifixion and no man could speak the words he spoke. So, if we want to know God, we should not neglect God’s work and word, nor should we take investigating God’s image in the flesh as the way to know God. Almighty God says: “<text:span text:style-name="T1">God is the greatest above the entire universe and in the entire universe. Could his image in one flesh fully express himself? God puts on a flesh for the purpose of doing a stage of his work. His image in the flesh does not mean anything special…. His incarnate appearance has nothing to do with his management and is only for his work at the time. But when God is incarnated, he has to take on a certain appearance, so he chooses to be born into a suitable family so that he can have a certain appearance. If his appearance meant something, all those who have similar features to his would be God. Wouldn’t that be greatly wrong?”</text:span> (The Word Has Appeared in the Flesh). From Almighty God’s words, we can see that God’s image in the flesh does not mean anything special, much less express God’s substance. So we cannot possibly recognize God’s identity from his image in the flesh. From the above we can see that it is wrong for us to think that “we will believe in the returned Lord if we see him.” It neither conforms to the truth nor conforms to the objective situation.</text:p>
      <text:p text:style-name="P3">Then, how exactly should we know the incarnated God? Almighty God tells us: “<text:span text:style-name="T1">To determine whether a flesh is the incarnated flesh of God, people should investigate the nature and the word he expresses. In other words, to determine whether a flesh is the incarnated flesh of God or determine whether a way is the true way, people must discern that from his substance. Therefore, whether a flesh is the incarnated flesh of God is mainly determined by his substance (his work, word, nature, and many other aspects), not by his appearance. If people overlook his substance due to investigating his appearance, this is their foolishness and ignorance. God’s appearance cannot determine his substance. Besides, none of his works can be in harmony with people’s notions. Wasn’t Jesus’ appearance out of harmony with people’s notions? Weren’t his appearance and dress unable to show who he was? Why did the Pharisees of that time resist Jesus? Wasn’t it because they only looked at Jesus’ appearance but did not attentively receive the words of Jesus’ mouth?”</text:span> (The Word Has Appeared in the Flesh). From Almighty God’s words, we understand that to determine whether a flesh is the incarnated flesh of God, one can only discern it from Christ’s substance, that is, from his work and word.</text:p>
      <text:p text:style-name="P3">Let us reflect on how Peter knew Jesus when Jesus did the work on earth. Simon Peter said, “Lord, to whom shall we <text:soft-page-break/>go? You have the words of eternal life” (John 6:68). From this we see that Peter believed in Jesus not because he saw his appearance. He recognized Jesus was Christ because he saw from Jesus’ work and word that Jesus had God’s substance, that is, he had “the words of eternal life.” The Samaritan woman also recognized Jesus was the coming Messiah through the word of Jesus’ mouth. When she first met Jesus, she thought Jesus was a common Jew. Yet when she heard the Lord Jesus say, “The fact is, you have had five husbands, and the man you now have is not your husband…” (John 4:18), she judged that he was the coming Messiah and then believed in him, for she knew that only God searched minds and hearts and that only God knew what was hidden in darkness. There are also many people who recognized that Jesus was from God from his work of healing the sick, driving out demons, and performing signs and wonders. Thus we see that none of the people believed in or followed Jesus because of his appearance and all recognized he was the Messiah from his work and word. Similarly, today we should know the end-time Christ from her word and work but not by her appearance. He who is the incarnated flesh of God surely possesses God’ substance. The Scripture says: “In the beginning was the Word, and the Word was with God, and the Word was God” (John 1:1). The Word (God’s word) is God. Today, we can recognize from Almighty God’s word that he is the returned Lord we have been expecting for a long time and is the last Christ. Almighty God’s word has unlocked the heavenly mysteries that man cannot unlock and has opened the little scroll recorded in Revelation. And more importantly, Almighty God’s word has judged the sins of all mankind and brought man the truth, the way, and the life. Almighty God says: “<text:span text:style-name="T1">The word of the incarnated God is to open an age, lead all mankind, unlock mysteries, and bestow to man the way to the new age.” “When Jesus came to the world, he ushered in the Age of the Grace and ended the Age of the Law. In the end time, God is incarnated again. God incarnate this time has ended the Age of the Grace and ushered in the Age of the Kingdom. All those who can accept God incarnate the second time will be brought into the Age of the Kingdom and can personally receive God’s leading. When Jesus came among men, he did many works. But he only accomplished the work of redeeming all mankind and was only man’s sin offering, and he did not rid men of their corrupt nature completely. To completely save men from under satan’s power and influence, not only did Jesus have to be a sin offering to bear their sins, but God has to do a greater work to completely rid them of their nature corrupted by satan. So, after men’s sins were forgiven, God has again returned in the flesh to lead men into the new age and has begun the work of chastisement and judgment. This work has brought mankind into a higher state. All those who submit under his authority will enjoy higher truths and receive greater blessings, truly living in the light and receiving the truth, the way, and the life”</text:span> (The Word Has Appeared in the Flesh).</text:p>
      <text:p text:style-name="P3">From Almighty God’s words, we know that God is incarnated on earth to end the old age, open the new age, and bring mankind into a higher state so that they can receive greater blessings. When Jesus came, he ended the Age of the Law, ushered in the Age of the Grace, became man’s sin offering, and delivered man from the danger of being condemned by the law. Today, when God is incarnated again, he has ended the Age of the Grace and ushered in the Age of the Kingdom, does a work of the word, the work of expressing words to judge man, on the basis of the redemptive work, so that we who have been redeemed by Jesus can be purified and be brought into the pleasant destination. If we read the word Almighty God expresses and investigate his work, we will know for certain that he is the Christ who has come again in the end time. He exposes our corrupt innate nature and dissects our words and deeds with words, so that we can know our innate nature and see our own filthiness and unrighteousness. In our practical experience, God’s word also guides us to practice the truth rather than express corruptions and disobedience as before, so that our nature is transformed continually, the truths, God’s words, are gradually wrought into us and become our life, and we are transformed and purified by God day by day. Such words and such a work have opened a brand new age for us and caused us to be delivered from our old life of repeatedly committing and confessing sins in the Age of the Grace, to have the ways to practice in the new age, to gain higher truths, and to enter into a newer state. Almighty God’s word has also unlocked to us the mysteries that have been hidden for thousands of years, such as the mystery of God’s six-thousand-year management plan, the inside story of the three-stage work, how mankind has developed to this day, how satan has corrupted man, what the pleasant destination for mankind will be like, and so on. And through his word, he has also unlocked to us all the mysteries in the book of Revelation, which are endless in dispute, such as what are the lake of fire and brimstone and the bottomless pit, what the seven thunders, the seven bowls, the seven plagues refer to, and so on. Only God can do the work of ending the old age and opening the new age. Only God can show us the way to the new age and bestow to us the truth, the way, and the life. Only God can unlock the mysteries. As long as we are willing to seek and investigate, we can surely recognize from Almighty God’s work and word that he is precisely the end-time Christ, the returned Lord.</text:p>
      <text:p text:style-name="P3">Brothers and sisters, from the above fellowship, we should understand that Christ’s image in the flesh cannot make us know Christ, because the image of the flesh cannot represent God’s substance. We can only know Christ’s substance from his work and word and thus know the incarnated God. That is to say, the only way for us to know Christ is to know him from his work and word. Just as we cannot deny that the Lord Jesus is the incarnated flesh of God though we have not seen <text:soft-page-break/>him, we cannot deny that God has returned in the flesh because we have not seen his flesh. This is too simple a truth. Now, Almighty God’s end-time work has spread throughout all sects and denominations in Mainland China and is spreading to the entire universe. Facing the Lord’s coming again, we should imitate Peter and the Samaritan woman to seek and listen to the incarnated God’s own utterance and keep up with the pace of God’s working. Only by doing so can we gain God’s end-time salvation and receive greater blessings.</text:p>
      <text:p text:style-name="P3"/>
      <text:h text:style-name="Heading_20_1" text:outline-level="1">Question (18) What is the difference between belief in Jesus and belief in God?</text:h>
      <text:p text:style-name="Text_20_body"><text:span text:style-name="T1">Answer:</text:span> Some brothers and sisters believe that belief in Jesus is belief in God and belief in God is belief in Jesus and that they are not different. In fact, there is a difference between them.</text:p>
      <text:p text:style-name="P3">God is the ruler of all things and is the source of all righteousness, beauty, and good. His deeds are so many that they are beyond measure, and his wisdom is so deep that it is beyond man’s fathoming. He is the One who plans the work and the One who carries out the work, and much more, the One who ends the work. He is the Beginning and the End. He is the One who created mankind and the One who saves mankind, and much more, the source of man’s life. Since the creation of the world, God has done a great many works that carry life energy and done many works that bring man life. He has been doing the work of saving mankind since man was corrupted by satan. We should know that in saving mankind, God has done three stages of the work but not one stage of the work. His work is ever new and never old and it always progresses forward. In each age, he takes a fitting name to represent the work of that age. For example, the name of Jehovah represents the work of the Age of the Law, the name of Jesus represents the work of the Age of the Grace, and the name of Almighty God represents the work of the Age of the Kingdom. Yet the name and the work of each age do not last forever. When an age ends, the work God does with the name in that age also ends. The name of Jesus only represents the Age of the Grace and does not represent the Age of the Law or the Age of the Kingdom, for Jesus only represents the redemptive work and does not represent the work of the Age of the Law or the last work of separating the good from the evil, reaping, clearing the threshing floor, and reuniting all into one. So, this statement, “belief in Jesus is belief in God and belief in God is belief in Jesus” is only applicable to the Age of the Grace. It is correct to say so in the Age of the Grace but is wrong to say it in any other age. This is because in other ages, God’s names are not Jesus and God’s works are not the redemptive work. We should know that God’s work is continuously progressing forward, and that as God’s work constantly deepens and advances and continuously progresses forward, people grow in life, have their nature transformed, and are eventually purified by God. Only if we closely keep up with the pace of God’s working can we be completely saved by God.</text:p>
      <text:p text:style-name="P3">When Almighty God began to do the work of the Age of the Kingdom, it means that the work God did with the name of Jesus has ended. From then on, God was no longer called Jesus but Almighty God. This is just as when Jesus began to do the work of the Age of the Grace, the work of the Age of the Law God did with the name of Jehovah ended, and from then on, people should believe in Jesus and keep the way of Jesus. If people did not believe in Jesus or obey Jesus’ teachings but still believed in Jehovah and kept the law, they would be cursed by God for they were not believing in God but were resisting God (cf. Galatians 3:10; 5:4). Since we believe in God, we should keep up with God’s footsteps, accept God’s work and word of the new age, believe in whatever name God takes, and accept whatever work God does. Otherwise, we are not believing in God. Almighty God says: “<text:span text:style-name="T1">If you eat and drink the Old Testament of the Bible in the Age of the Grace, and you practice what was required in the Old Testament age in the Age of the Grace, Jesus will reject and condemn you. If you measure the work done by Jesus according to the Old Testament, then you are a Pharisee. If today you eat and drink and practice the New Testament as well as the Old Testament, the God of today will condemn you, and you cannot keep up with the Holy Spirit’s working of today! As you eat the Old Testament as well as the New Testament, you are outside the stream of the Holy Spirit!”</text:span> (The Word Has Appeared in the Flesh). From Almighty God’s words, we understand that it is very important whether a believer in God can follow God’s footsteps. This is a big matter concerning the life and death. Today, if we still stick to the name of Jesus and the work of the Lord Jesus in the Age of the Grace but reject God’s work and word of the new age, we not only cannot be considered as believers in God but will be condemned by Almighty God of today.</text:p>
      <text:p text:style-name="P3">From the above fellowship, we see that there is a difference between belief in Jesus and belief in God. “Jesus” was only God’s name in the Age of the Grace. So, in the Age of the Grace, it was right for us to say that “belief in Jesus is belief in God and belief in God is belief in Jesus.” But now, the Age of the Grace has ended, the Age of the Kingdom has arrived, and God has done a new work and taken a new name—“Almighty God.” At this time, if we still stick to the name of Jesus, our belief will not be called “belief in God.” Only believing in Almighty God and accepting Almighty God’s work can be called believing in God. If we refuse to accept the new work of God or the new name God takes—Almighty God, but stick to the work and the name of Jesus, we will be condemned by God. As God’s work of saving mankind cannot <text:soft-page-break/>be completed in just one stage, people should follow wherever God’s work leads. God takes different names and does different works in different ages. When the old age is ended, he will replace it with a new age. If we still stick to the name of “Jesus” in the Age of the Kingdom of the end time and say that “belief in Jesus is belief in God and belief in God is belief in Jesus,” it will be erroneous, too conservative, and not after God’s heart. Since God always leads all mankind to go forward, we should closely keep up with the pace of his working and follow his footsteps. Only by believing in God in this way can we be after God’s heart and eventually be saved by God.</text:p>
      <text:p text:style-name="P3"/>
      <text:h text:style-name="Heading_20_1" text:outline-level="1">Question (19) We have believed in Jesus. Won’t we become apostates if we believe in Almighty God?</text:h>
      <text:p text:style-name="Text_20_body"><text:span text:style-name="T1">Answer:</text:span> When Almighty God’s end-time gospel is preached to various sects and denominations, some brothers and sisters have misgivings and say, “We have believed in Jesus. Won’t we become apostates if we believe in Almighty God?” Is the fact really so? Let us first review the history.</text:p>
      <text:p text:style-name="P3">In the Old Testament Age of the Law, people all served Jehovah in the temple and kept Jehovah’s decrees and laws. Yet when God’s work changed from the Age of the Law to the Age of the Grace, that is, when the Lord Jesus came to earth to do his work, he asked people to come out of the temple and follow him. As the Scripture says: “Jesus declared, ‘Believe me, woman, a time is coming when you will worship the Father neither on this mountain nor in Jerusalem’” (John 4:21). Jesus did not lead people to continue keeping the law of the Old Testament, but asked them to confess and repent of their sins and be baptized. In people’s eyes, what Jesus did was totally different from what Jehovah had done, so those who did not know God’s new work called his way a heresy and regarded those who left the law of the Old Testament and followed him as apostates. Also, the Bible records that after Paul received the light on his way to Damascus, he was no longer “zealous for the law” but preached the name and the way of the Lord Jesus everywhere, so those Jews accused him, saying, “We have found this man to be a troublemaker, stirring up riots among the Jews all over the world. He is a ringleader of the Nazarene sect…” (Acts 24:5). From these we see that those Jews not only did not seek the footsteps of God’s working or God’s appearing, but on the contrary, they measured and drew conclusions about God according to their old notions and judged those who had accepted God’s new work. We all know that Jesus Christ and Jehovah are one God. Jesus is the incarnated flesh of God, and Jesus’ work is God’s own work. Although the work of Jesus was different from that of Jehovah and his requirements for people were different from those of Jehovah for people, God was still the same one. As Jesus said, “I and the Father are one.” However, those who stubbornly kept the law condemned Jesus and his work and accused Paul who preached the way of the Lord of stirring up riots among the Jews and of forsaking the way of their fathers. They said so obviously because they did not know God’s work nor understand God’s intention. They did not know that by preaching the way of the Lord Jesus, Paul did not become an apostate, but instead, he had kept up with the pace of God’s working.</text:p>
      <text:p text:style-name="P3">Brothers and sisters, today we all know and firmly believe that Jesus and Jehovah are one and that Jesus’ work is God’s own work. But have we ever considered why the Lord Jesus was condemned at that time? What was all that about? Let us look at how Almighty God reveals it. Almighty God says: “<text:span text:style-name="T1">God’s work is always contrary to man’s notions, because his work is ever new and never old and he does not repeat his old work but does the work he has never done before. Because God does not repeat his work and because people always measure God’s work of today against God’s work of former times, it is very difficult for God to carry out every stage of his work in a new age. People have too many difficulties! They are too conservative! They all do not know God’s work, yet they all draw conclusions about God’s work”</text:span> (The Word Has Appeared in the Flesh). Obviously, those people condemned the Lord Jesus’ work as a heresy, a cult, and condemned those who left the law of the Old Testament and believed in Jesus as apostates, because they did not know the principle of God working in an ever-new and never-old way. They measured God’s new work against his former old one and condemned and resisted it when they failed to find harmony. They were too conservative. They had too many notions. We should know that God’s work is not unchanging but is continuously progressing forward according to the need of mankind and the plan of God. Only thus can mankind be saved by God from under the power and influence of satan step by step. The work of Jehovah and the work of Jesus were different works done by one God in different ages. The work of Jesus was an advancement and deepening of the work of the Age of the Law, and it was not isolated, nor was it another way. Therefore, when God ended the Age of the Law and opened the Age of the Grace, and did a new work, those who could come out from under the law without hesitation, accept the salvation of Jesus, and preach the resurrection of Jesus Christ were the ones who had kept up with the pace of the Holy Spirit’s working and who were following the Lamb’s footsteps. They were completely commended by God, and in no way were they apostates.</text:p>
      <text:p text:style-name="P3">As the wheel of history is continuously rolling forward, God’s work also progresses forward continually. Now in the <text:soft-page-break/>end time, God has again done a new work, a different work from the work of the law and the work of grace. It is a newer and higher work done on their basis. Almighty God says: “<text:span text:style-name="T1">After Jehovah’s work, Jesus was incarnated to work among men. His work was based on Jehovah’s work. It was not isolated but was the work of the new age God did after ending the Age of the Law. Similarly, after Jesus’ work ended, God continues to do his work of the next age, for his entire management always progresses forward. When the old age is outdated, he will replace it with a new age. When the old work is ended, he will do a new work to continue his management.” “The work done today advances the work of the Age of the Grace, and it also means that the work in the entire six-thousand-year management plan progresses forward. Although the Age of the Grace has ended, God’s work develops further. Why do I always say that this stage of the work is done on the basis of the work of the Age of the Grace and that of the Age of the Law? Because the work of today is the continuation of the work of the Age of the Grace and an advancement of the work of the Age of the Law. The three stages of the work are closely linked, one linked with another. Why do I also say that this stage of the work is done on the basis of Jesus’ work of that stage? If it were not done on the basis of Jesus’ work of that stage, in this stage God would have to be crucified again and do the redemptive work of the previous stage again. It would be meaningless. So, it is not that the work has completely ended, but that the age has moved forward and the work is higher than the previous one. It can be said that this stage of the work is built on the work of the Age of the Law and upon the rock of the work of Jesus. The work is built up stage by stage. It is not that this stage of the work is a new start. Only the three-stage work as a whole can be called the six-thousand-year management plan. … Jesus and I are from one Spirit. Although our fleshes have no connection, our Spirits are one. Although the works we do are different and the works we undertake are different, we are essentially the same. The images of our fleshes are different, because the ages we are in are different and due to the needs of our works. Our ministries are different, so the works we bring are different and the nature we manifest to men is different. Thus all that men see and receive today is different from that of former times. All this is because the ages are different”</text:span> (The Word Has Appeared in the Flesh). Thus we see that the three stages of the work of God’s saving mankind are closely linked with one another. Each stage is done on the basis of the previous one, and each stage is deeper and higher than the previous one. Jesus did the redemptive work on the basis of the work of the Age of the Law so that man’s sins were forgiven, and now in the end time, God comes to judge and purify man on the basis of the work of the Age of the Grace, so as to make us whose sins have been forgiven become holy, to restore the wonderful life of mankind, and to end God’s management plan of saving mankind. Outwardly, the names of Almighty God and Jesus are different, the images of theirs are different, and the works they have done are different, but essentially they are the same and are the incarnated fleshes of one Spirit. It is the same with Jesus and Jehovah. Though their names, images, and works were different, they were still one God. Although the end-time work is different from the work of the Age of the Grace, the end-time work of judgment and purifying is not the work isolated from the first two stages of the work but a continuation of them, and it is a deeper and higher work. Today, facing the new work done by the God who has returned in the flesh, we should come out of the work of the old age and keep up with Almighty God’s work in the new age. Only this is keeping up with the Lamb’s footsteps and the pace of God’s working. As the Bible says: “They follow the Lamb wherever he goes” (Revelation 14:4). Now, the Lamb has long since come from the Age of the Grace to the end time, and Almighty God has long since worked among us. Shouldn’t we follow him? Shouldn’t we accept the greater salvation that God has bestowed to us? Dear brothers and sisters, now do we still think that believing in Almighty God is “apostasy”?</text:p>
      <text:p text:style-name="Text_20_body"/>
      <text:h text:style-name="Heading_20_1" text:outline-level="1">Question (20) You say the Lord has already come, but why haven’t the phenomena prophesied in the Scripture, “Immediately after the distress of those days the sun will be darkened, and the moon will not give its light; the stars will fall from the sky, and the heavenly bodies will be shaken,” appeared?</text:h>
      <text:p text:style-name="P3"/>
      <text:p text:style-name="P3"><text:span text:style-name="T1">Answer:</text:span> When the prophecies concerning God’s coming again are mentioned, we should be very careful not to interpret them at will. As the Scripture says: “Above all, you must understand that no prophecy of Scripture came about by the prophet’s own interpretation. For prophecy never had its origin in the will of man, but men spoke from God as they were carried along by the Holy Spirit” (2 Peter 1:20, 21); “…ignorant and unstable people distort, as they do the other Scriptures, to their own destruction” (2 Peter 3:16). So, as for the prophecies concerning God’s coming again, we must not interpret them according to our own ideas or understand them literally. Besides, the Scripture also records: “…for the letter kills, but the Spirit gives life” (2 Corinthians 3:6). In fact, the Biblical prophecies have never been fulfilled literally. For example, Genesis records that God once made Joseph, the son of Jacob, see in a dream the scene of the sun and moon and <text:soft-page-break/>eleven stars bowing down to him (cf. Genesis 37:9). God revealed this vision to Joseph to prophesy what he would accomplish upon him later. Literally, the sun and moon and eleven stars in the physical world, that is, in space, would bow down to Joseph, but the accomplished fact people saw was that Joseph’s eleven brothers bowed down to him to ask for food. Thus we see that the fulfilled fact of the prophecy is very different from its literal meaning. The prophecy embodies God’s wisdom, and man cannot fathom it literally.</text:p>
      <text:p text:style-name="P3">Now let us consider the prophecy the brothers and sisters asked about, “Immediately after the distress of those days the sun will be darkened, and the moon will not give its light; the stars will fall from the sky, and the heavenly bodies will be shaken” (Matthew 24:29). If we take it literally, the day of the Lord’s coming is too terrifying. It seems unlikely that the stars will fall from the sky, for the earth cannot bear even one star falling from the sky, not to mention the stars, among which the ones visible to the fleshly eyes are generally far larger than the earth. If the prophecy, “the stars will fall from the sky” were really fulfilled literally, then no one on earth would survive. In that case, does the Lord actually come to save men or destroy men? In fact, the prophecy, “Immediately after the distress of those days the sun will be darkened, and the moon will not give its light; the stars will fall from the sky, and the heavenly bodies will be shaken” is to foreshadow the desolate scene that will occur in the churches of the Age of the Grace when the Lord comes again in the end time. In other words, when such a condition occurs in the churches of Christianity, it proves that the Lord has already come. Then, what do the sun, the moon, and the stars refer to? Psalms 84:11 says: “For the LORD God is a sun…”; Revelation 1:16 says: “In his right hand he held seven stars, and out of his mouth came a sharp double-edged sword. His face was like the sun shining in all its brilliance”; and Revelation 1:20 says: “The mystery of the seven stars that you saw in my right hand and of the seven golden lampstands is this: The seven stars are the angels of the seven churches….” From these verses we see that “the sun” typifies “God” or “the Holy Spirit,” “the stars” typify “the believers,” and the moon, whose light is a reflection of sunlight, typifies the churches, which rely on God to receive supply and are led by God. So, the condition of the churches, that is, whether the moon will shine, depends on whether there are the enlightenment and maintenance of the Holy Spirit, that is, the enlightenment and maintenance of the sun. When God comes again in the end time, because God’s work has changed and God has started a new work, the churches of the old age (the Age of the Grace) will lose the working of the Holy Spirit and fall into darkness. And the brothers and sisters will become passive and weak, receive no light in reading the Bible, have no enjoyment when attending meetings, lose their first faith and love, and love the world and money, and some will even leave the church and return to the dazzling world. Some may still attend meetings, yet their hearts have gone to the outside world…. The situation of the various sects and denominations today is a true picture of “the sun being darkened, the moon not giving its light, and the stars falling from the sky,” and it has also fulfilled the prophecy concerning the churches’ condition in the end time when Christ comes, which Jehovah God prophesied through the prophet. The prophecy says: “‘The days are coming,’ declares the Sovereign LORD, ‘when I will send a famine through the land—not a famine of food or a thirst for water, but a famine of hearing the words of the LORD. Men will stagger from sea to sea and wander from north to east, searching for the word of the LORD, but they will not find it’” (Amos 8:11, 12).</text:p>
      <text:p text:style-name="P3">In fact, every time God opens a new age and brings a new work, it will “shake the heavens and the earth” and shake the heart of every believer in God. In the face of God’s new work, there will always be a group of sincere believers in God returning before God’s throne and some others being eliminated because of their resisting God’s new work. For example, when Jesus was incarnated and came to earth, his work “upset” the service all those under the law rendered according to the regulations and rituals. It had really “shaken heaven and earth.” Some were saved because they believed in Jesus and accepted God’s new work, and the others were eliminated because they rejected Jesus. Today, after two thousand years, the Spirit of God has again been incarnated and come to earth. He has ended the Age of the Grace and opened the Age of the Kingdom, and has shaken the religious world once again. In the whole mainland of China, is there anyone who does not know Almighty God’s new work? In the end time, Almighty God has come to the East, and like a bolt from the blue, it has shaken the heart of everyone of various sects and denominations. As the kingdom gospel spreads, tens of thousands or even millions of brothers and sisters have fallen into this stream and returned before God’s throne. Almighty God says: “<text:span text:style-name="T1">God’s incarnation shakes every sect and denomination, ‘disorders’ every religious group, and shakes the heart of everyone who thirsts after God’s appearing. Who does not look up to him? Who does not expect to meet him? God has been in the world personally for years, but men have never discovered it. Now God has appeared personally and made his identity known to men. So how could men not be delighted in their heart? God once experienced sorrows and joys, partings and reunions with men, and today he meets with them again and talks about the old days with them.” “I am doing my work throughout the universe. Great voices like the pealing of thunders speak forth unceasingly from the East, shaking every group and every denomination. It is my utterance that has led all people to this day. I will cause all people to be conquered by my utterance, falling into this stream and becoming subject before me. For I have long since withdrawn my glory from the whole earth and sent it forth from the East again. Who does not hope to see my glory? Who does not look forward to my coming? Who does not thirst for my </text:span><text:soft-page-break/><text:span text:style-name="T1">reappearing? Who does not long for my loveliness? Who will not come to the light? Who will not see the abundance of Canaan? Who does not hope for the return of the ‘Redeemer’? Who does not adore the mighty One? My utterance will spread throughout the earth. I will utter my voice more and speak more words to my chosen people, which will shake mountains and rivers like mighty thunders. It is to the entire universe that I will speak words. And it is to mankind that I will speak words. So the word of my mouth will become a gem for people, and everyone will treasure my word. It is from the east that the lightning flashes to the west. People will find it hard to stay away from my word, find it unfathomable, and find it a joy. Like newborn babies, all people will be happy and joyful, celebrating my coming. By my utterance I will bring all people before me”</text:span> (The Word Has Appeared in the Flesh).</text:p>
      <text:p text:style-name="P3">Dear brothers and sisters, may we all clearly see that the scene of “the sun being darkened, and the moon not giving its light; the stars falling from the sky, and the heavenly bodies being shaken” has already appeared in various sects and denominations, and that the Lord we have been expecting has already come. May we all come sooner before the throne of Almighty God, the end-time Christ, joyfully greet the coming of God, and receive the full salvation God has revealed in the end time.</text:p>
      <text:h text:style-name="Heading_20_1" text:outline-level="1">Question (21) The Scripture says that the Lord’s coming again will be like lightning that comes from the east and is visible even in the west. You say that the Lord has come, but why haven’t I seen the lightning coming from the east?</text:h>
      <text:p text:style-name="P3"><text:span text:style-name="T1">Answer:</text:span> When reading in the Bible that the Lord’s coming again will be like lightning that comes from the east and is visible even in the west, many brothers and sisters think that the second coming of the Lord Jesus must be accompanied by a great light like lightning, which will flash from the east of the world to the west of the world and make the whole sky dazzlingly brilliant. And they also take this as the proof of the Lord’s coming in the end time. But will the Lord Jesus’ prophecy, “for as lightning that comes from the east is visible even in the west, so will be the coming of the Son of Man” really be fulfilled as people have imagined? Is the “lightning” really a great light which people can see with their fleshly eyes? The Scripture says: “The people walking in darkness have seen a great light; on those living in the land of the shadow of death a light has dawned” (Isaiah 9:2). It prophesies the state that will occur when Messiah comes, indicating that the Lord is the light. Thus we see that the light God spoke of is not a great light that our fleshly eyes can see. The Lord Jesus once said: “I am the light of the world. Whoever follows me will never walk in darkness, but will have the light of life” (John 8:12). From this verse we are more certain that the Lord is the light. When the Age of the Law passed and the Age of the Grace came, whoever kept up with the pace of the working of the Holy Spirit and obeyed the word of the Lord Jesus lived in the light. Thus, if we say that the “lightning” that comes forth when the Son of Man comes in the end time refers to a light that our fleshly eyes can see, it is a notion of ours.</text:p>
      <text:p text:style-name="P3">Then, what does the “lightning” in this prophecy of the Lord actually mean? Let us look at what the Bible says: “From the throne came flashes of lightning, rumblings and peals of thunder…” (Revelation 4:5). From this verse we see that the “lightning” comes from the throne. Also, Revelation 22:1 says: “Then the angel showed me the river of the water of life, as clear as crystal, flowing from the throne of God and of the Lamb,” and Revelation 19:5-6 says: “Then a voice came from the throne, saying: ‘Praise our God, all you his servants….’ Then I heard what sounded like a great multitude, like the roar of rushing waters and like loud peals of thunder, shouting: ‘Hallelujah! For our Lord God Almighty reigns.’” From these verses, we see that the “lightning,” the “rushing waters,” and the “loud peals of thunder” undoubtedly refer to God’s work and word in the end time. That is to say, in the end time, God will do a new work on earth. He will reign and rule on earth, will express words to supply man with life, and will purify, transform, and perfect man by these words. His work and word in the end time are the “light” of the “lightning” and they will spread from the east to the west. That is, Almighty God will first make a group of overcomers in the East (China), and then spread his gospel to the west through them, so that the whole world will receive his end-time salvation. Brothers and sisters, now, have we understood why we cannot see the “lightning”? It’s because the “lightning” is not a great light that our fleshly eyes can see as we have imagined, but it refers to God’s end-time work and word. If we do not accept God’s end-time work, we will, so to speak, never have the blessing of seeing the “lightning” that God sends forth in the end time.</text:p>
      <text:p text:style-name="P3">In fact, if Almighty God had not uttered his voice and spoken words to reveal the mystery, we would never understand the real meaning of this prophecy. Let us read Almighty God’s revelation of this mystery. Almighty God says: “<text:span text:style-name="T1">When all men observe, all things are changed and revived, and all people settle down to obeying God, willing to undertake God’s burden and shoulder grave responsibility, the lightning from the east comes forth. It flashes from the east to the west, and the whole earth is greatly startled by the coming of this light. At this time, God starts again his new life. That is to say, at this time, God starts his new work on earth. He announces to the entire universe: ‘When the lightning comes from the east, I begin to utter my voice and speak words. When the lightning flashes, the whole sky </text:span><text:soft-page-break/><text:span text:style-name="T1">is lighted up and all the stars are changed.’ Then, when does the lightning come from the east? The time when it is dark all around is the time when God hides his face and does not look at this world, and is also the time when a violent storm will come upon the world. But at this time, all people are panic-stricken and are afraid of the thunder, afraid of the flashing of the lightning, and even more, afraid of being hit by the storm. So much so that most people close their eyes and wait for God to strike them down in wrath. As various states occur, the lightning from the east comes forth. That is, from God Godself beginning to be testified in the east of the world, to God beginning to do the work, to God’s divinity beginning to reign on the whole earth, this is the beam of the lightning from the east, which lights up the entire universe. When the kingdom of the world becomes the kingdom of Christ, the whole universe is lighted up. Now is the time when the lightning from the east comes forth. The incarnated God begins to do the work and directly speaks words in divinity. It can be said that the time when God begins to speak words and utter his voice on earth is the time when the lightning from the east comes forth. To be exact, when the living water flows from the throne, that is, when the utterances from the throne begin, it is the time when the ‘seven spirits’ begin to speak formally. At this time, the lightning from the east begins to come forth. Because of the length of time, the illumination differs, and the illuminated areas are limited. But as God’s work progresses and his plan changes, that is, as his work is different on his sons and his people, the lightning will perform more and more its original functions. Consequently, the whole universe will be lighted up, and no dregs or evil elements exist. This is the crystallization of God’s six-thousand-year management plan. This is just the fruit God enjoys.” “The ‘lightning’ refers to God’s ‘wrath.’ When God pours out his wrath, the whole world will thus suffer various disasters, like a volcano breaking down. From the sky above, it can be well seen that on earth various disasters are approaching all mankind day by day. Viewed from a high place, the various scenes on earth are like those before an earthquake: Flames and water leap and move everywhere; magma flows everywhere; mountains are moving; everywhere is glittering cold light; the whole world is bathed in fire. This is the scene when God pours out his wrath. This is the time when God judges. No fleshly man can escape.” “I am doing my work throughout the universe. Great voices like the pealing of thunders speak forth unceasingly from the East, shaking every group and every denomination. It is my utterance that has led all people to this day. I will cause all people to be conquered by my utterance, falling into this stream and becoming subject before me. For I have long since withdrawn my glory from the whole earth and sent it forth from the East again. Who does not hope to see my glory? Who does not look forward to my coming? Who does not thirst for my reappearing? Who does not long for my loveliness? Who will not come to the light? Who will not see the abundance of Canaan? Who does not hope for the return of the ‘Redeemer’? Who does not adore the mighty One? My utterance will spread throughout the earth. I will utter my voice more and speak more words to my chosen people, which will shake mountains and rivers like mighty thunders. It is to the entire universe that I will speak words. And it is to mankind that I will speak words. So the word of my mouth will become a gem for people, and everyone will treasure my word. It is from the east that the lightning flashes to the west. People will find it hard to stay away from my word, find it unfathomable, and find it a joy. Like newborn babies, all people will be happy and joyful, celebrating my coming. By my utterance I will bring all people before me. Thereafter, I will formally come among mankind, causing all people to come to worship me. By my issuing forth my glory and by the word of my mouth, all people will be caused to come before me, seeing that it is from the East that the lightning comes, that I have descended on the ‘Mount of Olives’ of the East, have long since come to the earth, and have no longer been the ‘Son of the Jews’ but the Lightning from the East, for I have long since been resurrected and left from among men and have reappeared among men with glory, and that I am the One worshipped by people before the ages and the ‘child’ rejected by the Israelites before the ages and even more the Almighty God of the present age who is laden with glory!”</text:span> (The Word Has Appeared in the Flesh). From Almighty God’s words, we can see that God’s end-time work and word are the lightning that comes from the east. The “lightning” refers to the way by which God judges man in the last days, that is, the word by which God chastises and judges man. It is the symbol of God’s wrath (cf. John 12: 48; Revelation 1:16). The lightning from the east (God’s end-time work of judgment in China) better enables us to receive the love and salvation God has bestowed to mankind, and enables us to know God’s true image and develop true reverence and worship toward God. God’s word is like lightning. Though it bears wrath, it brings light to mankind. All those who have accepted the lightning from the east, that is, God’s end-time work, can testify for this.</text:p>
      <text:p text:style-name="P3">From the above fellowship, we should understand that the literal meaning of the prophecy does not match the fulfilled fact at all. Won’t we miss God’s salvation if we stick to the letters of the prophecy and live in our imaginations? Dear brothers and sisters, do you want to see the “lightning from the east”? Do you want to hear the “voices of the seven thunders” prophesied in Revelation? Do you want to hear the roar of “rushing waters” flowing from the throne? When you accept Almighty God’s work, you will see and hear all these.</text:p>
      <text:p text:style-name="P3"><text:soft-page-break/></text:p>
      <text:h text:style-name="Heading_20_1" text:outline-level="1">Question (22) The Scripture says that the Lord will come with the clouds and every eye will see him. You say that the Lord has come, but why haven’t we seen him?</text:h>
      <text:p text:style-name="Text_20_body"><text:span text:style-name="T1">Answer:</text:span> To answer this question, let us first study some biblical prophecies concerning the Lord’s second coming:</text:p>
      <text:p text:style-name="P3">“Look, he is coming with the clouds, and every eye will see him, even those who pierced him; and all the peoples of the earth will mourn because of him...” (Revelation 1:7).</text:p>
      <text:p text:style-name="P3">“At that time the sign of the Son of Man will appear in the sky, and all the nations of the earth will mourn. They will see the Son of Man coming on the clouds of the sky, with power and great glory” (Matthew 24:30).</text:p>
      <text:p text:style-name="P3">“On that day his feet will stand on the Mount of Olives, east of Jerusalem...” (Zechariah 14:4).</text:p>
      <text:p text:style-name="P3">“For as lightning that comes from the east is visible even in the west, so will be the coming of the Son of Man” (Matthew 24:27).</text:p>
      <text:p text:style-name="P3">“Behold, I come like a thief! …” (Revelation 16:15).</text:p>
      <text:p text:style-name="P3">“At midnight the cry rang out: ‘Here’s the bridegroom! Come out to meet him!’” (Matthew 25:6).</text:p>
      <text:p text:style-name="P3">“No one knows about that day or hour, not even the angels in heaven, nor the Son, but only the Father” (Matthew 24:36).</text:p>
      <text:p text:style-name="P3">Of these verses, one says that the Lord will come with the clouds and every eye will see him; one says that the Lord will come like a thief; still one says that no one knows about that day or hour of the Lord’s coming, not even the angels in heaven; and so on. Thus we see that the Lord will not come in one way when he comes the second time. If he comes in only one of the above ways, then those who wait for him to come in other ways will not see his coming. Then, how will the Lord actually come? If we carefully study these biblical prophecies, we will find they can be divided into two types: prophecies concerning the Lord’s coming in a hidden way, and prophecies concerning his coming in an open way. Thus we know that God’s end-time work is done in two phases: in the first phase, God does the work in a hidden way and judges, chastises, and saves man through uttering his voice and speaking words; then, he will appear publicly and let people see with their own eyes the fact of his rewarding good and punishing evil. Now is the phase in which Almighty God works in a hidden way to save man. As the Bible records: “No one knows about that day or hour, not even the angels in heaven, nor the Son, but only the Father” (Matthew 24:36), and “Behold, I come like a thief! …” (Revelation 16:15). These are the prophecies concerning Almighty God’s coming and working in a hidden way. As it is the phase in which God does the work in a hidden way, we cannot see the scene that “every eye will see him, even those who pierced him; and all the peoples of the earth will mourn because of him,” but can only see the word and work of Almighty God. Today, Almighty God has been incarnated and come to earth. He has opened the little scroll, broken the seven seals, unlocked all mysteries, and uttered his voice of judgment to conquer and perfect all who have come before his throne and accepted the judgment of his word. This is Almighty God’s work in the hidden phase. When this work is done, it will be the time for God to appear publicly and reward good and punish evil. At that time, everyone will see his coming. As the Bible prophesies: “Look, he is coming with the clouds, and every eye will see him, even those who pierced him; and all the peoples of the earth will mourn because of him...” (Revelation 1:7), and “At that time the sign of the Son of Man will appear in the sky, and all the nations of the earth will mourn. They will see the Son of Man coming on the clouds of the sky, with power and great glory” (Matthew 24:30). By then, good will be rewarded with good, and evil with evil. This is what we often say, “God will give to each person according to what he has done.”</text:p>
      <text:p text:style-name="P3">We should know that now is the phase in which Almighty God does the work in a hidden way, and is also the great opportunity for us to be saved. If in this period we do not keep up with the pace of God’s working or accept his work of judging and purifying man with the word, we will forever lose the opportunity to be saved. For when we see God appearing publicly, God’s work of salvation will have already ended, and it will be too late then. Almighty God admonishes us: “<text:span text:style-name="T1">Maybe there are many people who pay no heed to my words, but I still want to tell every so-called saint who follows Jesus: When you see Jesus coming down from heaven on the white clouds with your own fleshly eyes, it will be the time for the sun of righteousness to appear publicly. At that time, maybe you will be beside yourself with excitement. But have you ever realized this: When you see Jesus coming down from heaven, it will be the very time for you to go to hell to receive punishment. That will be the time for God’s management plan to come to an end and the time for God to reward good and punish evil. For God’s judgment will have been ended when there is no sign for people to see but only the truth expressed. Those who accept the truth and do not seek after </text:span><text:soft-page-break/><text:span text:style-name="T1">signs and thus are purified, will return before God’s throne and throw themselves into the arms of the Creator. Only those who hold on to one belief that ‘the Jesus not coming on the white clouds is a false christ’ will suffer eternal punishment, because they only believe in the Jesus who can perform signs but do not acknowledge the Jesus who expresses severe judgment and releases the true way of life. In this case, there is no other choice but to leave them to Jesus to dispose of when he returns on the white clouds publicly”</text:span> (The Word Has Appeared in the Flesh).</text:p>
      <text:p text:style-name="P3">Brothers and sisters, today, though the coming of Almighty God has not “shaken heaven and earth or resounded through the skies” as we have imagined, it is the time when God is doing the work in a hidden way to judge and purify us, and is the time for us to be saved. This is similar to the time when God’s word came to Noah and the gospel was preached through him before God destroyed the world with the flood, and it is also similar to the time when God, before destroying Sodom, told the people through two angels things he would do and the message that anyone who went out of the city could be saved. This shows that each time God is about to do the work of destruction, he will give them his word and point out to them the way to be saved, so that they can have an opportunity to repent. This is exactly God’s love and righteousness. Now is the last opportunity for us to be saved. Opportunity knocks but only once. Almighty God’s work in Mainland China has reached an unparalleled grandeur, and most of the brothers and sisters of various denominations who thirst after God’s appearing have come before Almighty God. If we still do not drop our notions but are set on waiting to welcome God’s coming until we see with our own eyes Jesus coming down from heaven on the white clouds, we will lose the opportunity to be saved by God, thus losing God’s salvation, and will also be punished by God for refusing to accept his end-time work. Brothers and sisters, will we accept Almighty God’s hidden work now to be purified by God and receive his blessings, or will we wait to be punished when God appears publicly? I believe we will make a wise choice at this crucial time of life and death.</text:p>
      <text:p text:style-name="P3"/>
      <text:h text:style-name="Heading_20_1" text:outline-level="1">Question (23) Why doesn’t God do the end-time work in the form of the Spirit but through being incarnated?</text:h>
      <text:p text:style-name="Text_20_body"><text:span text:style-name="T1">Answer:</text:span> God has been incarnated and come to the world the second time. Some brothers and sisters cannot accept this fact and have many misgivings about it: Why does God have to be incarnated again? Can’t the Spirit do the work of saving man? Hadn’t God accomplished the work all the same without being incarnated in the Age of the Law? We have these misgivings mainly because we do not understand the principle by which God chooses to work in the form of the Spirit or through being incarnated. Actually, God decides to work in the form of the Spirit or through being incarnated according to the need of the work and the need of corrupt mankind. He will choose the way that is most advantageous to accomplishing the work and is most beneficial to the corrupt mankind. Among the three stages of the work through which God saves mankind, only the work of the Age of the Law was done in the form of the Spirit, while the work of the Age of the Grace and the work of the Age of the Kingdom are both done through being incarnated. Why does God do the last two stages of the work through being incarnated, then? Almighty God says: “<text:span text:style-name="T1">The reason why the works at these two stages are done by God as the incarnated flesh is that they are so important to the entire management work. It can almost be said that, without the works of the two incarnations, the entire management work would have come to a standstill, and the work of saving mankind would have become a vain talk. Whether a work is important or not is determined by the need of mankind, the real situation of mankind’s fall, and the gravity of satan’s rebelling and disturbing the work. And who is the right and competent one for the work is decided according to the nature of the worker’s working and the importance of the work. As far as the degree of the importance of the work is concerned, what way of working should be adopted, the Spirit of God doing the work directly, being incarnated to do the work, or using man to do the work? Among these three ways, the way of ‘using man to do the work’ was first eliminated. And the other two were considered according to the nature of the work and the nature of the Spirit’s working and that of the flesh’s working. And the final conclusion was that it would be more profitable to man for the flesh to do the work than for the Spirit to do the work directly and that the flesh would have more advantages in doing the work. These were God’s thoughts at the time he decided whether the Spirit or the flesh was to do the work. The work at each stage is meaningful and is done with a basis, not based on imagination or done randomly, but has certain wisdom in it. This is the inside story of God’s doing all the work. Especially such an important work as being incarnated to personally do the work among people has his plan in it all the more. Therefore, God’s wisdom and all his being are exhibited in his every act, every move, every idea, and every thought in doing the work. This is God’s being which is more substantial and systematic. All these subtle thoughts are unimaginable to man, unbelievable to man, and even more, hard for man to know”</text:span> (The Word Has Appeared in the Flesh). From Almighty God’s words, we can see that the way of God’s working in every age is decided according to the need of mankind, according to how <text:soft-page-break/>important the work is, and according to the nature of the work. In the following paragraphs we will fellowship in detail about the truths regarding these respects.</text:p>
      <text:p text:style-name="P3">First, God determines to do the end-time work through being incarnated, not in the form of the Spirit, according to the need of the work.</text:p>
      <text:p text:style-name="P3">In the Age of the Law, God did the work in the form of the Spirit because God’s work in that age was only to lead the newborn mankind to learn how to live and it did not involve the transformation of man’s nature. Almighty God says: “<text:span text:style-name="T1">In the beginning, when God led men in the Old Testament Age of the Law, it was as if he was leading a child to live. The mankind in the beginning was the mankind newly born of Jehovah, that is, the Israelites. They did not know how to fear God or how to live on earth. In other words, Jehovah created mankind, that is, he created Adam and Eve, but he did not create in them the organ by which they could know how to fear him and how to abide by his statutes on earth. … They just knew to enjoy the enjoyable things among all the things created by Jehovah. And they knew nothing about how they should live on earth to be worthy of being called created beings. If no one directed and personally led such a mankind, they would never have a normal human life and could only be secretly taken captive by satan. … So, after mankind was created, Jehovah had not finished all his work. He had to completely lead mankind into his presence, to cause them all to know how to live together on earth and fear him, and to cause mankind to begin a normal human life on earth after his leading.” “The reason why the work at the first stage was directly done by the Spirit was that people under the law only knew to keep the law and had no more truths than that, and that the work of the Age of the Law hardly involved the transformation of man’s nature, much less have to do with the work of saving man from under satan’s power. Thus, the Spirit of God did the very simple work at that stage that did not involve transforming man’s corrupt nature. The work at that stage did not have very much to do with the center of the management or the work of formally saving man, so it was unnecessary for God to be incarnated to personally do the work”</text:span> (The Word Has Appeared in the Flesh).</text:p>
      <text:p text:style-name="P3">In the Age of the Grace, God worked through being incarnated because the work of that age involved warring against satan. People were increasingly unable to keep the law as they were more deeply corrupted by satan, so it was necessary to redeem them from under satan’s power and necessary to make a sin offering to exchange for mankind. However, the Spirit had no way to be a sin offering, because the Spirit could not be crucified and could not shed blood or undergo suffering. Thus, God had to be incarnated personally and be crucified for man. Besides, if God had not been incarnated but had forgiven man’s sins by saying only one word, though God was able to do that, satan would not have been convinced. It would say, “God, you have not yet gone through any suffering or paid any price. If you forgive man’s sins by saying only one word, it will not do. As man was created by you, you must pay the price and be a sin offering for man.” Almighty God says: “<text:span text:style-name="T1">Only his incarnated flesh could be crucified to redeem man, but his Spirit could not at all be crucified to be a sin offering for man. God could directly become flesh to be a sin offering for man, but man could not directly ascend to heaven to take the sin offering God had prepared for man. Thus, ‘God had to come to earth from heaven for several times,’ but he could not let man ascend to heaven to take his salvation, because man had fallen and man could not ascend to heaven at all, much less take the sin offering. So, Jesus had to come among men to personally do the works that were simply beyond man’s capacity. God’s incarnation each time is indispensable. If any of them could be done by his Spirit directly, he would not endure grievances and suffer humiliations to be incarnated”</text:span> (The Word Has Appeared in the Flesh). God became man’s sin offering through being incarnated and redeemed man from under satan’s power, so satan got nothing against God. Hence, we can see that God had to be incarnated personally to do the redemptive work of the Age of the Grace so that the results could be achieved.</text:p>
      <text:p text:style-name="Text_20_body">In the end time, God has once again been incarnated, because what God does is the work of chastisement and judgment by the word, and the Spirit cannot directly do the work of judgment. The Spirit cannot directly contact man and the voice he utters is like thunder, which man cannot understand. So, if the Spirit did the work of judgment, it could not achieve the desired results. Almighty God says: “<text:span text:style-name="T1">Because the work of judgment is to judge the corrupted man, man of the flesh, not to judge the spirit of satan directly, it is not carried out in the spiritual realm but among people. As for the work of judging man’s fleshly corruptions, only the God in the flesh is most suitable to do it and most qualified to do it. If the Spirit of God did the judgment directly, it could not involve every aspect, and it would be difficult for people to accept, because the Spirit cannot come face to face with people. Simply because of this, it could not achieve immediate results, much less cause people to see more clearly God’s nature which is intolerant of offense. Only the God in the flesh judging mankind’s corruption is completely defeating satan. … If the Spirit of God did this work, it would not be triumphing over satan. The Spirit is loftier than ordinary mortals, the Spirit of God is holy, and he is victorious over the flesh. If the Spirit did this work directly, he could not judge all of man’s disobedience or reveal all of man’s unrighteousness, because the work of judgment is done through man’s notions about God and man has no notions about the Spirit. Therefore, the Spirit cannot better reveal man’s unrighteousness, much less expose </text:span><text:soft-page-break/><text:span text:style-name="T1">man’s unrighteousness thoroughly”</text:span> (The Word Has Appeared in the Flesh). From Almighty God’s words, we can see that only if God is incarnated to do the end-time work of judgment can it achieve better results. We have to know that, though man has been forgiven of his sins after being redeemed by Jesus, he still has not been completely delivered from satan’s power and influence. Satan still controls those weaknesses in man and can still manipulate man, and man, as an ordinary mortal, has no power to overcome sin. Therefore, man can only live in the condition of repeatedly committing sins and confessing them, thus losing the testimony he should bear. To save man and regain his glory and testimony, God has to be incarnated personally to defeat satan. If the Spirit of God directly destroyed satan’s spirit, then man’s old nature could never be resolved and man could never truly submit under God’s authority. Hence, God has to be incarnated to conquer, perfect, and purify man through doing the work of judgment. By doing so, he can not only defeat satan but also save mankind. Almighty God says: “<text:span text:style-name="T1">Man’s flesh has been corrupted by satan. It has been most deeply blinded and is the object most deeply victimized. The most fundamental reason why God personally does the work in the flesh is that the object of his salvation is man of the flesh and that satan uses man’s flesh to disturb his work. The war against satan is actually the work of conquering man, and man is the object of salvation. Thus, it is very necessary for God to be incarnated to do the work. Satan corrupts man’s flesh, and thus man has become the embodiment of satan and become the object for God to defeat. Thus, the work of warring against satan and that of saving mankind are both done on earth. God has to become a man to war against satan. This is the most realistic work. When he does the work in the flesh, he is actually warring against satan in the flesh. When he does the work in the flesh, he is doing his work of the spiritual realm. He has actualized all his work of the spiritual realm on earth. The one he conquers is man who is disobedient to him. The one he defeats is the embodiment of satan, which is hostile to him (of course, still man). And the one to be saved eventually is still man. Thus, it is even more necessary for him to become a man who has the form of a created being, so that he can wage war against satan practically, conquering man who is disobedient to him and who has the same form as he and saving man who has the same form as he and who has been victimized by satan. His enemy is man, the object of his conquering is man, and the object of his salvation is still the created man. Therefore, he has to become a man. In this way, it becomes much more convenient for him to do the work, and he can not only defeat satan, but also conquer mankind, much more save mankind. Although the ‘flesh’ is normal and practical, he is not a common flesh or a flesh only with humanity, but a flesh with humanity as well as divinity. This is his difference from man and the mark of his identity as God. Only such a flesh can do the work he wants to do, fulfill the ministry of the God in the flesh, and complete his work among people thoroughly. Otherwise, his work among people will never amount to anything and will forever be a flaw. Even if God can war against satan’s spirit and win, the old nature of corrupted man can never be gotten rid of, and man who disobeys and resists him will never truly come under his authority. That is, he can never conquer mankind or gain all mankind. If his work on earth could not be completed, his management could not be concluded, and all mankind could not enter into the rest. If God and all created beings could not enter into the rest, such a management work would never yield any results, and God’s glory would also disappear.” “He does not directly destroy satan but is incarnated to do the work to conquer mankind who has been corrupted by satan. In this way, he can better bear his own testimony among the created beings and better save corrupted man. It is a more powerful testimony and more convincing for the incarnated flesh of God to defeat satan than for the Spirit of God to directly destroy satan. The God in the flesh is more profitable to man’s knowing the Creator and more able to bear his testimony among the created beings”</text:span> (The Word Has Appeared in the Flesh).</text:p>
      <text:p text:style-name="P3">Besides, God is incarnated to do the work in the end time also in order that man can have more accurate and practical knowledge of him and can see his entire nature. If God was not incarnated, man, being unable to see or touch God’s Spirit, could only imagine with his brain what kind of God he is, and what nature and substance God has. But such knowledge is neither practical nor accurate. So it is necessary for God to be incarnated and come among men to practically express his nature through speaking words, so that men can see it with their own eyes. Only in this way can man practically know God’s nature. However, this result cannot be achieved by the Spirit’s working. Because the Spirit and man are not of the same kind and the Spirit is invisible and intangible, fleshly man and God’s Spirit cannot “establish a relationship” at all. If man cannot practically contact God, he cannot understand God or know God. This can be likened to making friends with someone. Before you come into contact with him, your knowledge of him is not practical. Only through practically contacting him can you have a practical knowledge and understanding of his character, temperament, likes, and so on. In order that mankind can contact God, God has to become a man through being incarnated. Only in this way can man practically contact God and come to know God. In the Age of the Grace, the Lord Jesus was incarnated. Through the Lord Jesus’ work and word, people saw God’s mercy and love, saw that God was a God who loves man, and truly tasted God’s love for man. Such working caused people to have a much more practical knowledge of God than the people in the Age of the Law did. However, in the Age of the Grace, people only saw a part of God’s nature expressed, but could not see his entire nature in the Lord Jesus. Thus, after experiencing the Lord Jesus’ work, people defined God as this, “God is only a <text:soft-page-break/>God of mercy and love. He never punishes man or curses man; much less does he get angry with man. No matter how we resist him, he will forgive us.” Such knowledge of God is not factual at all, for God’s nature is not limited to these, and God also has the nature of righteousness, majesty, wrath, judgment, chastisement, tolerating no offense of man, and so on. In order for man to have more knowledge of him, God has to be incarnated and come to earth and, through doing work and speaking words, express his entire nature for man to see, so that man can have a comprehensive knowledge of his nature, seeing that God is not only a God of mercy and love but also a God of righteousness and majesty, and that God can punish and curse man…. Thus, man’s knowledge of God will be more comprehensive, accurate, and practical. This is also one aspect of the significance of God’s second incarnation. Almighty God says: “<text:span text:style-name="T1">If the Spirit alone did the work, men would have no way to know God’s nature. Only if God is incarnated, makes his word appear in the flesh, and expresses all his nature through the flesh, can men see him with their own eyes. Only if God practically lives with form and image among men, and they all practically contact his nature and contact what he has and is, can they truly know him”</text:span> (The Word Has Appeared in the Flesh).</text:p>
      <text:p text:style-name="Text_20_body">Second, God does the end-time work through being incarnated, not in the form of the Spirit, according to the need of corrupt mankind.</text:p>
      <text:p text:style-name="P3">Almighty God says: “<text:span text:style-name="T1">For everyone living in the flesh to pursue the transformation of their nature, they need to have a goal, and for them to pursue to know God, they need to see God’s practical deeds and God’s real image. And these two needs can only be met by the incarnated flesh of God; moreover, they can only be met by a normal and practical flesh. This explains the necessity of the incarnation, which is what all corrupt human beings need”</text:span> (The Word Has Appeared in the Flesh). The Spirit is without form or image, intangible and invisible. The work done by the Spirit is recondite and unfathomable, and it is fearful and inapproachable. As the Scripture records: “When the people saw the thunder and lightning and heard the trumpet and saw the mountain in smoke, they trembled with fear. They stayed at a distance and said to Moses, ‘Speak to us yourself … or we will die’” (Exodus 20:18, 19). From these we see that the people of that time were not at all happy when they saw Jehovah but they trembled with fear, not wanting God to speak to them. This shows that man cannot contact God’s Spirit directly. Jehovah had also said to Moses: “You cannot see my face, for no one may see me and live” (Exodus 33:20). From this we see that corrupt man cannot contact God’s Spirit. If he does, he will be struck down by God. Moreover, if man violates God’s laws and commandments, he will also be struck down by God. For example, when David led all the house of Israel to bring up the ark of God from Baalah of Judah, Uzzah was struck down by the Spirit of God because he reached out and took hold of the ark as the oxen stumbled. However, things are quite different when God was incarnated to do the work. For example, it is recorded in the Gospel of John that, when a woman was caught in adultery and brought before Jesus, Jesus forgave her and told her to leave her life of sin. From this example we see that when God is incarnated to do the work, he can sympathize with man’s weaknesses, can give man chances to repent, and can better save man. Almighty God says: “<text:span text:style-name="T1">When God saves people, he does not save them directly in the form of the Spirit or as the Spirit, because his Spirit is intangible, invisible, and unapproachable to man. If God saved people directly in the form of the Spirit, they could not receive his salvation. If God didn’t put on a form of a created man, they still could not receive this salvation, because they simply could not approach him, just as no one could approach the cloud of Jehovah. Only through his becoming a created man, that is, through his putting his ‘Way’ into the flesh he will become, can he personally work the ‘Way’ in all his followers and can they personally hear his way, see his way, and finally gain his way. Only in this way can people be completely saved. If God were not incarnated, no fleshly man could receive this great salvation, and no one could be saved. If God’s Spirit directly worked among people, they all would be struck down or would be completely taken captive by satan because they could not contact God”</text:span> (The Word Has Appeared in the Flesh).</text:p>
      <text:p text:style-name="P3">Some people may ask: Since we cannot see God’s Spirit and will be struck down when seeing him, won’t it be all right if the Spirit directly speaks to us? About this, Almighty God says: “<text:span text:style-name="T1">If God’s Spirit directly spoke to people, they all would become obedient before his ‘voice,’ and they would fall before he exposed them with his word, just as Paul fell in the light on the way to Damascus. If God still worked in that way, people could never know their corruption through the judgment of his word and thus be saved. Only through being incarnated can God personally speak his word to each person, so that all those who have ears can hear his word and accept the work of the judgment of his word. This is the result achieved through his word. The Spirit will not appear to people to ‘frighten them to death.’ Only through such a practical but supernatural work can the old nature hidden in people’s innermost being for many years be exposed, so that they can fully know it and have it transformed. … God is incarnated simply because his flesh can also have authority and can practically work among people, so that they can see and touch him. Doing the work in such a way is much more practical than God’s Spirit who has all authority doing the work directly, and the results of the work are obvious. This is because the incarnated flesh can speak and work practically while his outward form does not have authority and all people can approach him, but he essentially has authority, which no </text:span><text:soft-page-break/><text:span text:style-name="T1">one can see. When he speaks and works, people still cannot discover that he has authority. This will be more beneficial to his doing the works practically. All these practical works of his can achieve the results. Although no one knows that he has authority and they cannot see that he is intolerant of offense or see his wrath, he achieves the results of his speaking just through his hidden authority, hidden wrath, and open word. This means that he causes people to be sincerely convinced through the tones of his speaking, the severity of his speaking, and all the wisdom of his word. Thus, all people become obedient under the word of the incarnated God who seems to have no authority. Then God will have achieved his purpose of saving people. This is another aspect of the significance of his incarnation: speaking more practically, and causing the reality of his word to achieve the results in people so that they will see the power of his word”</text:span> (The Word Has Appeared in the Flesh). From this we see that God’s doing the end-time work of judgment through being incarnated is most beneficial to us corrupt mankind. Corrupt mankind needs even more the salvation of the incarnated God.</text:p>
      <text:p text:style-name="P3">Third, the end-time work is done through being incarnated, not in the form of the Spirit; this is decided according to the nature of the Spirit’s working and that of the flesh’s working.</text:p>
      <text:p text:style-name="P3">While doing work on people, the Spirit can only inspire, enlighten, move, and guide them, and can only give them a roughly similar idea. Thus, it is difficult for people with mind and thinking, who have been deeply corrupted by satan, to accurately sense God’s intention. When God is incarnated to personally do the work among people, he can directly tell them his precise intentions, and they do not need to imagine or guess. From this we can see that to people to be saved, it is more profitable for God to work through being incarnated than in the form of the Spirit. As Almighty God says: “<text:span text:style-name="T1">To people to be saved, the value of the Spirit is far inferior to that of the flesh. The working of the Spirit can involve the entire universe and reach mountains, rivers, and lakes, but the working of the flesh can more effectively involve every person who contacts him. Moreover, the flesh with form and image can better gain people’s understanding and trust, deepen their knowledge of God, and deepen their impression of God’s practical deeds. The working of the Spirit is mysterious and unfathomable. Ordinary mortals cannot predict it, much less see it, but can only imagine it. The working of the flesh is normal, practical, and full of wisdom. It is something that ordinary mortals can see with their own eyes. People can all personally taste God’s wisdom in doing the work, and there is no need at all for them to use their rich imagination. This is the precision and real value of the working of the God in the flesh. The Spirit can only do some things invisible and unimaginable to man, such as the inspiration of the Spirit, the moving of the Spirit, and the guidance of the Spirit. However, as for people with mind and thinking, these works of the Spirit cannot give them a clear idea. They can only give them a moving or a roughly similar idea but cannot give them verbal instructions. But God’s working in the flesh is greatly different from this. When he works in the flesh, he can give people precise verbal guidance, tell them his clear intentions, and give them clear goals to reach. People do not need to grope for or imagine, much less guess. This is the clarity of the working of the flesh, which is greatly different from the working of the Spirit. The working of the Spirit is only applicable within a limited scope and cannot replace the working of the flesh. The precise goals that the working of the flesh requires people to reach and its real value for their gaining knowledge far surpass the precision and the real value of the working of the Spirit. To corrupt people, only precise words, clear goals to pursue, and visible and tangible work are most valuable work. Only realistic work and timely guidance can suit people’s needs. Only practical work can save people from their corrupt and fallen nature. These can only be achieved by the incarnated God. Only the incarnated God can save people from their corrupt and fallen old nature. Although the Spirit is God’s original substance, such work can only be achieved through the flesh. If the Spirit alone did the work, the results of the work could not be achieved. This is an obvious fact. Although most people become God’s enemies because of this flesh, when this flesh finishes all her work, those who are hostile to her will no longer be her enemies but on the contrary become her witnesses, the witnesses conquered by her and the witnesses who are in harmony with her and who cannot be separated from her.” “The greatest advantage of doing the work in the flesh is that he can leave with his followers his precise words, his precise charges, and his precise intentions for mankind. Only then can his followers spread all his work done in the flesh and his intentions for all mankind in a more precise and practical way to everyone who accepts this way. Only when the God in the flesh works among people has the fact been actualized that God is with and lives with people and has the wish been realized that people all see God’s face, see God’s working, and hear God’s own speaking. The incarnated God has ended the age when ‘there was only Jehovah’s back appearing to mankind’ and ended the age when mankind believed in vague gods.” “…the incarnated God is more important to mankind than any other man of value. Because she can do the work that the Spirit of God cannot do, she can better bear God’s own testimony than the Spirit of God, and she can better gain mankind thoroughly than the Spirit of God…”</text:span> (The Word Has Appeared in the Flesh). Almighty God’s words make us understand that God’s doing the work through being incarnated in the end time is determined by the nature of the flesh’s working. In other words, God’s being incarnated to do <text:soft-page-break/>the work is even more beneficial to corrupt mankind’s understanding of God’s intentions and receiving God’s salvation.</text:p>
      <text:p text:style-name="P3">Let us read another passage of Almighty God’s word. Almighty God says: “<text:span text:style-name="T1">God can save corrupt man from satan’s power and influence, but this work cannot be achieved by God’s Spirit directly. Rather, it is a work that can only be done by the flesh in which God’s Spirit was clothed, the incarnated flesh of God. This flesh is both man and God, both a man with normal humanity and God with full divinity. So, although this flesh is not the Spirit of God and is greatly different from the Spirit, the One who saves man is still the incarnated God Godself, who is both Spirit and flesh. No matter how she is addressed, it is God Godself who saves mankind. This is because God’s Spirit and flesh are indivisible; it is a work done by the flesh and done by the Spirit of God, but it is simply that it is not done by him as the Spirit but as the flesh. When the work needs to be done by the Spirit directly, he does not need to be incarnated. When the work needs to be done by the flesh, it cannot be done by the Spirit directly but can only be done through being incarnated. All this is due to the need of the work and the need of corrupt mankind. In the three-stage work, only one stage is done by the Spirit directly, while the other two stages are done by the incarnated God, not done by the Spirit directly. The work of the law done by the Spirit did not involve transforming man’s corrupt nature or man’s knowing God. However, the works done by the flesh in the Age of the Grace and the Age of the Kingdom involve transforming man’s corrupt nature and man’s knowing God. All the works done by the flesh are important and crucial parts of the work of salvation. Therefore, corrupt mankind needs even more the salvation of the incarnated God and the work directly done by the incarnated God. Mankind needs the shepherding, sustaining, watering, feeding, judgment, and chastisement of the incarnated God and needs more grace and greater redemption of the incarnated God. Only the God in the flesh can be man’s intimate friend, man’s shepherd, and man’s ever-present help. All these explain the necessity of the present and previous incarnation”</text:span> (The Word Has Appeared in the Flesh). From God’s words, we see that God’s end-time conquering and perfecting work has to be done through being incarnated. Only when God is incarnated to do the work can corrupt mankind receive God’s direct supply and receive God’s personal shepherding, sustaining, watering, and feeding. In other words, only when God does the work through being incarnated can better results of saving man be achieved.</text:p>
      <text:p text:style-name="P3">Brothers and sisters, whether a stage of God’s work is done in the form of the Spirit or through being incarnated, it is determined according to the need of the work, the need of corrupt mankind, and the different natures of the Spirit’s working and the flesh’s working. All in all, no matter what way of working God chooses, it is to better save man, is most beneficial to man, and is most appropriate. We simply need to obey it. If we do so, we will receive God’s blessings and receive the great salvation God has brought us in the end time. Finally, let us enjoy one more passage of Almighty God’s word: “<text:span text:style-name="T1">This time God has not come to do the work in a spiritual body but in a very ordinary body, a body in which God is incarnated the second time, a body in which God returns in the flesh, a very ordinary flesh. You cannot see anything in her that is different from others. But you can receive from her the truth that you have never heard. Such a small flesh is the very embodiment of all the words of truth of God, the undertaker of God’s end-time work, and the expression through which men know God’s entire nature. Don’t you want very much to see the God in heaven? Don’t you want very much to know about the God in heaven? Don’t you want very much to know mankind’s destination? She can tell you all these secrets that no one can ever tell you. And she can explain to you the truth that you do not understand. She is the gate through which you enter into the kingdom and the guide through whom you enter into the new age. In this ordinary flesh there are many mysteries that man cannot fathom, and everything she does is unfathomable to you. But from the entire goal of the work she does, you can readily see that she is not a simple flesh as people consider her to be. For she represents God’s intention in the end time and represents God’s care for mankind in the end time. Although you cannot see that her speaking shakes heaven and earth, you cannot see that her eyes are like a flame of fire, and you are not under the ruling of her iron rod, nevertheless, you can from her speaking know that God is furious, know that God is merciful to mankind, see God’s righteous nature, see God’s wisdom, and even more feel God’s care for all mankind. The work God does in the last days is to cause men to see on earth the God in heaven living among them and cause them to know God, obey God, fear God, and love God. For this reason, he has returned in the flesh the second time. Although the God people see today looks the same as man, and the God they see today is one with a nose and eyes and is a very unimpressive God, ultimately God will cause you to see that without the existence of this person, heaven and earth will undergo tremendous change, and that without the existence of this person, heaven will become dark, earth will become chaotic, and all mankind will live in famine and plague. God will cause you to see that if the God incarnated in the end time had not come to save you, then he would have long since destroyed all people in hell, and that without the existence of this flesh, you would forever be arch-criminals and corpses. You should know that without the existence of this flesh, the whole mankind could not escape a great catastrophe or escape God’s severer punishment on mankind in the end time. Without the birth of this ordinary flesh, you would all seek survival but could not survive </text:span><text:soft-page-break/><text:span text:style-name="T1">and seek death but could not die. Without the existence of this flesh, today you would not have been able to receive the truth and come before God’s throne, but on the contrary you would all have been punished by God for being grievously sinful. Do you know that no one would have the opportunity to receive salvation if God had not returned in the flesh, and God would have long since ended the old age if this flesh had not come? So, can you still refuse God’s second incarnation? Since this ordinary person is so beneficial to you, why not accept her readily?”</text:span> (The Word Has Appeared in the Flesh).</text:p>
      <text:p text:style-name="P3"/>
      <text:h text:style-name="Heading_20_1" text:outline-level="1">Question (24) The Bible prophesies that the Lord will come again as the “bridegroom” to marry the “bride.” However, you say that God is incarnated this time as a female. How can a female be the “bridegroom”?</text:h>
      <text:p text:style-name="P3"/>
      <text:p text:style-name="P3"><text:span text:style-name="T1">Answer:</text:span> It is understandable that we have such a view, for we all live in this human world, and the fact we see is that all the “bridegrooms” are male and all the “brides” are female. However, we should not lose sight of a very simple yet very important point: God is the Creator and he and the created beings are not of the same kind. As such, how can we apply the rules of the human world to God? If we understand the prophecy concerning God’s coming in the same way as we see the bridegroom marry the bride in the world, doesn’t it show that we are too lacking in sense and insight?</text:p>
      <text:p text:style-name="P3">Let us think about this carefully: If we say that God must come as a male and only a male can be called the “bridegroom,” then by analogy, the “bride” must be a female and thus should be the sisters. If so, could any of the brothers, as males, be qualified to go to attend the wedding supper of the Lamb as the “bride”? Wouldn’t they all be the ones left by the “bridegroom” in the darkness to weep? Hence, our imagination is completely unreasonable, and it is absolutely not the meaning of the prophecy in the Bible. God is the Lord of all created beings and God is the God of all males and females. How could he possibly save only the females and not the males? Therefore, the “bride” does not refer to the female. Since the “bride” does not refer to the female, how can the “bridegroom” refer to a male? So, if we think that the “bridegroom” refers to a male, it is purely our imagination and is not the meaning of the prophecy at all. Some people may say, “The ‘bride’ typifies the church. Everyone, whether a brother or a sister, is in it and is a member of the ‘bride.’” Such an understanding is completely correct. Since we know that the “bride” typifies the church and that both brothers and sisters are eligible to be the “bride,” we should even more know that the “bridegroom” typifies Christ. Christ is the incarnated flesh of God and is God’s Spirit realized in the flesh. With God there is no gender difference. Whether this flesh is a male or a female, he can represent God as long as he is the flesh in which God is clothed. Isn’t Christ, whether a male or a female, the God in the flesh? Since he is the God in the flesh, Christ, how can he not be the “bridegroom”? If we think that the “bridegroom” must be a male, aren’t we viewing it from a worldly point of view? How can we measure God and God’s affairs by the worldly view? For example, Revelation 14:4 prophesies that the ones whom God wants are those who “kept themselves pure” and who “did not defile themselves with women”; Revelation 19:7-8 says that the one whom the Lamb is to marry is the “bride”; and Matthew 25:1 prophesies that the ones whom the “bridegroom” comes to marry are the “virgins.” If we view these from a worldly point of view, aren’t only the unmarried brothers the ones who “kept themselves pure”? Aren’t only the unmarried sisters considered to be the “virgins”? If it is so, isn’t it extremely absurd? We know that the “bride,” the “virgins,” and the “male child” all have their prophetic meanings. They have nothing to do with gender, and they do not refer to gender. In the same way, the “bridegroom” typifies Christ, and it does not involve gender either. It cannot be said that the “bridegroom” must be a male. We have to know that Christ is the incarnated flesh of God’s Spirit, and with God there is no gender difference. When God’s Spirit comes, he can put on the form of a male or a female; but whether a male or a female, the flesh in which God’s Spirit is clothed is Christ. Since he is Christ, he is undoubtedly the “bridegroom.” This is obvious.</text:p>
      <text:p text:style-name="P3">Brothers and sisters, through the above fellowship we should understand that when the Bible prophesies that the Lord will come again as the “bridegroom” to marry the “bride,” the “bridegroom” here refers to Christ and has nothing to do with the gender of the incarnated flesh of God. We all know that Genesis 1:27 says: “So God created man in his own image, in the image of God he created him; male and female he created them.” Therefore, God has been incarnated twice as a male and a female he had created in the beginning. However, the substance of the incarnated God is the same regardless of the gender. It is only because God has to be incarnated to do the work that he takes on the form of a male or a female. Almighty God says: “<text:span text:style-name="T1">Every stage of the work God does has its practical significance. At that time when Jesus came, he was a male. When God comes this time, he is a female. From this you can see that God’s creating both male and female can be for his work and that with God there is no gender difference. When his Spirit comes, he can </text:span><text:soft-page-break/><text:span text:style-name="T1">put on either flesh and this flesh can represent him. Whether this flesh is a male or a female, he can represent God as long as he is the incarnated flesh of God. If Jesus had come as a female, that is, if a female baby but not a male baby had been conceived by the Holy Spirit at that time, she could have accomplished that stage of the work just the same. … Both stages of the work are meaningful. They do not repeat and yet do not contradict each other. When Jesus did the work at that time, he was called the only begotten Son. Since he was called ‘Son,’ he was a male. Why is God not called the only begotten Son in this stage? Because he has been incarnated in a different gender from Jesus’ according to the need of the work. With God there is no gender difference. He does whatever he wants to do. He does his work free from any restrictions and in a very free manner, yet either stage of his work has its practical significance”</text:span> (The Word Has Appeared in the Flesh). Dear brothers and sisters, we believe that, as long as we ponder Almighty God’s words carefully, we will receive inspiration and enlightenment from the Holy Spirit and understand that God’s being incarnated as a female in the end time is so meaningful.</text:p>
      <text:p text:style-name="P3"/>
      <text:h text:style-name="Heading_20_1" text:outline-level="1">Question (25) Why don’t you make the way you preach public if it is the true way?</text:h>
      <text:p text:style-name="Text_20_body"><text:span text:style-name="T1">Answer:</text:span> Dear brothers and sisters, Proverbs 25:2 says, “It is the glory of God to conceal a matter….” This shows God’s wisdom in doing his work. Of course, to truly understand why God does his work in a hidden way, we need to look at how the Lord Jesus did the work in the Age of the Grace and how the Jews and King Herod treated the Lord Jesus. First, let us recall what the circumstances were like when Jesus Christ was born (cf. Matthew 2): During the time of King Herod, when Jerusalem learned from the Magi from the east that the Lord Jesus had been born in Bethlehem, not only King Herod was disturbed (because he was afraid of his kingship being taken away), but all Jerusalem were disturbed (because the coming of the Lord was greatly against their expectation and was utterly contrary to their notions). To kill Jesus, King Herod gave orders to kill all the boys in Bethlehem and its vicinity who were two years old and under. In this situation, God told Joseph to take Jesus and Mary and escape to Egypt late at night. Thus we see that the whole mankind did not know God, much less welcome God’s coming, and their means of resisting God was so cruel. Later, when the Lord Jesus began to fulfill his ministry, he publicly taught and preached the gospel everywhere. He preached publicly for the sake of his gospel work, and he contacted the Pharisees for accomplishing his work of being crucified to redeem all mankind. Although that stage of the work was done publicly, the Lord Jesus also worked in a hidden way when necessary. For example, Matthew 8:4 records that, after healing a man with leprosy, Jesus said to him, “See that you don’t tell anyone. But go, show yourself to the priest and offer the gift Moses commanded, as a testimony to them.” And Matthew 9:30 says that, after healing two blind men, Jesus “warned them sternly, ‘See that no one knows about this.’” In Matthew 16:13­­­-20, it says, “…he [Jesus] asked his disciples, ‘Who do people say the Son of Man is?’ … Simon Peter answered, ‘You are the Christ, the Son of the living God.’ …he warned his disciples not to tell anyone that he was the Christ.” Also, Matthew 17:9 records: (Jesus led his disciples up a high mountain by themselves, and there he was transfigured before them.) “As they were coming down the mountain, Jesus instructed them, ‘Don’t tell anyone what you have seen, until the Son of Man has been raised from the dead.’” From the above verses, we can easily see that sometimes the Lord Jesus also worked in a hidden way because of the need of the work, and this is God’s wisdom. On the one hand, it was because some things, such as Jesus’ identity, could not be known by the people too early lest greater disturbances be caused and hinder God’s work. On the other hand, it was because the Pharisees were then going everywhere to arrest Jesus and trying to frame him, yet Jesus’ work on earth hadn’t been accomplished and the time for him to be crucified had not yet come. Therefore, Jesus strictly warned the people not to tell others about what they had seen and heard lest God’s work be frustrated. But people did not understand God’s intention, and they even misunderstood him. They thought: Since you are Christ, God, why don’t you make what you do public? Even Jesus’ “brothers” did not understand him, and they said, “You ought to leave here and go to Judea, so that your disciples may see the miracles you do. No one who wants to become a public figure acts in secret. Since you are doing these things, show yourself to the world” (John 7:3, 4). By these we see that the people simply did not know God’s work or understand God’s intention. Today, God returning in the flesh carries out his work in a hidden way, yet what he faces are still people’s misunderstanding, rejection, resistance and condemnation, and people still do not understand his intention. Thus we can see that, whether yesterday or today, people’s notion about God is the same. Their view is that since you are God and you come to save man, you should not “act in secret” or do things “in a sneaky way,” but should make everything public so that all people can see and know about it. However, who knows God’s wisdom in doing his work? And who understands God’s kind intention?</text:p>
      <text:p text:style-name="P3">Brothers and sisters, let us think about this: In Judea, a nation that believed in God, people even resisted, rejected, persecuted, and humiliated Jesus when he worked there and eventually nailed him onto the cross; how could people today <text:soft-page-break/>in China, an atheistic and dictatorial country, welcome God’s coming and allow God’s existence when he works here? Now we will not talk about those unbelievers who simply do not acknowledge God’s existence. Let’s talk first about us believers in God. We all know about Jesus’ second coming and are all waiting for this moment to come. However, when Jesus has returned to the world and brought the work that does not match people’s notions, what are people’s attitudes toward God? Has anyone sought with a humble heart? Has anyone humbled himself to investigate? Hardly anyone! Before they knew anything about it, they followed the herd and shouted, “They sneak around all day long and never do things openly. Could this be the true way?” And they even beat or report to the police those who preach the kingdom gospel, using various contemptible means to resist the work of Almighty God. The means by which the people of today resist God have surpassed those taken by the Pharisees of that time. The believers in God even condemn, blaspheme, resist, and persecute God, let alone those unbelievers who do not acknowledge God’s existence at all. If Almighty God did the work publicly in this atheistic country and on all who believe in God yet do not know God (those who believe in Jesus yet resist Almighty God), it can be well imagined how greatly God’s work would be hindered. Therefore, to avoid temptations, to successfully accomplish his work in the flesh in the country of the great red dragon, to better save man, and to keep the group of people who follow him from disturbances and persecutions, God chooses to do the work in a hidden way during the period when he does the work of salvation in China. This is the great wisdom of God. Almighty God says: “…<text:span text:style-name="T1">because this time God comes into the flesh to do her work and was born in the place inhabited by the great red dragon, she comes to earth this time at a greater risk. She is confronted with swords, bludgeons, temptations, and people with murderous looks, and she might be killed at any time.” “Who can understand God’s eager intention? No wonder that God is incarnated in an extremely hidden way. In such a dark society where the devils are brutal and inhuman, how could the murderous archfiend allow the lovely, kind, and holy God to exist? How could it clap and cheer for the coming of God?” “In the Age of the Grace, he publicly preached everywhere for the sake of his gospel work, and he contacted the Pharisees for the sake of his work of crucifixion. If he had not contacted the Pharisees and all those in power had not known him, how could he have been condemned and then betrayed and crucified? So, at that time he contacted the Pharisees for the sake of his crucifixion, and today he does his work in a hidden way for the sake of avoiding temptations. The work and the significance of the two incarnations are different and the environments they are in are different, so how could the works they do be exactly the same?” “This work is only done among you and is only open to you. None of the unbelievers knows it, because the time has not come. Even when you have almost been made complete through experiencing chastisement, the outsiders know nothing about it. This work is too hidden! The incarnated God is hidden from them, but she is open to the people in this stream. Although everything God does is open, revealed, and released, this is only true when his believers are concerned, and to the unbelievers, nothing is open. The work done here today is concealed closely and kept unknown to them. If they knew it, they would only condemn and persecute it, and they would not believe it. It is not easy to do the work in the country of the great red dragon, that is, in this most backward place. If the work were done in an open way, it could not be carried on. The work at this stage is simply not allowable in this place. If it were done in an open way, how could they allow that? Wouldn’t I be running a greater risk? If this work were not done in a hidden way but done as Jesus healed the sick and drove out demons in a dramatic way at that time, wouldn’t it have been ‘captured’ by the devils long ago? Would they allow God’s existence? If today I went to preach and teach people in the churches, wouldn’t I have been shredded into pieces long ago? In that case, how could the work be carried on? Now I do not perform any signs and wonders publicly just for the purpose that the work can be kept hidden. That is why the unbelievers cannot see, know, or discover it. If the work at this stage were done as Jesus did the work in the Age of the Grace, then it could not proceed steadily like now. Therefore, the work being done in such a hidden way is beneficial to you and to all the work. When God’s work on earth ends, that is, when this hidden work ends, the work at this stage will explode. And everyone will know that there are a group of people in China who have overcome and that God was incarnated in China and his work has been concluded”</text:span> (The Word Has Appeared in the Flesh). From Almighty God’s words, we see that whether in the Age of the Grace or in the Age of the Kingdom of the end time, God’s hidden work embodies God’s wisdom and is very meaningful. In fact, no matter what work God does, and no matter how God’s work does not match man’s notions, we should believe that what God does is right, for his thoughts are higher than man’s thoughts and his wisdom is unfathomable to any man, and everything he does is love and salvation for man. God’s hidden work of the end time embodies God’s great wisdom and wonder in doing his work. It is because God works in a hidden way that all who have accepted God’s end-time work can enjoy his word in a relatively secure environment and receive his salvation. Therefore, it is of profound significance for God to do the hidden work of the end time.</text:p>
      <text:p text:style-name="P3">In fact, now, the time when God does the work in a hidden way is the best time for us to enjoy his word, experience his work, and be purified by him. When God does the work publicly, he will reward good and punish evil. If we never drop our notion about God working in a hidden way and even condemn and resist his end-time work, then will Almighty God <text:soft-page-break/>“reward” or “punish” us when he does the work publicly? Even if we wake up by then, it will be too late. As Revelation 1:7 says: “Look, he is coming with the clouds, and every eye will see him, even those who pierced him; and all the peoples of the earth will mourn because of him. So shall it be! Amen.” And Matthew 24:30 says: “At that time the sign of the Son of Man will appear in the sky, and all the nations of the earth will mourn….” When these verses are fulfilled, that is, when the day of the Lord which we expect in our notions comes, to the people who have been expecting the Lord’s return yet resisting and condemning Almighty God, what God brings will not be a good news that causes them to rejoice and leap for joy but a bad news that makes them weep and gnash their teeth. They have believed in the Lord for many years and have undergone countless sufferings, but when the judgment of God’s great day comes, they will die in their notions and imaginations. Won’t it be too sad? We should know that God is righteous. All those who can accept the truth and be purified during the period when God does the work in a hidden way will receive God’s final salvation and enjoy God’s eternal blessings. As for those who refuse to accept God’s hidden work of the end time but wait for God’s coming publicly, only God’s everlasting punishment will come upon them. Brothers and sisters, facing God’s present hidden work, what will you choose? Will you continue holding on to the erroneous view, “the way that is not made public is not the true way,” or will you wake up to your error and come before Almighty God without delay to accept his end-time work of judgment and purification?</text:p>
      <text:p text:style-name="Text_20_body"/>
      <text:p text:style-name="P3"/>
      <text:p text:style-name="P3"/>
      <text:p text:style-name="P3"/>
      <text:p text:style-name="Text_20_body"/>
      <text:p text:style-name="P3"/>
      <text:p text:style-name="Text_20_body"/>
      <text:p text:style-name="Text_20_body"/>
      <text:p text:style-name="P3"><text:span text:style-name="T1"/></text:p>
      <text:p text:style-name="Text_20_body"/>
      <text:p text:style-name="P3"/>
      <text:p text:style-name="P3"/>
      <text:p text:style-name="Text_20_body"/>
      <text:p text:style-name="P3"/>
      <text:p text:style-name="P6"/>
      <text:p text:style-name="P3"/>
      <text:p text:style-name="P4"/>
      <text:p text:style-name="Text_20_body"/>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0402in" fo:text-align="justify" style:justify-single-word="false" fo:text-indent="0.2201in" style:auto-text-indent="false"/>
      <style:text-properties style:font-name="Times New Roman" fo:font-size="10.5pt"/>
    </style:style>
    <style:style style:name="Heading" style:family="paragraph" style:parent-style-name="Standard" style:next-style-name="Text_20_body" style:class="text">
      <style:paragraph-properties fo:margin-left="0in" fo:margin-right="0in" fo:margin-top="0.1665in" fo:margin-bottom="0.0835in" fo:text-align="center" style:justify-single-word="false" fo:text-indent="0in" style:auto-text-indent="false" fo:keep-with-next="always"/>
      <style:text-properties style:font-name="Liberation Sans" fo:font-size="12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402in"/>
      <style:text-properties style:font-name="Times New Roman" fo:font-size="10.5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Right" style:family="paragraph" style:parent-style-name="Standard" style:class="text">
      <style:paragraph-properties fo:text-align="end" style:justify-single-word="false"/>
    </style:style>
    <style:style style:name="Heading_20_1" style:display-name="Heading 1" style:family="paragraph" style:parent-style-name="Heading" style:next-style-name="Text_20_body" style:default-outline-level="1" style:class="text">
      <style:paragraph-properties fo:margin-left="0in" fo:margin-right="0in" fo:text-indent="0in" style:auto-text-indent="false"/>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6in" style:type="center"/>
          <style:tab-stop style:position="7.2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font-size="9pt" style:font-size-asian="9pt" style:font-size-complex="9pt"/>
    </style:style>
    <style:style style:name="MP2" style:family="paragraph" style:parent-style-name="Footer">
      <style:paragraph-properties fo:text-align="center" style:justify-single-word="false"/>
      <style:text-properties fo:font-size="9pt" style:font-size-asian="9pt" style:font-size-complex="9pt"/>
    </style:style>
    <style:page-layout style:name="Mpm1">
      <style:page-layout-properties fo:page-width="8.5in" fo:page-height="11in" style:num-format="1" style:print-orientation="portrait" fo:margin-top="0.65in" fo:margin-bottom="0.55in" fo:margin-left="0.65in" fo:margin-right="0.65in" style:writing-mode="lr-tb" style:footnote-max-height="0in">
        <style:footnote-sep style:width="0.0071in" style:distance-before-sep="0.0398in" style:distance-after-sep="0.0398in" style:adjustment="left" style:rel-width="25%" style:color="#000000"/>
      </style:page-layout-properties>
      <style:header-style>
        <style:header-footer-properties svg:height="0.2402in" fo:margin-left="0in" fo:margin-right="0in" fo:margin-bottom="0.0402in" style:dynamic-spacing="false"/>
      </style:header-style>
      <style:footer-style>
        <style:header-footer-properties svg:height="0.2402in" fo:margin-left="0in" fo:margin-right="0in" fo:margin-top="0.0402in" style:dynamic-spacing="false"/>
      </style:footer-style>
    </style:page-layout>
  </office:automatic-styles>
  <office:master-styles>
    <style:master-page style:name="Standard" style:page-layout-name="Mpm1">
      <style:header>
        <text:p text:style-name="MP1"><text:chapter text:display="name" text:outline-level="1">Question (25) Why don’t you make the way you preach public if it is the true way?</text:chapter> </text:p>
      </style:header>
      <style:footer>
        <text:p text:style-name="MP2"><text:page-number text:select-page="current">5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09-03-16T18:41:43</meta:creation-date>
    <dc:date>2010-09-11T12:04:45.34</dc:date>
    <meta:editing-duration>PT11H13M48S</meta:editing-duration>
    <meta:editing-cycles>18</meta:editing-cycles>
    <meta:generator>OpenOffice.org/3.1$Win32 OpenOffice.org_project/310m11$Build-9399</meta:generator>
    <meta:print-date>2009-03-17T18:15:18</meta:print-date>
    <dc:creator>Barry McCall</dc:creator>
    <meta:document-statistic meta:table-count="0" meta:image-count="0" meta:object-count="0" meta:page-count="57" meta:paragraph-count="182" meta:word-count="61438" meta:character-count="331328"/>
  </office:meta>
</office:document-meta>
</file>